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275in" fo:break-before="auto" fo:break-after="auto" table:align="margins" fo:background-color="transparent" fo:keep-with-next="auto" style:may-break-between-rows="true" table:border-model="collapsing">
        <style:background-image/>
      </style:table-properties>
    </style:style>
    <style:style style:name="Table1.A" style:family="table-column">
      <style:table-column-properties style:column-width="0.975in" style:rel-column-width="19517*"/>
    </style:style>
    <style:style style:name="Table1.B" style:family="table-column">
      <style:table-column-properties style:column-width="2.3in" style:rel-column-width="46018*"/>
    </style:style>
    <style:style style:name="Table1.1" style:family="table-row">
      <style:table-row-properties fo:background-color="#dfcce4" fo:keep-together="auto">
        <style:background-image/>
      </style:table-row-properties>
    </style:style>
    <style:style style:name="Table1.A1" style:family="table-cell" style:data-style-name="N100">
      <style:table-cell-properties fo:background-color="#009353" fo:padding="0in" fo:border-left="0.75pt solid #009353" fo:border-right="none" fo:border-top="0.75pt solid #009353" fo:border-bottom="none" style:writing-mode="page">
        <style:background-image/>
      </style:table-cell-properties>
    </style:style>
    <style:style style:name="Table1.B1" style:family="table-cell" style:data-style-name="N100">
      <style:table-cell-properties fo:background-color="#009353" fo:padding="0in" fo:border-left="none" fo:border-right="0.75pt solid #009353" fo:border-top="0.75pt solid #009353" fo:border-bottom="none"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data-style-name="N100">
      <style:table-cell-properties fo:background-color="transparent" fo:padding="0in" fo:border-left="0.75pt solid #009353"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9353" fo:border-top="none" fo:border-bottom="none" style:writing-mode="page">
        <style:background-image/>
      </style:table-cell-properties>
    </style:style>
    <style:style style:name="Table1.A3" style:family="table-cell" style:data-style-name="N100">
      <style:table-cell-properties fo:background-color="#dddddd" fo:padding="0in" fo:border-left="0.75pt solid #009353"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9353" fo:border-top="none" fo:border-bottom="none" style:writing-mode="page">
        <style:background-image/>
      </style:table-cell-properties>
    </style:style>
    <style:style style:name="Table1.B4" style:family="table-cell">
      <style:table-cell-properties fo:background-color="transparent" fo:padding="0in" fo:border-left="none" fo:border-right="0.75pt solid #009353" fo:border-top="none" fo:border-bottom="none" style:writing-mode="page">
        <style:background-image/>
      </style:table-cell-properties>
    </style:style>
    <style:style style:name="Table1.A5" style:family="table-cell" style:data-style-name="N100">
      <style:table-cell-properties fo:background-color="#bee3d3" fo:padding="0in" fo:border-left="0.75pt solid #009353" fo:border-right="none" fo:border-top="none" fo:border-bottom="0.75pt solid #009353" style:writing-mode="page">
        <style:background-image/>
      </style:table-cell-properties>
    </style:style>
    <style:style style:name="Table1.B5"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4" style:family="table">
      <style:table-properties style:width="3.2708in" fo:break-before="auto" fo:break-after="auto" table:align="left" fo:keep-with-next="auto" style:may-break-between-rows="true" table:border-model="collapsing"/>
    </style:style>
    <style:style style:name="Table4.A" style:family="table-column">
      <style:table-column-properties style:column-width="1in"/>
    </style:style>
    <style:style style:name="Table4.B" style:family="table-column">
      <style:table-column-properties style:column-width="2.2708in"/>
    </style:style>
    <style:style style:name="Table4.1" style:family="table-row">
      <style:table-row-properties fo:keep-together="auto"/>
    </style:style>
    <style:style style:name="Table4.A1" style:family="table-cell" style:data-style-name="N100">
      <style:table-cell-properties fo:background-color="#faa61a" fo:padding="0in" fo:border-left="0.75pt solid #faa61a" fo:border-right="none" fo:border-top="0.75pt solid #faa61a" fo:border-bottom="none" style:writing-mode="page">
        <style:background-image/>
      </style:table-cell-properties>
    </style:style>
    <style:style style:name="Table4.B1" style:family="table-cell" style:data-style-name="N100">
      <style:table-cell-properties fo:background-color="#faa61a" fo:padding="0in" fo:border-left="none" fo:border-right="0.75pt solid #faa61a" fo:border-top="0.75pt solid #faa61a" fo:border-bottom="none" style:writing-mode="page">
        <style:background-image/>
      </style:table-cell-properties>
    </style:style>
    <style:style style:name="Table4.A2" style:family="table-cell" style:data-style-name="N100">
      <style:table-cell-properties fo:background-color="transparent" fo:padding="0in" fo:border-left="0.75pt solid #faa61a" fo:border-right="none" fo:border-top="none" fo:border-bottom="none" style:writing-mode="page">
        <style:background-image/>
      </style:table-cell-properties>
    </style:style>
    <style:style style:name="Table4.B2" style:family="table-cell">
      <style:table-cell-properties fo:background-color="transparent" fo:padding="0in" fo:border-left="none" fo:border-right="0.75pt solid #faa61a" fo:border-top="none" fo:border-bottom="none" style:writing-mode="page">
        <style:background-image/>
      </style:table-cell-properties>
    </style:style>
    <style:style style:name="Table4.A3" style:family="table-cell" style:data-style-name="N100">
      <style:table-cell-properties fo:background-color="#dddddd" fo:padding="0in" fo:border-left="0.75pt solid #faa61a" fo:border-right="none" fo:border-top="none" fo:border-bottom="none" style:writing-mode="page">
        <style:background-image/>
      </style:table-cell-properties>
    </style:style>
    <style:style style:name="Table4.B3" style:family="table-cell">
      <style:table-cell-properties fo:background-color="#dddddd" fo:padding="0in" fo:border-left="none" fo:border-right="0.75pt solid #faa61a" fo:border-top="none" fo:border-bottom="none" style:writing-mode="page">
        <style:background-image/>
      </style:table-cell-properties>
    </style:style>
    <style:style style:name="Table4.B4" style:family="table-cell">
      <style:table-cell-properties fo:background-color="transparent" fo:padding="0in" fo:border-left="none" fo:border-right="0.75pt solid #faa61a" fo:border-top="none" fo:border-bottom="none" style:writing-mode="page">
        <style:background-image/>
      </style:table-cell-properties>
    </style:style>
    <style:style style:name="Table4.B5" style:family="table-cell">
      <style:table-cell-properties fo:background-color="#dddddd" fo:padding="0in" fo:border-left="none" fo:border-right="0.75pt solid #faa61a" fo:border-top="none" fo:border-bottom="none" style:writing-mode="page">
        <style:background-image/>
      </style:table-cell-properties>
    </style:style>
    <style:style style:name="Table4.A6" style:family="table-cell" style:data-style-name="N100">
      <style:table-cell-properties fo:background-color="#fffbcc" fo:padding="0in" fo:border-left="0.75pt solid #faa61a" fo:border-right="none" fo:border-top="none" fo:border-bottom="0.75pt solid #faa61a" style:writing-mode="page">
        <style:background-image/>
      </style:table-cell-properties>
    </style:style>
    <style:style style:name="Table4.B6" style:family="table-cell">
      <style:table-cell-properties fo:background-color="#fffbcc" fo:padding="0in" fo:border-left="none" fo:border-right="0.75pt solid #faa61a" fo:border-top="none" fo:border-bottom="0.75pt solid #faa61a" style:writing-mode="page">
        <style:background-image/>
      </style:table-cell-properties>
    </style:style>
    <style:style style:name="Location_5f_Config" style:display-name="Location_Config" style:family="table">
      <style:table-properties style:width="3.2708in" fo:break-before="auto" fo:break-after="auto" table:align="left" fo:keep-with-next="auto" style:may-break-between-rows="true" table:border-model="collapsing"/>
    </style:style>
    <style:style style:name="Location_5f_Config.A" style:display-name="Location_Config.A" style:family="table-column">
      <style:table-column-properties style:column-width="1in"/>
    </style:style>
    <style:style style:name="Location_5f_Config.B" style:display-name="Location_Config.B" style:family="table-column">
      <style:table-column-properties style:column-width="2.2708in"/>
    </style:style>
    <style:style style:name="Location_5f_Config.1" style:display-name="Location_Config.1" style:family="table-row">
      <style:table-row-properties fo:keep-together="auto"/>
    </style:style>
    <style:style style:name="Location_5f_Config.A1" style:display-name="Location_Config.A1" style:family="table-cell" style:data-style-name="N100">
      <style:table-cell-properties fo:background-color="#00599d" fo:padding="0in" fo:border-left="none" fo:border-right="none" fo:border-top="none" fo:border-bottom="0.75pt solid #00599d" style:writing-mode="page">
        <style:background-image/>
      </style:table-cell-properties>
    </style:style>
    <style:style style:name="Location_5f_Config.A2" style:display-name="Location_Config.A2" style:family="table-cell" style:data-style-name="N100">
      <style:table-cell-properties fo:background-color="transparent" fo:padding="0in" fo:border-left="0.75pt solid #00599d" fo:border-right="none" fo:border-top="none" fo:border-bottom="none" style:writing-mode="page">
        <style:background-image/>
      </style:table-cell-properties>
    </style:style>
    <style:style style:name="Location_5f_Config.B2" style:display-name="Location_Config.B2" style:family="table-cell">
      <style:table-cell-properties fo:background-color="transparent" fo:padding="0in" fo:border-left="none" fo:border-right="0.75pt solid #00599d" fo:border-top="none" fo:border-bottom="none" style:writing-mode="page">
        <style:background-image/>
      </style:table-cell-properties>
    </style:style>
    <style:style style:name="Location_5f_Config.A3" style:display-name="Location_Config.A3" style:family="table-cell" style:data-style-name="N100">
      <style:table-cell-properties fo:background-color="#dddddd" fo:padding="0in" fo:border-left="0.75pt solid #00599d" fo:border-right="none" fo:border-top="none" fo:border-bottom="none" style:writing-mode="page">
        <style:background-image/>
      </style:table-cell-properties>
    </style:style>
    <style:style style:name="Location_5f_Config.B3" style:display-name="Location_Config.B3" style:family="table-cell">
      <style:table-cell-properties fo:background-color="#dddddd" fo:padding="0in" fo:border-left="none" fo:border-right="0.75pt solid #00599d" fo:border-top="none" fo:border-bottom="none" style:writing-mode="page">
        <style:background-image/>
      </style:table-cell-properties>
    </style:style>
    <style:style style:name="Location_5f_Config.A4" style:display-name="Location_Config.A4" style:family="table-cell" style:data-style-name="N100">
      <style:table-cell-properties fo:background-color="#adc5e7" fo:padding="0in" fo:border-left="0.75pt solid #00599d" fo:border-right="none" fo:border-top="0.75pt solid #00599d" fo:border-bottom="0.75pt solid #00599d" style:writing-mode="page">
        <style:background-image/>
      </style:table-cell-properties>
    </style:style>
    <style:style style:name="Location_5f_Config.B4" style:display-name="Location_Config.B4"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mongo_5f_shell_5f_options" style:display-name="mongo_shell_options" style:family="table">
      <style:table-properties style:width="3.2708in" fo:break-before="auto" fo:break-after="auto" table:align="left" fo:keep-with-next="auto" style:may-break-between-rows="true" table:border-model="collapsing"/>
    </style:style>
    <style:style style:name="mongo_5f_shell_5f_options.A" style:display-name="mongo_shell_options.A" style:family="table-column">
      <style:table-column-properties style:column-width="1in"/>
    </style:style>
    <style:style style:name="mongo_5f_shell_5f_options.B" style:display-name="mongo_shell_options.B" style:family="table-column">
      <style:table-column-properties style:column-width="2.2708in"/>
    </style:style>
    <style:style style:name="mongo_5f_shell_5f_options.A1" style:display-name="mongo_shell_options.A1" style:family="table-cell" style:data-style-name="N100">
      <style:table-cell-properties fo:background-color="#00599d" fo:padding="0in" fo:border-left="none" fo:border-right="none" fo:border-top="none" fo:border-bottom="0.75pt solid #00599d" style:writing-mode="page">
        <style:background-image/>
      </style:table-cell-properties>
    </style:style>
    <style:style style:name="mongo_5f_shell_5f_options.A2" style:display-name="mongo_shell_options.A2" style:family="table-cell" style:data-style-name="N100">
      <style:table-cell-properties fo:background-color="transparent" fo:padding="0in" fo:border-left="0.75pt solid #00599d" fo:border-right="none" fo:border-top="none" fo:border-bottom="none" style:writing-mode="page">
        <style:background-image/>
      </style:table-cell-properties>
    </style:style>
    <style:style style:name="mongo_5f_shell_5f_options.B2" style:display-name="mongo_shell_options.B2" style:family="table-cell">
      <style:table-cell-properties fo:background-color="transparent" fo:padding="0in" fo:border-left="none" fo:border-right="0.75pt solid #00599d" fo:border-top="none" fo:border-bottom="none" style:writing-mode="page">
        <style:background-image/>
      </style:table-cell-properties>
    </style:style>
    <style:style style:name="mongo_5f_shell_5f_options.A3" style:display-name="mongo_shell_options.A3" style:family="table-cell" style:data-style-name="N100">
      <style:table-cell-properties fo:background-color="#dddddd" fo:padding="0in" fo:border-left="0.75pt solid #00599d" fo:border-right="none" fo:border-top="none" fo:border-bottom="none" style:writing-mode="page">
        <style:background-image/>
      </style:table-cell-properties>
    </style:style>
    <style:style style:name="mongo_5f_shell_5f_options.B3" style:display-name="mongo_shell_options.B3" style:family="table-cell">
      <style:table-cell-properties fo:background-color="#dddddd" fo:padding="0in" fo:border-left="none" fo:border-right="0.75pt solid #00599d" fo:border-top="none" fo:border-bottom="none" style:writing-mode="page">
        <style:background-image/>
      </style:table-cell-properties>
    </style:style>
    <style:style style:name="mongo_5f_shell_5f_options.B4" style:display-name="mongo_shell_options.B4" style:family="table-cell">
      <style:table-cell-properties fo:background-color="transparent" fo:padding="0in" fo:border-left="none" fo:border-right="0.75pt solid #00599d" fo:border-top="none" fo:border-bottom="none" style:writing-mode="page">
        <style:background-image/>
      </style:table-cell-properties>
    </style:style>
    <style:style style:name="mongo_5f_shell_5f_options.5" style:display-name="mongo_shell_options.5" style:family="table-row">
      <style:table-row-properties fo:keep-together="auto"/>
    </style:style>
    <style:style style:name="mongo_5f_shell_5f_options.A5" style:display-name="mongo_shell_options.A5" style:family="table-cell" style:data-style-name="N100">
      <style:table-cell-properties fo:background-color="#adc5e7" fo:padding="0in" fo:border-left="0.75pt solid #00599d" fo:border-right="none" fo:border-top="0.75pt solid #00599d" fo:border-bottom="0.75pt solid #00599d" style:writing-mode="page">
        <style:background-image/>
      </style:table-cell-properties>
    </style:style>
    <style:style style:name="mongo_5f_shell_5f_options.B5" style:display-name="mongo_shell_options.B5"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crud_5f_legend" style:display-name="crud_legend" style:family="table">
      <style:table-properties style:width="3.2708in" fo:break-before="auto" fo:break-after="auto" table:align="left" fo:keep-with-next="auto" style:may-break-between-rows="true" table:border-model="collapsing"/>
    </style:style>
    <style:style style:name="crud_5f_legend.A" style:display-name="crud_legend.A" style:family="table-column">
      <style:table-column-properties style:column-width="1.125in"/>
    </style:style>
    <style:style style:name="crud_5f_legend.B" style:display-name="crud_legend.B" style:family="table-column">
      <style:table-column-properties style:column-width="2.1458in"/>
    </style:style>
    <style:style style:name="crud_5f_legend.A1" style:display-name="crud_legend.A1" style:family="table-cell" style:data-style-name="N100">
      <style:table-cell-properties fo:background-color="#009353" fo:padding="0in" fo:border-left="0.75pt solid #009353" fo:border-right="none" fo:border-top="0.75pt solid #009353" fo:border-bottom="none" style:writing-mode="page">
        <style:background-image/>
      </style:table-cell-properties>
    </style:style>
    <style:style style:name="crud_5f_legend.B1" style:display-name="crud_legend.B1" style:family="table-cell" style:data-style-name="N100">
      <style:table-cell-properties fo:background-color="#009353" fo:padding="0in" fo:border-left="none" fo:border-right="0.75pt solid #009353" fo:border-top="0.75pt solid #009353" fo:border-bottom="none" style:writing-mode="page">
        <style:background-image/>
      </style:table-cell-properties>
    </style:style>
    <style:style style:name="crud_5f_legend.A2" style:display-name="crud_legend.A2" style:family="table-cell" style:data-style-name="N100">
      <style:table-cell-properties fo:background-color="transparent" fo:padding="0in" fo:border-left="0.75pt solid #009353" fo:border-right="none" fo:border-top="none" fo:border-bottom="none" style:writing-mode="page">
        <style:background-image/>
      </style:table-cell-properties>
    </style:style>
    <style:style style:name="crud_5f_legend.B2" style:display-name="crud_legend.B2" style:family="table-cell">
      <style:table-cell-properties fo:background-color="transparent" fo:padding="0in" fo:border-left="none" fo:border-right="0.75pt solid #009353" fo:border-top="none" fo:border-bottom="none" style:writing-mode="page">
        <style:background-image/>
      </style:table-cell-properties>
    </style:style>
    <style:style style:name="crud_5f_legend.3" style:display-name="crud_legend.3" style:family="table-row">
      <style:table-row-properties fo:keep-together="auto"/>
    </style:style>
    <style:style style:name="crud_5f_legend.A3" style:display-name="crud_legend.A3" style:family="table-cell" style:data-style-name="N100">
      <style:table-cell-properties fo:background-color="#dddddd" fo:padding="0in" fo:border-left="0.75pt solid #009353" fo:border-right="none" fo:border-top="none" fo:border-bottom="none" style:writing-mode="page">
        <style:background-image/>
      </style:table-cell-properties>
    </style:style>
    <style:style style:name="crud_5f_legend.B3" style:display-name="crud_legend.B3" style:family="table-cell">
      <style:table-cell-properties fo:background-color="#dddddd" fo:padding="0in" fo:border-left="none" fo:border-right="0.75pt solid #009353" fo:border-top="none" fo:border-bottom="none" style:writing-mode="page">
        <style:background-image/>
      </style:table-cell-properties>
    </style:style>
    <style:style style:name="crud_5f_legend.B4" style:display-name="crud_legend.B4" style:family="table-cell">
      <style:table-cell-properties fo:background-color="transparent" fo:padding="0in" fo:border-left="none" fo:border-right="0.75pt solid #009353" fo:border-top="none" fo:border-bottom="none" style:writing-mode="page">
        <style:background-image/>
      </style:table-cell-properties>
    </style:style>
    <style:style style:name="crud_5f_legend.B5" style:display-name="crud_legend.B5" style:family="table-cell">
      <style:table-cell-properties fo:background-color="#dddddd" fo:padding="0in" fo:border-left="none" fo:border-right="0.75pt solid #009353" fo:border-top="none" fo:border-bottom="none" style:writing-mode="page">
        <style:background-image/>
      </style:table-cell-properties>
    </style:style>
    <style:style style:name="crud_5f_legend.B6" style:display-name="crud_legend.B6" style:family="table-cell">
      <style:table-cell-properties fo:background-color="transparent" fo:padding="0in" fo:border-left="none" fo:border-right="0.75pt solid #009353" fo:border-top="none" fo:border-bottom="none" style:writing-mode="page">
        <style:background-image/>
      </style:table-cell-properties>
    </style:style>
    <style:style style:name="crud_5f_legend.A7" style:display-name="crud_legend.A7" style:family="table-cell" style:data-style-name="N100">
      <style:table-cell-properties fo:background-color="#bee3d3" fo:padding="0in" fo:border-left="0.75pt solid #009353" fo:border-right="none" fo:border-top="none" fo:border-bottom="0.75pt solid #009353" style:writing-mode="page">
        <style:background-image/>
      </style:table-cell-properties>
    </style:style>
    <style:style style:name="crud_5f_legend.B7" style:display-name="crud_legend.B7"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query_5f_operators" style:display-name="query_operators" style:family="table">
      <style:table-properties style:width="3.2708in" fo:break-before="auto" fo:break-after="auto" table:align="left" fo:keep-with-next="auto" style:may-break-between-rows="true" table:border-model="collapsing"/>
    </style:style>
    <style:style style:name="query_5f_operators.A" style:display-name="query_operators.A" style:family="table-column">
      <style:table-column-properties style:column-width="1.25in"/>
    </style:style>
    <style:style style:name="query_5f_operators.B" style:display-name="query_operators.B" style:family="table-column">
      <style:table-column-properties style:column-width="2.0208in"/>
    </style:style>
    <style:style style:name="query_5f_operators.A1" style:display-name="query_operators.A1" style:family="table-cell" style:data-style-name="N100">
      <style:table-cell-properties fo:background-color="#faa61a" fo:padding="0in" fo:border-left="0.75pt solid #faa61a" fo:border-right="none" fo:border-top="0.75pt solid #faa61a" fo:border-bottom="none" style:writing-mode="page">
        <style:background-image/>
      </style:table-cell-properties>
    </style:style>
    <style:style style:name="query_5f_operators.B1" style:display-name="query_operators.B1" style:family="table-cell" style:data-style-name="N100">
      <style:table-cell-properties fo:background-color="#faa61a" fo:padding="0in" fo:border-left="none" fo:border-right="0.75pt solid #faa61a" fo:border-top="0.75pt solid #faa61a" fo:border-bottom="none" style:writing-mode="page">
        <style:background-image/>
      </style:table-cell-properties>
    </style:style>
    <style:style style:name="query_5f_operators.2" style:display-name="query_operators.2" style:family="table-row">
      <style:table-row-properties style:min-row-height="0.2938in"/>
    </style:style>
    <style:style style:name="query_5f_operators.A2" style:display-name="query_operators.A2" style:family="table-cell" style:data-style-name="N100">
      <style:table-cell-properties fo:background-color="transparent" fo:padding="0in" fo:border-left="0.75pt solid #faa61a" fo:border-right="none" fo:border-top="none" fo:border-bottom="none" style:writing-mode="page">
        <style:background-image/>
      </style:table-cell-properties>
    </style:style>
    <style:style style:name="query_5f_operators.B2" style:display-name="query_operators.B2" style:family="table-cell">
      <style:table-cell-properties fo:background-color="transparent" fo:padding="0in" fo:border-left="none" fo:border-right="0.75pt solid #faa61a" fo:border-top="none" fo:border-bottom="none" style:writing-mode="page">
        <style:background-image/>
      </style:table-cell-properties>
    </style:style>
    <style:style style:name="query_5f_operators.A3" style:display-name="query_operators.A3" style:family="table-cell" style:data-style-name="N100">
      <style:table-cell-properties fo:background-color="#dddddd" fo:padding="0in" fo:border-left="0.75pt solid #faa61a" fo:border-right="none" fo:border-top="none" fo:border-bottom="none" style:writing-mode="page">
        <style:background-image/>
      </style:table-cell-properties>
    </style:style>
    <style:style style:name="query_5f_operators.B3" style:display-name="query_operators.B3" style:family="table-cell">
      <style:table-cell-properties fo:background-color="#dddddd" fo:padding="0in" fo:border-left="none" fo:border-right="0.75pt solid #faa61a" fo:border-top="none" fo:border-bottom="none" style:writing-mode="page">
        <style:background-image/>
      </style:table-cell-properties>
    </style:style>
    <style:style style:name="query_5f_operators.B4" style:display-name="query_operators.B4" style:family="table-cell">
      <style:table-cell-properties fo:background-color="transparent" fo:padding="0in" fo:border-left="none" fo:border-right="0.75pt solid #faa61a" fo:border-top="none" fo:border-bottom="none" style:writing-mode="page">
        <style:background-image/>
      </style:table-cell-properties>
    </style:style>
    <style:style style:name="query_5f_operators.B5" style:display-name="query_operators.B5" style:family="table-cell">
      <style:table-cell-properties fo:background-color="#dddddd" fo:padding="0in" fo:border-left="none" fo:border-right="0.75pt solid #faa61a" fo:border-top="none" fo:border-bottom="none" style:writing-mode="page">
        <style:background-image/>
      </style:table-cell-properties>
    </style:style>
    <style:style style:name="query_5f_operators.B6" style:display-name="query_operators.B6" style:family="table-cell">
      <style:table-cell-properties fo:background-color="transparent" fo:padding="0in" fo:border-left="none" fo:border-right="0.75pt solid #faa61a" fo:border-top="none" fo:border-bottom="none" style:writing-mode="page">
        <style:background-image/>
      </style:table-cell-properties>
    </style:style>
    <style:style style:name="query_5f_operators.7" style:display-name="query_operators.7" style:family="table-row">
      <style:table-row-properties style:min-row-height="0.2938in" fo:keep-together="auto"/>
    </style:style>
    <style:style style:name="query_5f_operators.A7" style:display-name="query_operators.A7" style:family="table-cell" style:data-style-name="N100">
      <style:table-cell-properties fo:background-color="#fffbcc" fo:padding="0in" fo:border-left="0.75pt solid #faa61a" fo:border-right="none" fo:border-top="none" fo:border-bottom="0.75pt solid #faa61a" style:writing-mode="page">
        <style:background-image/>
      </style:table-cell-properties>
    </style:style>
    <style:style style:name="query_5f_operators.B7" style:display-name="query_operators.B7" style:family="table-cell">
      <style:table-cell-properties fo:background-color="#fffbcc" fo:padding="0in" fo:border-left="none" fo:border-right="0.75pt solid #faa61a" fo:border-top="none" fo:border-bottom="0.75pt solid #faa61a" style:writing-mode="page">
        <style:background-image/>
      </style:table-cell-properties>
    </style:style>
    <style:style style:name="Table2" style:family="table">
      <style:table-properties style:width="3.2708in" fo:break-before="auto" fo:break-after="auto" table:align="left" fo:keep-with-next="auto" style:may-break-between-rows="true" table:border-model="collapsing"/>
    </style:style>
    <style:style style:name="Table2.A" style:family="table-column">
      <style:table-column-properties style:column-width="0.8125in"/>
    </style:style>
    <style:style style:name="Table2.B" style:family="table-column">
      <style:table-column-properties style:column-width="2.4583in"/>
    </style:style>
    <style:style style:name="Table2.A1" style:family="table-cell" style:data-style-name="N100">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style:min-row-height="0.2938in"/>
    </style:style>
    <style:style style:name="Table2.A2" style:family="table-cell" style:data-style-name="N100">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data-style-name="N100">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table-cell-properties fo:background-color="#dddddd" fo:padding="0in" fo:border-left="none" fo:border-right="0.75pt solid #00599d" fo:border-top="none" fo:border-bottom="none" style:writing-mode="page">
        <style:background-image/>
      </style:table-cell-properties>
    </style:style>
    <style:style style:name="Table2.6" style:family="table-row">
      <style:table-row-properties style:min-row-height="0.2938in" fo:keep-together="auto"/>
    </style:style>
    <style:style style:name="Table2.A6" style:family="table-cell" style:data-style-name="N100">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stage_5f_operators" style:display-name="stage_operators" style:family="table">
      <style:table-properties style:width="3.2708in" fo:break-before="auto" fo:break-after="auto" table:align="left" fo:keep-with-next="auto" style:may-break-between-rows="true" table:border-model="collapsing"/>
    </style:style>
    <style:style style:name="stage_5f_operators.A" style:display-name="stage_operators.A" style:family="table-column">
      <style:table-column-properties style:column-width="0.9375in"/>
    </style:style>
    <style:style style:name="stage_5f_operators.B" style:display-name="stage_operators.B" style:family="table-column">
      <style:table-column-properties style:column-width="2.3333in"/>
    </style:style>
    <style:style style:name="stage_5f_operators.A1" style:display-name="stage_operators.A1" style:family="table-cell" style:data-style-name="N100">
      <style:table-cell-properties fo:background-color="#009353" fo:padding="0in" fo:border-left="0.75pt solid #009353" fo:border-right="none" fo:border-top="0.75pt solid #009353" fo:border-bottom="none" style:writing-mode="page">
        <style:background-image/>
      </style:table-cell-properties>
    </style:style>
    <style:style style:name="stage_5f_operators.B1" style:display-name="stage_operators.B1" style:family="table-cell" style:data-style-name="N100">
      <style:table-cell-properties fo:background-color="#009353" fo:padding="0in" fo:border-left="none" fo:border-right="0.75pt solid #009353" fo:border-top="0.75pt solid #009353" fo:border-bottom="none" style:writing-mode="page">
        <style:background-image/>
      </style:table-cell-properties>
    </style:style>
    <style:style style:name="stage_5f_operators.A2" style:display-name="stage_operators.A2" style:family="table-cell" style:data-style-name="N100">
      <style:table-cell-properties fo:background-color="transparent" fo:padding="0in" fo:border-left="0.75pt solid #009353" fo:border-right="none" fo:border-top="none" fo:border-bottom="none" style:writing-mode="page">
        <style:background-image/>
      </style:table-cell-properties>
    </style:style>
    <style:style style:name="stage_5f_operators.B2" style:display-name="stage_operators.B2" style:family="table-cell">
      <style:table-cell-properties fo:background-color="transparent" fo:padding="0in" fo:border-left="none" fo:border-right="0.75pt solid #009353" fo:border-top="none" fo:border-bottom="none" style:writing-mode="page">
        <style:background-image/>
      </style:table-cell-properties>
    </style:style>
    <style:style style:name="stage_5f_operators.A3" style:display-name="stage_operators.A3" style:family="table-cell" style:data-style-name="N100">
      <style:table-cell-properties fo:background-color="#dddddd" fo:padding="0in" fo:border-left="0.75pt solid #009353" fo:border-right="none" fo:border-top="none" fo:border-bottom="none" style:writing-mode="page">
        <style:background-image/>
      </style:table-cell-properties>
    </style:style>
    <style:style style:name="stage_5f_operators.B3" style:display-name="stage_operators.B3" style:family="table-cell">
      <style:table-cell-properties fo:background-color="#dddddd" fo:padding="0in" fo:border-left="none" fo:border-right="0.75pt solid #009353" fo:border-top="none" fo:border-bottom="none" style:writing-mode="page">
        <style:background-image/>
      </style:table-cell-properties>
    </style:style>
    <style:style style:name="stage_5f_operators.B4" style:display-name="stage_operators.B4" style:family="table-cell">
      <style:table-cell-properties fo:background-color="transparent" fo:padding="0in" fo:border-left="none" fo:border-right="0.75pt solid #009353" fo:border-top="none" fo:border-bottom="none" style:writing-mode="page">
        <style:background-image/>
      </style:table-cell-properties>
    </style:style>
    <style:style style:name="stage_5f_operators.B5" style:display-name="stage_operators.B5" style:family="table-cell">
      <style:table-cell-properties fo:background-color="#dddddd" fo:padding="0in" fo:border-left="none" fo:border-right="0.75pt solid #009353" fo:border-top="none" fo:border-bottom="none" style:writing-mode="page">
        <style:background-image/>
      </style:table-cell-properties>
    </style:style>
    <style:style style:name="stage_5f_operators.B6" style:display-name="stage_operators.B6" style:family="table-cell">
      <style:table-cell-properties fo:background-color="transparent" fo:padding="0in" fo:border-left="none" fo:border-right="0.75pt solid #009353" fo:border-top="none" fo:border-bottom="none" style:writing-mode="page">
        <style:background-image/>
      </style:table-cell-properties>
    </style:style>
    <style:style style:name="stage_5f_operators.B7" style:display-name="stage_operators.B7" style:family="table-cell">
      <style:table-cell-properties fo:background-color="#dddddd" fo:padding="0in" fo:border-left="none" fo:border-right="0.75pt solid #009353" fo:border-top="none" fo:border-bottom="none" style:writing-mode="page">
        <style:background-image/>
      </style:table-cell-properties>
    </style:style>
    <style:style style:name="stage_5f_operators.B8" style:display-name="stage_operators.B8" style:family="table-cell">
      <style:table-cell-properties fo:background-color="transparent" fo:padding="0in" fo:border-left="none" fo:border-right="0.75pt solid #009353" fo:border-top="none" fo:border-bottom="none" style:writing-mode="page">
        <style:background-image/>
      </style:table-cell-properties>
    </style:style>
    <style:style style:name="stage_5f_operators.9" style:display-name="stage_operators.9" style:family="table-row">
      <style:table-row-properties fo:keep-together="auto"/>
    </style:style>
    <style:style style:name="stage_5f_operators.A9" style:display-name="stage_operators.A9" style:family="table-cell" style:data-style-name="N100">
      <style:table-cell-properties fo:background-color="#bee3d3" fo:padding="0in" fo:border-left="0.75pt solid #009353" fo:border-right="none" fo:border-top="none" fo:border-bottom="0.75pt solid #009353" style:writing-mode="page">
        <style:background-image/>
      </style:table-cell-properties>
    </style:style>
    <style:style style:name="stage_5f_operators.B9" style:display-name="stage_operators.B9"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3" style:family="table">
      <style:table-properties style:width="3.2708in" fo:break-before="auto" fo:break-after="auto" table:align="left" fo:keep-with-next="auto" style:may-break-between-rows="true" table:border-model="collapsing"/>
    </style:style>
    <style:style style:name="Table3.A" style:family="table-column">
      <style:table-column-properties style:column-width="1.375in"/>
    </style:style>
    <style:style style:name="Table3.B" style:family="table-column">
      <style:table-column-properties style:column-width="1.8958in"/>
    </style:style>
    <style:style style:name="Table3.A1" style:family="table-cell" style:data-style-name="N100">
      <style:table-cell-properties fo:background-color="#faa61a" fo:padding="0in" fo:border-left="0.75pt solid #faa61a" fo:border-right="none" fo:border-top="0.75pt solid #faa61a" fo:border-bottom="none" style:writing-mode="page">
        <style:background-image/>
      </style:table-cell-properties>
    </style:style>
    <style:style style:name="Table3.B1" style:family="table-cell" style:data-style-name="N100">
      <style:table-cell-properties fo:background-color="#faa61a" fo:padding="0in" fo:border-left="none" fo:border-right="0.75pt solid #faa61a" fo:border-top="0.75pt solid #faa61a" fo:border-bottom="none" style:writing-mode="page">
        <style:background-image/>
      </style:table-cell-properties>
    </style:style>
    <style:style style:name="Table3.A2" style:family="table-cell" style:data-style-name="N100">
      <style:table-cell-properties fo:background-color="transparent" fo:padding="0in" fo:border-left="0.75pt solid #faa61a" fo:border-right="none" fo:border-top="none" fo:border-bottom="none" style:writing-mode="page">
        <style:background-image/>
      </style:table-cell-properties>
    </style:style>
    <style:style style:name="Table3.B2" style:family="table-cell">
      <style:table-cell-properties fo:background-color="transparent" fo:padding="0in" fo:border-left="none" fo:border-right="0.75pt solid #faa61a" fo:border-top="none" fo:border-bottom="none" style:writing-mode="page">
        <style:background-image/>
      </style:table-cell-properties>
    </style:style>
    <style:style style:name="Table3.A3" style:family="table-cell" style:data-style-name="N100">
      <style:table-cell-properties fo:background-color="#dddddd" fo:padding="0in" fo:border-left="0.75pt solid #faa61a" fo:border-right="none" fo:border-top="none" fo:border-bottom="none" style:writing-mode="page">
        <style:background-image/>
      </style:table-cell-properties>
    </style:style>
    <style:style style:name="Table3.B3" style:family="table-cell">
      <style:table-cell-properties fo:background-color="#dddddd" fo:padding="0in" fo:border-left="none" fo:border-right="0.75pt solid #faa61a" fo:border-top="none" fo:border-bottom="none" style:writing-mode="page">
        <style:background-image/>
      </style:table-cell-properties>
    </style:style>
    <style:style style:name="Table3.B4" style:family="table-cell">
      <style:table-cell-properties fo:background-color="transparent" fo:padding="0in" fo:border-left="none" fo:border-right="0.75pt solid #faa61a" fo:border-top="none" fo:border-bottom="none" style:writing-mode="page">
        <style:background-image/>
      </style:table-cell-properties>
    </style:style>
    <style:style style:name="Table3.B5" style:family="table-cell">
      <style:table-cell-properties fo:background-color="#dddddd" fo:padding="0in" fo:border-left="none" fo:border-right="0.75pt solid #faa61a" fo:border-top="none" fo:border-bottom="none" style:writing-mode="page">
        <style:background-image/>
      </style:table-cell-properties>
    </style:style>
    <style:style style:name="Table3.B6" style:family="table-cell">
      <style:table-cell-properties fo:background-color="transparent" fo:padding="0in" fo:border-left="none" fo:border-right="0.75pt solid #faa61a" fo:border-top="none" fo:border-bottom="none" style:writing-mode="page">
        <style:background-image/>
      </style:table-cell-properties>
    </style:style>
    <style:style style:name="Table3.7" style:family="table-row">
      <style:table-row-properties fo:keep-together="auto"/>
    </style:style>
    <style:style style:name="Table3.A7" style:family="table-cell" style:data-style-name="N100">
      <style:table-cell-properties fo:background-color="#fffbcc" fo:padding="0in" fo:border-left="0.75pt solid #faa61a" fo:border-right="none" fo:border-top="none" fo:border-bottom="0.75pt solid #faa61a" style:writing-mode="page">
        <style:background-image/>
      </style:table-cell-properties>
    </style:style>
    <style:style style:name="Table3.B7" style:family="table-cell">
      <style:table-cell-properties fo:background-color="#fffbcc" fo:padding="0in" fo:border-left="none" fo:border-right="0.75pt solid #faa61a" fo:border-top="none" fo:border-bottom="0.75pt solid #faa61a" style:writing-mode="page">
        <style:background-image/>
      </style:table-cell-properties>
    </style:style>
    <style:style style:name="pipeline_5f_operators" style:display-name="pipeline_operators" style:family="table">
      <style:table-properties style:width="3.275in" fo:break-before="auto" fo:break-after="auto" table:align="margins" fo:keep-with-next="auto" style:may-break-between-rows="true" table:border-model="collapsing"/>
    </style:style>
    <style:style style:name="pipeline_5f_operators.A" style:display-name="pipeline_operators.A" style:family="table-column">
      <style:table-column-properties style:column-width="1.6375in" style:rel-column-width="32767*"/>
    </style:style>
    <style:style style:name="pipeline_5f_operators.B" style:display-name="pipeline_operators.B" style:family="table-column">
      <style:table-column-properties style:column-width="1.6375in" style:rel-column-width="32768*"/>
    </style:style>
    <style:style style:name="pipeline_5f_operators.A1" style:display-name="pipeline_operators.A1" style:family="table-cell" style:data-style-name="N100">
      <style:table-cell-properties fo:background-color="#00599d" fo:padding="0in" fo:border-left="none" fo:border-right="none" fo:border-top="none" fo:border-bottom="0.75pt solid #00599d" style:writing-mode="page">
        <style:background-image/>
      </style:table-cell-properties>
    </style:style>
    <style:style style:name="pipeline_5f_operators.A2" style:display-name="pipeline_operators.A2" style:family="table-cell" style:data-style-name="N100">
      <style:table-cell-properties fo:background-color="transparent" fo:padding="0in" fo:border-left="0.75pt solid #00599d" fo:border-right="none" fo:border-top="none" fo:border-bottom="none" style:writing-mode="page">
        <style:background-image/>
      </style:table-cell-properties>
    </style:style>
    <style:style style:name="pipeline_5f_operators.B2" style:display-name="pipeline_operators.B2" style:family="table-cell">
      <style:table-cell-properties fo:background-color="transparent" fo:padding="0in" fo:border-left="none" fo:border-right="0.75pt solid #00599d" fo:border-top="none" fo:border-bottom="none" style:writing-mode="page">
        <style:background-image/>
      </style:table-cell-properties>
    </style:style>
    <style:style style:name="pipeline_5f_operators.A3" style:display-name="pipeline_operators.A3" style:family="table-cell" style:data-style-name="N100">
      <style:table-cell-properties fo:background-color="#dddddd" fo:padding="0in" fo:border-left="0.75pt solid #00599d" fo:border-right="none" fo:border-top="none" fo:border-bottom="none" style:writing-mode="page">
        <style:background-image/>
      </style:table-cell-properties>
    </style:style>
    <style:style style:name="pipeline_5f_operators.B3" style:display-name="pipeline_operators.B3" style:family="table-cell">
      <style:table-cell-properties fo:background-color="#dddddd" fo:padding="0in" fo:border-left="none" fo:border-right="0.75pt solid #00599d" fo:border-top="none" fo:border-bottom="none" style:writing-mode="page">
        <style:background-image/>
      </style:table-cell-properties>
    </style:style>
    <style:style style:name="pipeline_5f_operators.B4" style:display-name="pipeline_operators.B4" style:family="table-cell">
      <style:table-cell-properties fo:background-color="transparent" fo:padding="0in" fo:border-left="none" fo:border-right="0.75pt solid #00599d" fo:border-top="none" fo:border-bottom="none" style:writing-mode="page">
        <style:background-image/>
      </style:table-cell-properties>
    </style:style>
    <style:style style:name="pipeline_5f_operators.B5" style:display-name="pipeline_operators.B5" style:family="table-cell">
      <style:table-cell-properties fo:background-color="#dddddd" fo:padding="0in" fo:border-left="none" fo:border-right="0.75pt solid #00599d" fo:border-top="none" fo:border-bottom="none" style:writing-mode="page">
        <style:background-image/>
      </style:table-cell-properties>
    </style:style>
    <style:style style:name="pipeline_5f_operators.B6" style:display-name="pipeline_operators.B6" style:family="table-cell">
      <style:table-cell-properties fo:background-color="transparent" fo:padding="0in" fo:border-left="none" fo:border-right="0.75pt solid #00599d" fo:border-top="none" fo:border-bottom="none" style:writing-mode="page">
        <style:background-image/>
      </style:table-cell-properties>
    </style:style>
    <style:style style:name="pipeline_5f_operators.B7" style:display-name="pipeline_operators.B7" style:family="table-cell">
      <style:table-cell-properties fo:background-color="#dddddd" fo:padding="0in" fo:border-left="none" fo:border-right="0.75pt solid #00599d" fo:border-top="none" fo:border-bottom="none" style:writing-mode="page">
        <style:background-image/>
      </style:table-cell-properties>
    </style:style>
    <style:style style:name="pipeline_5f_operators.B8" style:display-name="pipeline_operators.B8" style:family="table-cell">
      <style:table-cell-properties fo:background-color="transparent" fo:padding="0in" fo:border-left="none" fo:border-right="0.75pt solid #00599d" fo:border-top="none" fo:border-bottom="none" style:writing-mode="page">
        <style:background-image/>
      </style:table-cell-properties>
    </style:style>
    <style:style style:name="pipeline_5f_operators.B9" style:display-name="pipeline_operators.B9" style:family="table-cell">
      <style:table-cell-properties fo:background-color="#dddddd" fo:padding="0in" fo:border-left="none" fo:border-right="0.75pt solid #00599d" fo:border-top="none" fo:border-bottom="none" style:writing-mode="page">
        <style:background-image/>
      </style:table-cell-properties>
    </style:style>
    <style:style style:name="pipeline_5f_operators.10" style:display-name="pipeline_operators.10" style:family="table-row">
      <style:table-row-properties fo:keep-together="auto"/>
    </style:style>
    <style:style style:name="pipeline_5f_operators.A10" style:display-name="pipeline_operators.A10" style:family="table-cell" style:data-style-name="N100">
      <style:table-cell-properties fo:background-color="#adc5e7" fo:padding="0in" fo:border-left="0.75pt solid #00599d" fo:border-right="none" fo:border-top="0.75pt solid #00599d" fo:border-bottom="0.75pt solid #00599d" style:writing-mode="page">
        <style:background-image/>
      </style:table-cell-properties>
    </style:style>
    <style:style style:name="pipeline_5f_operators.B10" style:display-name="pipeline_operators.B10"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Title">
      <style:text-properties officeooo:paragraph-rsid="00679e6e"/>
    </style:style>
    <style:style style:name="P2" style:family="paragraph" style:parent-style-name="Footer">
      <style:text-properties officeooo:rsid="001a245b" officeooo:paragraph-rsid="001a245b"/>
    </style:style>
    <style:style style:name="P3" style:family="paragraph" style:parent-style-name="Footer">
      <style:text-properties officeooo:rsid="001a245b" officeooo:paragraph-rsid="00219bb3"/>
    </style:style>
    <style:style style:name="P4" style:family="paragraph" style:parent-style-name="Standard">
      <style:text-properties fo:font-weight="bold" officeooo:rsid="00219bb3" officeooo:paragraph-rsid="0052d0dd" style:font-weight-asian="bold" style:font-weight-complex="bold"/>
    </style:style>
    <style:style style:name="P5" style:family="paragraph" style:parent-style-name="Standard">
      <style:text-properties fo:font-weight="bold" officeooo:rsid="00219bb3" officeooo:paragraph-rsid="00543ff5" style:font-weight-asian="bold" style:font-weight-complex="bold"/>
    </style:style>
    <style:style style:name="P6" style:family="paragraph" style:parent-style-name="Standard">
      <style:text-properties fo:font-weight="bold" officeooo:rsid="001e9d41" officeooo:paragraph-rsid="0052d0dd" style:font-weight-asian="bold" style:font-weight-complex="bold"/>
    </style:style>
    <style:style style:name="P7" style:family="paragraph" style:parent-style-name="Standard">
      <style:text-properties fo:font-weight="bold" officeooo:rsid="001e9d41" officeooo:paragraph-rsid="006060f8" style:font-weight-asian="bold" style:font-weight-complex="bold"/>
    </style:style>
    <style:style style:name="P8" style:family="paragraph" style:parent-style-name="Standard">
      <style:text-properties fo:font-weight="bold" officeooo:rsid="001b5e17" officeooo:paragraph-rsid="001b5e17" style:font-weight-asian="bold" style:font-weight-complex="bold"/>
    </style:style>
    <style:style style:name="P9" style:family="paragraph" style:parent-style-name="Standard">
      <style:text-properties fo:font-weight="bold" officeooo:rsid="001f0b4c" officeooo:paragraph-rsid="005888df" style:font-weight-asian="bold" style:font-weight-complex="bold"/>
    </style:style>
    <style:style style:name="P10" style:family="paragraph" style:parent-style-name="Standard">
      <style:text-properties fo:font-weight="bold" officeooo:rsid="00615cc7" officeooo:paragraph-rsid="00615cc7" style:font-weight-asian="bold" style:font-weight-complex="bold"/>
    </style:style>
    <style:style style:name="P11" style:family="paragraph" style:parent-style-name="Standard">
      <style:paragraph-properties>
        <style:tab-stops>
          <style:tab-stop style:position="1.698in"/>
        </style:tab-stops>
      </style:paragraph-properties>
      <style:text-properties style:font-name="Liberation Sans" fo:font-size="11pt" fo:font-weight="normal" officeooo:rsid="0045e36b" officeooo:paragraph-rsid="0045e36b" style:font-size-asian="11pt" style:font-weight-asian="normal" style:font-size-complex="11pt" style:font-weight-complex="normal"/>
    </style:style>
    <style:style style:name="P12" style:family="paragraph" style:parent-style-name="Standard">
      <style:paragraph-properties>
        <style:tab-stops>
          <style:tab-stop style:position="1.698in"/>
        </style:tab-stops>
      </style:paragraph-properties>
      <style:text-properties style:font-name="Liberation Sans" fo:font-size="11pt" fo:font-weight="normal" officeooo:rsid="0045e36b" officeooo:paragraph-rsid="004c24c4" style:font-size-asian="11pt" style:font-weight-asian="normal" style:font-size-complex="11pt" style:font-weight-complex="normal"/>
    </style:style>
    <style:style style:name="P13" style:family="paragraph" style:parent-style-name="Standard">
      <style:paragraph-properties>
        <style:tab-stops>
          <style:tab-stop style:position="1.698in"/>
        </style:tab-stops>
      </style:paragraph-properties>
      <style:text-properties style:font-name="Liberation Sans" fo:font-size="11pt" fo:font-weight="normal" officeooo:rsid="0045e36b" officeooo:paragraph-rsid="0050a0da" style:font-size-asian="11pt" style:font-weight-asian="normal" style:font-size-complex="11pt" style:font-weight-complex="normal"/>
    </style:style>
    <style:style style:name="P14" style:family="paragraph" style:parent-style-name="Standard">
      <style:paragraph-properties>
        <style:tab-stops>
          <style:tab-stop style:position="1.698in"/>
        </style:tab-stops>
      </style:paragraph-properties>
      <style:text-properties style:font-name="Liberation Sans" fo:font-size="11pt" fo:font-weight="normal" officeooo:rsid="0045e36b" officeooo:paragraph-rsid="0052d0dd" style:font-size-asian="11pt" style:font-weight-asian="normal" style:font-size-complex="11pt" style:font-weight-complex="normal"/>
    </style:style>
    <style:style style:name="P15" style:family="paragraph" style:parent-style-name="Standard">
      <style:paragraph-properties>
        <style:tab-stops>
          <style:tab-stop style:position="1.698in"/>
        </style:tab-stops>
      </style:paragraph-properties>
      <style:text-properties style:font-name="Liberation Sans" fo:font-size="11pt" fo:font-weight="normal" officeooo:rsid="0045e36b" officeooo:paragraph-rsid="006060f8" style:font-size-asian="11pt" style:font-weight-asian="normal" style:font-size-complex="11pt" style:font-weight-complex="normal"/>
    </style:style>
    <style:style style:name="P16" style:family="paragraph" style:parent-style-name="Standard">
      <style:paragraph-properties>
        <style:tab-stops>
          <style:tab-stop style:position="1.698in"/>
        </style:tab-stops>
      </style:paragraph-properties>
      <style:text-properties style:font-name="Liberation Sans" fo:font-size="11pt" fo:font-style="normal" fo:font-weight="normal" officeooo:rsid="004c24c4" officeooo:paragraph-rsid="0050a0da" style:font-size-asian="11pt" style:font-style-asian="normal" style:font-weight-asian="normal" style:font-size-complex="11pt" style:font-style-complex="normal" style:font-weight-complex="normal"/>
    </style:style>
    <style:style style:name="P17" style:family="paragraph" style:parent-style-name="Standard">
      <style:paragraph-properties>
        <style:tab-stops>
          <style:tab-stop style:position="1.698in"/>
        </style:tab-stops>
      </style:paragraph-properties>
      <style:text-properties style:font-name="Liberation Sans" fo:font-size="11pt" fo:font-style="normal" fo:font-weight="normal" officeooo:rsid="0050a0da" officeooo:paragraph-rsid="0050a0da" style:font-size-asian="11pt" style:font-style-asian="normal" style:font-weight-asian="normal" style:font-size-complex="11pt" style:font-style-complex="normal" style:font-weight-complex="normal"/>
    </style:style>
    <style:style style:name="P18" style:family="paragraph" style:parent-style-name="Standard">
      <style:paragraph-properties>
        <style:tab-stops>
          <style:tab-stop style:position="1.698in"/>
        </style:tab-stops>
      </style:paragraph-properties>
      <style:text-properties style:font-name="Liberation Sans" fo:font-size="11pt" fo:font-style="normal" fo:font-weight="normal" officeooo:rsid="0050a0da" officeooo:paragraph-rsid="0052d0dd" style:font-size-asian="11pt" style:font-style-asian="normal" style:font-weight-asian="normal" style:font-size-complex="11pt" style:font-style-complex="normal" style:font-weight-complex="normal"/>
    </style:style>
    <style:style style:name="P19" style:family="paragraph" style:parent-style-name="Standard">
      <style:paragraph-properties>
        <style:tab-stops>
          <style:tab-stop style:position="1.698in"/>
        </style:tab-stops>
      </style:paragraph-properties>
      <style:text-properties style:font-name="Liberation Sans" fo:font-size="11pt" fo:font-style="normal" fo:font-weight="normal" officeooo:rsid="0050a0da" officeooo:paragraph-rsid="006060f8" style:font-size-asian="11pt" style:font-style-asian="normal" style:font-weight-asian="normal" style:font-size-complex="11pt" style:font-style-complex="normal" style:font-weight-complex="normal"/>
    </style:style>
    <style:style style:name="P20" style:family="paragraph" style:parent-style-name="Standard">
      <style:text-properties style:font-name="Liberation Sans" fo:font-style="italic" fo:font-weight="bold" style:font-style-asian="italic" style:font-weight-asian="bold" style:font-style-complex="italic" style:font-weight-complex="bold"/>
    </style:style>
    <style:style style:name="P21" style:family="paragraph" style:parent-style-name="Standard">
      <style:text-properties style:font-name="Liberation Sans" fo:font-style="italic" fo:font-weight="bold" officeooo:rsid="0050a0da" officeooo:paragraph-rsid="0050a0da" style:font-style-asian="italic" style:font-weight-asian="bold" style:font-style-complex="italic" style:font-weight-complex="bold"/>
    </style:style>
    <style:style style:name="P22" style:family="paragraph" style:parent-style-name="Standard">
      <style:text-properties style:font-name="Liberation Sans" fo:font-style="italic" fo:font-weight="bold" officeooo:rsid="0050a0da" officeooo:paragraph-rsid="0052d0dd" style:font-style-asian="italic" style:font-weight-asian="bold" style:font-style-complex="italic" style:font-weight-complex="bold"/>
    </style:style>
    <style:style style:name="P23" style:family="paragraph" style:parent-style-name="Standard">
      <style:text-properties style:font-name="Liberation Sans" fo:font-style="italic" fo:font-weight="bold" officeooo:rsid="005008d6" officeooo:paragraph-rsid="005008d6" style:font-style-asian="italic" style:font-weight-asian="bold" style:font-style-complex="italic" style:font-weight-complex="bold"/>
    </style:style>
    <style:style style:name="P24" style:family="paragraph" style:parent-style-name="Standard">
      <style:text-properties style:font-name="Liberation Sans" fo:font-size="12pt" fo:font-weight="normal" officeooo:rsid="0045e36b" officeooo:paragraph-rsid="00490c00" style:font-size-asian="12pt" style:font-weight-asian="normal" style:font-size-complex="12pt" style:font-weight-complex="normal"/>
    </style:style>
    <style:style style:name="P25" style:family="paragraph" style:parent-style-name="Standard">
      <style:text-properties style:font-name="Liberation Sans" officeooo:rsid="0052d0dd" officeooo:paragraph-rsid="00543ff5"/>
    </style:style>
    <style:style style:name="P26" style:family="paragraph" style:parent-style-name="Standard">
      <style:text-properties style:font-name="Liberation Sans" fo:font-style="normal" fo:font-weight="normal" officeooo:rsid="0045e36b" officeooo:paragraph-rsid="0045e36b" style:font-style-asian="normal" style:font-weight-asian="normal" style:font-style-complex="normal" style:font-weight-complex="normal"/>
    </style:style>
    <style:style style:name="P27" style:family="paragraph" style:parent-style-name="Standard">
      <style:text-properties style:font-name="Liberation Sans" fo:font-weight="normal" officeooo:rsid="0044209d" officeooo:paragraph-rsid="0057ecef" style:font-weight-asian="normal" style:font-weight-complex="normal"/>
    </style:style>
    <style:style style:name="P28" style:family="paragraph" style:parent-style-name="Standard">
      <style:text-properties officeooo:paragraph-rsid="004c24c4"/>
    </style:style>
    <style:style style:name="P29" style:family="paragraph" style:parent-style-name="Standard">
      <style:text-properties officeooo:paragraph-rsid="00543ff5"/>
    </style:style>
    <style:style style:name="P30" style:family="paragraph" style:parent-style-name="Standard">
      <style:text-properties style:font-name="FreeMono1" fo:font-weight="normal" officeooo:rsid="00219bb3" officeooo:paragraph-rsid="0057ecef" style:font-weight-asian="normal" style:font-weight-complex="normal"/>
    </style:style>
    <style:style style:name="P31" style:family="paragraph" style:parent-style-name="Standard">
      <style:text-properties style:font-name="FreeMono1" fo:font-size="11pt" officeooo:paragraph-rsid="00647946" style:font-size-asian="11pt" style:font-size-complex="11pt"/>
    </style:style>
    <style:style style:name="P32" style:family="paragraph" style:parent-style-name="Standard">
      <style:text-properties style:font-name="FreeMono1" fo:font-size="11pt" officeooo:paragraph-rsid="0066ac2d" style:font-size-asian="11pt" style:font-size-complex="11pt"/>
    </style:style>
    <style:style style:name="P33" style:family="paragraph" style:parent-style-name="Standard">
      <style:text-properties style:font-name="FreeMono1" fo:font-size="10pt" officeooo:paragraph-rsid="006d4ee2" style:font-size-asian="10pt" style:font-size-complex="10pt"/>
    </style:style>
    <style:style style:name="P34" style:family="paragraph" style:parent-style-name="Standard">
      <style:text-properties officeooo:paragraph-rsid="005888df"/>
    </style:style>
    <style:style style:name="P35" style:family="paragraph" style:parent-style-name="Standard">
      <style:text-properties officeooo:paragraph-rsid="005a0a97"/>
    </style:style>
    <style:style style:name="P36" style:family="paragraph" style:parent-style-name="Standard">
      <style:text-properties officeooo:paragraph-rsid="005df0a8"/>
    </style:style>
    <style:style style:name="P37" style:family="paragraph" style:parent-style-name="Standard">
      <style:text-properties officeooo:paragraph-rsid="006060f8"/>
    </style:style>
    <style:style style:name="P38" style:family="paragraph" style:parent-style-name="Standard">
      <style:text-properties fo:font-style="normal" fo:font-weight="normal" officeooo:paragraph-rsid="006060f8" style:font-style-asian="normal" style:font-weight-asian="normal" style:font-style-complex="normal" style:font-weight-complex="normal"/>
    </style:style>
    <style:style style:name="P39" style:family="paragraph" style:parent-style-name="Standard">
      <style:text-properties fo:font-style="normal" fo:font-weight="normal" officeooo:rsid="006060f8" officeooo:paragraph-rsid="006060f8" style:font-style-asian="normal" style:font-weight-asian="normal" style:font-style-complex="normal" style:font-weight-complex="normal"/>
    </style:style>
    <style:style style:name="P40" style:family="paragraph" style:parent-style-name="Standard">
      <style:text-properties officeooo:paragraph-rsid="00632f38"/>
    </style:style>
    <style:style style:name="P41" style:family="paragraph" style:parent-style-name="Standard">
      <style:text-properties officeooo:paragraph-rsid="00647946"/>
    </style:style>
    <style:style style:name="P42" style:family="paragraph" style:parent-style-name="Standard">
      <style:text-properties officeooo:paragraph-rsid="0066ac2d"/>
    </style:style>
    <style:style style:name="P43" style:family="paragraph" style:parent-style-name="Standard">
      <style:text-properties officeooo:paragraph-rsid="006d4ee2"/>
    </style:style>
    <style:style style:name="P44" style:family="paragraph" style:parent-style-name="Standard">
      <style:text-properties officeooo:paragraph-rsid="006f1333"/>
    </style:style>
    <style:style style:name="P45" style:family="paragraph" style:parent-style-name="Code">
      <style:text-properties officeooo:paragraph-rsid="0052d0dd"/>
    </style:style>
    <style:style style:name="P46" style:family="paragraph" style:parent-style-name="Code">
      <style:text-properties officeooo:rsid="0052d0dd" officeooo:paragraph-rsid="0052d0dd"/>
    </style:style>
    <style:style style:name="P47" style:family="paragraph" style:parent-style-name="Code">
      <style:text-properties officeooo:rsid="0052d0dd" officeooo:paragraph-rsid="00543ff5"/>
    </style:style>
    <style:style style:name="P48" style:family="paragraph" style:parent-style-name="Code">
      <style:text-properties officeooo:rsid="0052d0dd" officeooo:paragraph-rsid="0055dd33"/>
    </style:style>
    <style:style style:name="P49" style:family="paragraph" style:parent-style-name="Code">
      <style:text-properties officeooo:rsid="0052d0dd" officeooo:paragraph-rsid="00574629"/>
    </style:style>
    <style:style style:name="P50" style:family="paragraph" style:parent-style-name="Code">
      <style:text-properties officeooo:rsid="0052d0dd" officeooo:paragraph-rsid="005888df"/>
    </style:style>
    <style:style style:name="P51" style:family="paragraph" style:parent-style-name="Code">
      <style:text-properties officeooo:rsid="0052d0dd" officeooo:paragraph-rsid="005a0a97"/>
    </style:style>
    <style:style style:name="P52" style:family="paragraph" style:parent-style-name="Code">
      <style:text-properties style:font-name="Liberation Sans" officeooo:rsid="0052d0dd" officeooo:paragraph-rsid="00543ff5"/>
    </style:style>
    <style:style style:name="P53" style:family="paragraph" style:parent-style-name="Code">
      <style:text-properties style:font-name="Liberation Sans" officeooo:rsid="0052d0dd" officeooo:paragraph-rsid="0055dd33"/>
    </style:style>
    <style:style style:name="P54" style:family="paragraph" style:parent-style-name="Code">
      <style:text-properties style:font-name="Liberation Sans" officeooo:rsid="0052d0dd" officeooo:paragraph-rsid="00574629"/>
    </style:style>
    <style:style style:name="P55" style:family="paragraph" style:parent-style-name="Code">
      <style:text-properties style:font-name="Liberation Sans" officeooo:rsid="0052d0dd" officeooo:paragraph-rsid="005888df"/>
    </style:style>
    <style:style style:name="P56" style:family="paragraph" style:parent-style-name="Code">
      <style:text-properties style:font-name="Liberation Sans" officeooo:rsid="0052d0dd" officeooo:paragraph-rsid="005a0a97"/>
    </style:style>
    <style:style style:name="P57" style:family="paragraph" style:parent-style-name="Code">
      <style:text-properties style:font-name="Liberation Sans" officeooo:rsid="0052d0dd" officeooo:paragraph-rsid="006060f8"/>
    </style:style>
    <style:style style:name="P58" style:family="paragraph" style:parent-style-name="Code">
      <style:text-properties style:font-name="Liberation Sans" officeooo:rsid="0052d0dd" officeooo:paragraph-rsid="00647946"/>
    </style:style>
    <style:style style:name="P59" style:family="paragraph" style:parent-style-name="Code">
      <style:text-properties style:font-name="Liberation Sans" officeooo:rsid="0052d0dd" officeooo:paragraph-rsid="0066ac2d"/>
    </style:style>
    <style:style style:name="P60" style:family="paragraph" style:parent-style-name="Code">
      <style:text-properties style:font-name="Liberation Sans" fo:font-style="normal" fo:font-weight="normal" officeooo:rsid="0055dd33" officeooo:paragraph-rsid="0055dd33" style:font-style-asian="normal" style:font-weight-asian="normal" style:font-style-complex="normal" style:font-weight-complex="normal"/>
    </style:style>
    <style:style style:name="P61" style:family="paragraph" style:parent-style-name="Code">
      <style:text-properties officeooo:rsid="00574629" officeooo:paragraph-rsid="00574629"/>
    </style:style>
    <style:style style:name="P62" style:family="paragraph" style:parent-style-name="Code">
      <style:text-properties fo:font-weight="normal" officeooo:rsid="00543ff5" officeooo:paragraph-rsid="00543ff5" style:font-weight-asian="normal" style:font-weight-complex="normal"/>
    </style:style>
    <style:style style:name="P63" style:family="paragraph" style:parent-style-name="Code">
      <style:text-properties fo:font-weight="normal" officeooo:rsid="00543ff5" officeooo:paragraph-rsid="0055dd33" style:font-weight-asian="normal" style:font-weight-complex="normal"/>
    </style:style>
    <style:style style:name="P64" style:family="paragraph" style:parent-style-name="Code">
      <style:text-properties fo:font-weight="normal" officeooo:rsid="00543ff5" officeooo:paragraph-rsid="00574629" style:font-weight-asian="normal" style:font-weight-complex="normal"/>
    </style:style>
    <style:style style:name="P65" style:family="paragraph" style:parent-style-name="Code">
      <style:text-properties fo:font-weight="normal" officeooo:rsid="00543ff5" officeooo:paragraph-rsid="005888df" style:font-weight-asian="normal" style:font-weight-complex="normal"/>
    </style:style>
    <style:style style:name="P66" style:family="paragraph" style:parent-style-name="Code">
      <style:text-properties fo:font-weight="normal" officeooo:rsid="00543ff5" officeooo:paragraph-rsid="005a0a97" style:font-weight-asian="normal" style:font-weight-complex="normal"/>
    </style:style>
    <style:style style:name="P67" style:family="paragraph" style:parent-style-name="Code">
      <style:text-properties fo:font-weight="normal" officeooo:rsid="005a3b0e" officeooo:paragraph-rsid="005a0a97" style:font-weight-asian="normal" style:font-weight-complex="normal"/>
    </style:style>
    <style:style style:name="P68" style:family="paragraph" style:parent-style-name="Code">
      <style:text-properties officeooo:paragraph-rsid="005888df"/>
    </style:style>
    <style:style style:name="P69" style:family="paragraph" style:parent-style-name="Code">
      <style:text-properties officeooo:rsid="00647946" officeooo:paragraph-rsid="00647946"/>
    </style:style>
    <style:style style:name="P70" style:family="paragraph" style:parent-style-name="Code">
      <style:text-properties officeooo:rsid="00647946" officeooo:paragraph-rsid="0064eb7b"/>
    </style:style>
    <style:style style:name="P71" style:family="paragraph" style:parent-style-name="Code">
      <style:text-properties officeooo:rsid="00647946" officeooo:paragraph-rsid="0066ac2d"/>
    </style:style>
    <style:style style:name="P72" style:family="paragraph" style:parent-style-name="Standard">
      <style:paragraph-properties style:writing-mode="lr-tb"/>
      <style:text-properties officeooo:paragraph-rsid="0055dd33"/>
    </style:style>
    <style:style style:name="P73" style:family="paragraph" style:parent-style-name="Standard">
      <style:paragraph-properties style:writing-mode="lr-tb"/>
      <style:text-properties officeooo:paragraph-rsid="00574629"/>
    </style:style>
    <style:style style:name="P74" style:family="paragraph" style:parent-style-name="Code">
      <style:paragraph-properties style:writing-mode="lr-tb"/>
      <style:text-properties style:font-name="Liberation Sans" officeooo:rsid="0052d0dd" officeooo:paragraph-rsid="006060f8"/>
    </style:style>
    <style:style style:name="P75" style:family="paragraph" style:parent-style-name="Code">
      <style:paragraph-properties style:writing-mode="lr-tb"/>
      <style:text-properties style:font-name="Liberation Sans" officeooo:rsid="0052d0dd" officeooo:paragraph-rsid="00647946"/>
    </style:style>
    <style:style style:name="P76" style:family="paragraph" style:parent-style-name="Code">
      <style:paragraph-properties style:writing-mode="lr-tb"/>
      <style:text-properties officeooo:rsid="0052d0dd" officeooo:paragraph-rsid="006060f8"/>
    </style:style>
    <style:style style:name="P77" style:family="paragraph" style:parent-style-name="Text_20_body">
      <style:paragraph-properties style:writing-mode="lr-tb"/>
      <style:text-properties officeooo:rsid="0069b5f7" officeooo:paragraph-rsid="0069b5f7"/>
    </style:style>
    <style:style style:name="P7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6bb3ec" officeooo:paragraph-rsid="006bb3e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style:font-name="Liberation Sans" fo:font-size="11pt" officeooo:rsid="0052d0dd" officeooo:paragraph-rsid="0052d0dd" style:font-size-asian="11pt" style:font-size-complex="11pt"/>
    </style:style>
    <style:style style:name="P80" style:family="paragraph" style:parent-style-name="Table_20_Contents">
      <style:paragraph-properties fo:text-align="start" style:justify-single-word="false"/>
      <style:text-properties style:font-name="Liberation Sans" fo:font-size="11pt" fo:font-weight="normal" officeooo:rsid="0052d0dd" officeooo:paragraph-rsid="0052d0dd" style:font-size-asian="11pt" style:font-weight-asian="normal" style:font-size-complex="11pt" style:font-weight-complex="normal"/>
    </style:style>
    <style:style style:name="P81" style:family="paragraph" style:parent-style-name="Table_20_Contents">
      <style:paragraph-properties fo:text-align="start" style:justify-single-word="false"/>
      <style:text-properties fo:color="#ffffff" style:font-name="Liberation Sans" fo:font-size="11pt" fo:font-weight="bold" officeooo:rsid="00523150" officeooo:paragraph-rsid="00523150" style:font-size-asian="11pt" style:font-weight-asian="bold" style:font-size-complex="11pt" style:font-weight-complex="bold"/>
    </style:style>
    <style:style style:name="P82"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4209d" officeooo:paragraph-rsid="0057ecef"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50a0da" officeooo:paragraph-rsid="0057ecef"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57ecef" officeooo:paragraph-rsid="0057ece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060f8" officeooo:paragraph-rsid="006060f8"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79e6e" officeooo:paragraph-rsid="0068a6dc"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79e6e" officeooo:paragraph-rsid="00679e6e"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8a6dc" officeooo:paragraph-rsid="0068a6dc"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d4ee2" officeooo:paragraph-rsid="006d4ee2"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32f38" officeooo:paragraph-rsid="00632f38"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bb3ec" officeooo:paragraph-rsid="006bb3ec"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style:font-name="FreeMono1" fo:font-size="10pt" style:font-size-asian="10pt" style:font-size-complex="10pt"/>
    </style:style>
    <style:style style:name="P93" style:family="paragraph" style:parent-style-name="Table_20_Contents">
      <style:paragraph-properties fo:text-align="start" style:justify-single-word="false"/>
      <style:text-properties style:font-name="FreeMono1" fo:font-size="10pt" fo:font-weight="normal" style:font-size-asian="10pt" style:font-weight-asian="normal" style:font-size-complex="10pt" style:font-weight-complex="normal"/>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4209d" officeooo:paragraph-rsid="0057ece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0a0da" officeooo:paragraph-rsid="0057ece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23150" officeooo:paragraph-rsid="0057ece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60f8" officeooo:paragraph-rsid="006060f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15cc7" officeooo:paragraph-rsid="00615cc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32f38" officeooo:paragraph-rsid="00632f3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79e6e" officeooo:paragraph-rsid="0068a6d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79e6e" officeooo:paragraph-rsid="00679e6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a6dc" officeooo:paragraph-rsid="0068a6d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4ee2" officeooo:paragraph-rsid="006d4ee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b3ec" officeooo:paragraph-rsid="006bb3e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50a0da" officeooo:paragraph-rsid="0057ecef" style:font-size-asian="12pt" style:font-style-asian="italic" style:font-weight-asian="normal" style:font-size-complex="12pt" style:font-style-complex="italic"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523150" officeooo:paragraph-rsid="0057ecef" style:font-size-asian="12pt" style:font-style-asian="italic" style:font-weight-asian="normal" style:font-size-complex="12pt" style:font-style-complex="italic"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44209d" officeooo:paragraph-rsid="0057ecef" style:font-size-asian="12pt" style:font-style-asian="italic" style:font-weight-asian="normal" style:font-size-complex="12pt" style:font-style-complex="italic"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1pt" fo:font-style="normal" fo:text-shadow="none" style:text-underline-style="none" fo:font-weight="normal" officeooo:rsid="00679e6e" officeooo:paragraph-rsid="00679e6e"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1pt" fo:font-style="normal" fo:text-shadow="none" style:text-underline-style="none" fo:font-weight="normal" officeooo:rsid="006bb3ec" officeooo:paragraph-rsid="006bb3ec"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1pt" fo:font-style="normal" fo:text-shadow="none" style:text-underline-style="none" fo:font-weight="normal" officeooo:rsid="006d0c35" officeooo:paragraph-rsid="006d0c35"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1pt" fo:font-style="normal" fo:text-shadow="none" style:text-underline-style="none" fo:font-weight="normal" officeooo:rsid="006d4ee2" officeooo:paragraph-rsid="006d4ee2"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ext_20_body">
      <style:text-properties officeooo:rsid="0068a6dc" officeooo:paragraph-rsid="0068a6dc"/>
    </style:style>
    <style:style style:name="P113" style:family="paragraph" style:parent-style-name="Text_20_body">
      <style:text-properties officeooo:rsid="0069b5f7" officeooo:paragraph-rsid="0069b5f7"/>
    </style:style>
    <style:style style:name="P114" style:family="paragraph" style:parent-style-name="Text_20_body">
      <style:text-properties officeooo:rsid="0069b5f7" officeooo:paragraph-rsid="006bb3ec"/>
    </style:style>
    <style:style style:name="P115" style:family="paragraph" style:parent-style-name="Standard">
      <style:text-properties fo:font-style="normal" fo:font-weight="normal" officeooo:rsid="00632f38" officeooo:paragraph-rsid="00632f38" style:font-style-asian="normal" style:font-weight-asian="normal" style:font-style-complex="normal" style:font-weight-complex="normal"/>
    </style:style>
    <style:style style:name="P116" style:family="paragraph" style:parent-style-name="Standard">
      <style:text-properties style:font-name="FreeMono1" fo:font-size="11pt" fo:font-style="normal" fo:font-weight="normal" officeooo:rsid="00632f38" officeooo:paragraph-rsid="00632f38" style:font-size-asian="11pt" style:font-style-asian="normal" style:font-weight-asian="normal" style:font-size-complex="11pt" style:font-style-complex="normal" style:font-weight-complex="normal"/>
    </style:style>
    <style:style style:name="P117" style:family="paragraph" style:parent-style-name="Standard">
      <style:text-properties style:font-name="FreeMono1" fo:font-size="11pt" fo:font-style="normal" fo:font-weight="normal" officeooo:rsid="00632f38" officeooo:paragraph-rsid="0072a734" style:font-size-asian="11pt" style:font-style-asian="normal" style:font-weight-asian="normal" style:font-size-complex="11pt" style:font-style-complex="normal" style:font-weight-complex="normal"/>
    </style:style>
    <style:style style:name="P118" style:family="paragraph" style:parent-style-name="Standard">
      <style:text-properties style:font-name="FreeMono1" fo:font-size="11pt" fo:font-style="normal" fo:font-weight="normal" officeooo:rsid="00735672" officeooo:paragraph-rsid="00735672" style:font-size-asian="11pt" style:font-style-asian="normal" style:font-weight-asian="normal" style:font-size-complex="11pt" style:font-style-complex="normal" style:font-weight-complex="normal"/>
    </style:style>
    <style:style style:name="P119" style:family="paragraph" style:parent-style-name="Standard">
      <style:text-properties style:font-name="FreeMono1" fo:font-size="11pt" officeooo:paragraph-rsid="0072a734" style:font-size-asian="11pt" style:font-size-complex="11pt"/>
    </style:style>
    <style:style style:name="P120" style:family="paragraph" style:parent-style-name="Standard">
      <style:text-properties style:font-name="FreeMono1" fo:font-size="10pt" fo:font-style="normal" fo:font-weight="normal" officeooo:rsid="00647946" officeooo:paragraph-rsid="006d4ee2" style:font-size-asian="10pt" style:font-style-asian="normal" style:font-weight-asian="normal" style:font-size-complex="10pt" style:font-style-complex="normal" style:font-weight-complex="normal"/>
    </style:style>
    <style:style style:name="P121" style:family="paragraph" style:parent-style-name="Standard">
      <style:text-properties style:font-name="Liberation Serif" fo:font-size="12pt" fo:font-style="normal" fo:font-weight="normal" officeooo:rsid="00647946" officeooo:paragraph-rsid="006d4ee2" style:font-size-asian="12pt" style:font-style-asian="normal" style:font-weight-asian="normal" style:font-size-complex="12pt" style:font-style-complex="normal" style:font-weight-complex="normal"/>
    </style:style>
    <style:style style:name="P122" style:family="paragraph" style:parent-style-name="Standard">
      <style:text-properties style:font-name="Liberation Serif" fo:font-size="12pt" fo:font-style="normal" fo:font-weight="bold" officeooo:rsid="001e9d41" officeooo:paragraph-rsid="006d4ee2" style:font-size-asian="12pt" style:font-style-asian="normal" style:font-weight-asian="bold" style:font-size-complex="12pt" style:font-style-complex="normal" style:font-weight-complex="bold"/>
    </style:style>
    <style:style style:name="P123" style:family="paragraph" style:parent-style-name="Standard">
      <style:text-properties style:font-name="Liberation Sans" fo:font-size="12pt" fo:font-weight="normal" officeooo:rsid="00705c7b" officeooo:paragraph-rsid="00705c7b" style:font-size-asian="12pt" style:font-weight-asian="normal" style:font-size-complex="12pt" style:font-weight-complex="normal"/>
    </style:style>
    <style:style style:name="P124" style:family="paragraph" style:parent-style-name="Standard">
      <style:text-properties style:font-name="Liberation Sans" fo:font-size="12pt" fo:font-weight="normal" officeooo:rsid="00705c7b" officeooo:paragraph-rsid="00720379" style:font-size-asian="12pt" style:font-weight-asian="normal" style:font-size-complex="12pt" style:font-weight-complex="normal"/>
    </style:style>
    <style:style style:name="P125" style:family="paragraph" style:parent-style-name="Standard">
      <style:text-properties style:font-name="Liberation Sans" fo:font-size="12pt" fo:font-weight="normal" officeooo:rsid="00720379" officeooo:paragraph-rsid="00720379" style:font-size-asian="12pt" style:font-weight-asian="normal" style:font-size-complex="12pt" style:font-weight-complex="normal"/>
    </style:style>
    <style:style style:name="P126" style:family="paragraph" style:parent-style-name="Standard">
      <style:text-properties style:font-name="Liberation Sans" fo:font-size="12pt" fo:font-style="italic" fo:font-weight="bold" officeooo:rsid="00705c7b" officeooo:paragraph-rsid="00720379" style:font-size-asian="12pt" style:font-style-asian="italic" style:font-weight-asian="bold" style:font-size-complex="12pt" style:font-style-complex="italic" style:font-weight-complex="bold"/>
    </style:style>
    <style:style style:name="P127" style:family="paragraph" style:parent-style-name="Standard">
      <style:text-properties style:font-name="Liberation Sans" fo:font-size="11pt" fo:font-weight="normal" officeooo:rsid="0044209d" officeooo:paragraph-rsid="0057ecef" style:font-size-asian="11pt" style:font-weight-asian="normal" style:font-size-complex="11pt" style:font-weight-complex="normal"/>
    </style:style>
    <style:style style:name="P128" style:family="paragraph" style:parent-style-name="Standard">
      <style:text-properties style:font-name="Liberation Sans" fo:font-size="11pt" fo:font-weight="normal" officeooo:rsid="0050a0da" officeooo:paragraph-rsid="0057ecef" style:font-size-asian="11pt" style:font-weight-asian="normal" style:font-size-complex="11pt" style:font-weight-complex="normal"/>
    </style:style>
    <style:style style:name="P129" style:family="paragraph" style:parent-style-name="Standard">
      <style:text-properties fo:font-weight="bold" officeooo:rsid="001b5e17" officeooo:paragraph-rsid="00705c7b" style:font-weight-asian="bold" style:font-weight-complex="bold"/>
    </style:style>
    <style:style style:name="P130" style:family="paragraph" style:parent-style-name="Standard">
      <style:text-properties style:font-name="Liberation Sans" fo:font-size="11pt" officeooo:paragraph-rsid="00632f38" style:font-size-asian="11pt" style:font-size-complex="11pt"/>
    </style:style>
    <style:style style:name="P131" style:family="paragraph" style:parent-style-name="Standard">
      <style:text-properties style:font-name="Liberation Sans" fo:font-size="11pt" fo:font-weight="normal" officeooo:rsid="00705c7b" officeooo:paragraph-rsid="00720379" style:font-size-asian="11pt" style:font-weight-asian="normal" style:font-size-complex="11pt" style:font-weight-complex="normal"/>
    </style:style>
    <style:style style:name="P132" style:family="paragraph" style:parent-style-name="Standard">
      <style:paragraph-properties fo:text-align="start" style:justify-single-word="false"/>
      <style:text-properties officeooo:paragraph-rsid="0071da9b"/>
    </style:style>
    <style:style style:name="P133" style:family="paragraph" style:parent-style-name="Standard">
      <style:paragraph-properties fo:text-align="start" style:justify-single-word="false"/>
      <style:text-properties officeooo:paragraph-rsid="00720379"/>
    </style:style>
    <style:style style:name="P134" style:family="paragraph" style:parent-style-name="Standard">
      <style:paragraph-properties fo:text-align="start" style:justify-single-word="false"/>
      <style:text-properties style:font-name="FreeMono1" fo:font-size="10pt" fo:font-style="normal" fo:font-weight="normal" officeooo:rsid="0071da9b" officeooo:paragraph-rsid="0071da9b"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FreeMono1" fo:font-size="10pt" fo:font-style="normal" fo:font-weight="normal" officeooo:rsid="0071da9b" officeooo:paragraph-rsid="00720379"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officeooo:rsid="00720379" officeooo:paragraph-rsid="00720379"/>
    </style:style>
    <style:style style:name="P137" style:family="paragraph" style:parent-style-name="Standard">
      <style:paragraph-properties fo:text-align="start" style:justify-single-word="false"/>
      <style:text-properties officeooo:rsid="00720379" officeooo:paragraph-rsid="0072a734"/>
    </style:style>
    <style:style style:name="P138" style:family="paragraph" style:parent-style-name="Standard">
      <style:text-properties officeooo:paragraph-rsid="0072a734"/>
    </style:style>
    <style:style style:name="P139" style:family="paragraph" style:parent-style-name="Standard">
      <style:paragraph-properties fo:text-align="start" style:justify-single-word="false" style:writing-mode="lr-tb"/>
      <style:text-properties officeooo:paragraph-rsid="00720379"/>
    </style:style>
    <style:style style:name="P140" style:family="paragraph" style:parent-style-name="Standard">
      <style:paragraph-properties fo:text-align="start" style:justify-single-word="false" style:writing-mode="lr-tb"/>
      <style:text-properties officeooo:paragraph-rsid="0072a734"/>
    </style:style>
    <style:style style:name="P141" style:family="paragraph" style:parent-style-name="Text_20_body">
      <style:text-properties fo:font-style="normal" officeooo:rsid="00679e6e" officeooo:paragraph-rsid="00679e6e" style:font-style-asian="normal" style:font-style-complex="normal"/>
    </style:style>
    <style:style style:name="P142" style:family="paragraph" style:parent-style-name="Text_20_body">
      <style:text-properties fo:font-style="normal" officeooo:rsid="00679e6e" officeooo:paragraph-rsid="0068a6dc" style:font-style-asian="normal" style:font-style-complex="normal"/>
    </style:style>
    <style:style style:name="P143" style:family="paragraph" style:parent-style-name="Text_20_body">
      <style:text-properties fo:font-style="normal" officeooo:rsid="0068a6dc" officeooo:paragraph-rsid="0068a6dc" style:font-style-asian="normal" style:font-style-complex="normal"/>
    </style:style>
    <style:style style:name="P144" style:family="paragraph" style:parent-style-name="Text_20_body">
      <style:text-properties fo:font-style="normal" officeooo:rsid="0069b5f7" officeooo:paragraph-rsid="0069b5f7" style:font-style-asian="normal" style:font-style-complex="normal"/>
    </style:style>
    <style:style style:name="P145" style:family="paragraph" style:parent-style-name="Text_20_body">
      <style:text-properties fo:font-style="normal" officeooo:rsid="0069b5f7" officeooo:paragraph-rsid="006bb3ec" style:font-style-asian="normal" style:font-style-complex="normal"/>
    </style:style>
    <style:style style:name="P146" style:family="paragraph" style:parent-style-name="Text_20_body">
      <style:text-properties fo:font-style="normal" officeooo:rsid="006bb3ec" officeooo:paragraph-rsid="006bb3ec" style:font-style-asian="normal" style:font-style-complex="normal"/>
    </style:style>
    <style:style style:name="P147" style:family="paragraph" style:parent-style-name="Text_20_body">
      <style:text-properties fo:font-style="normal" officeooo:rsid="006d4ee2" officeooo:paragraph-rsid="006d4ee2" style:font-style-asian="normal" style:font-style-complex="normal"/>
    </style:style>
    <style:style style:name="P148" style:family="paragraph" style:parent-style-name="Text_20_body">
      <style:text-properties style:font-name="FreeMono1" fo:font-size="11pt" fo:font-style="normal" officeooo:rsid="0069b5f7" officeooo:paragraph-rsid="0069b5f7" style:font-size-asian="11pt" style:font-style-asian="normal" style:font-size-complex="11pt" style:font-style-complex="normal"/>
    </style:style>
    <style:style style:name="P149" style:family="paragraph" style:parent-style-name="Text_20_body">
      <style:text-properties style:font-name="Liberation Sans" fo:font-size="11pt" officeooo:rsid="00679e6e" officeooo:paragraph-rsid="00679e6e" style:font-size-asian="11pt" style:font-size-complex="11pt"/>
    </style:style>
    <style:style style:name="P150" style:family="paragraph" style:parent-style-name="Text_20_body">
      <style:text-properties style:font-name="Liberation Sans" fo:font-size="11pt" officeooo:rsid="00679e6e" officeooo:paragraph-rsid="0068a6dc" style:font-size-asian="11pt" style:font-size-complex="11pt"/>
    </style:style>
    <style:style style:name="P151" style:family="paragraph" style:parent-style-name="Text_20_body">
      <style:text-properties style:font-name="Liberation Sans" fo:font-size="11pt" officeooo:rsid="0069b5f7" officeooo:paragraph-rsid="0069b5f7" style:font-size-asian="11pt" style:font-size-complex="11pt"/>
    </style:style>
    <style:style style:name="P152" style:family="paragraph" style:parent-style-name="Text_20_body">
      <style:text-properties style:font-name="Liberation Sans" fo:font-size="11pt" officeooo:rsid="0072a734" officeooo:paragraph-rsid="0072a734" style:font-size-asian="11pt" style:font-size-complex="11pt"/>
    </style:style>
    <style:style style:name="P153" style:family="paragraph" style:parent-style-name="Heading_20_3">
      <style:text-properties officeooo:paragraph-rsid="0068a6dc"/>
    </style:style>
    <style:style style:name="P154" style:family="paragraph" style:parent-style-name="Heading_20_3">
      <style:text-properties officeooo:paragraph-rsid="00705c7b"/>
    </style:style>
    <style:style style:name="P155" style:family="paragraph" style:parent-style-name="Heading_20_3">
      <style:text-properties officeooo:paragraph-rsid="00720379"/>
    </style:style>
    <style:style style:name="P156" style:family="paragraph" style:parent-style-name="Heading_20_3">
      <style:paragraph-properties style:writing-mode="lr-tb"/>
      <style:text-properties officeooo:paragraph-rsid="0057ecef"/>
    </style:style>
    <style:style style:name="P157" style:family="paragraph" style:parent-style-name="Code">
      <style:text-properties fo:font-weight="normal" officeooo:rsid="00647946" officeooo:paragraph-rsid="00647946" style:font-weight-asian="normal" style:font-weight-complex="normal"/>
    </style:style>
    <style:style style:name="P158" style:family="paragraph" style:parent-style-name="Code">
      <style:text-properties fo:font-weight="normal" officeooo:rsid="00647946" officeooo:paragraph-rsid="0066ac2d" style:font-weight-asian="normal" style:font-weight-complex="normal"/>
    </style:style>
    <style:style style:name="P159" style:family="paragraph" style:parent-style-name="Code">
      <style:text-properties fo:font-weight="normal" officeooo:rsid="00647946" officeooo:paragraph-rsid="0072a734" style:font-weight-asian="normal" style:font-weight-complex="normal"/>
    </style:style>
    <style:style style:name="P160" style:family="paragraph" style:parent-style-name="Code">
      <style:text-properties fo:font-weight="normal" officeooo:rsid="0064eb7b" officeooo:paragraph-rsid="0066ac2d" style:font-weight-asian="normal" style:font-weight-complex="normal"/>
    </style:style>
    <style:style style:name="P161" style:family="paragraph" style:parent-style-name="Code">
      <style:text-properties fo:font-weight="normal" officeooo:rsid="0064eb7b" officeooo:paragraph-rsid="0072a734" style:font-weight-asian="normal" style:font-weight-complex="normal"/>
    </style:style>
    <style:style style:name="P162" style:family="paragraph" style:parent-style-name="Code">
      <style:text-properties fo:font-weight="normal" officeooo:rsid="0064eb7b" officeooo:paragraph-rsid="0074cd30" style:font-weight-asian="normal" style:font-weight-complex="normal"/>
    </style:style>
    <style:style style:name="P163" style:family="paragraph" style:parent-style-name="Code">
      <style:text-properties style:font-name="FreeMono1" fo:font-size="10pt" fo:font-weight="normal" officeooo:rsid="00647946" officeooo:paragraph-rsid="006d4ee2" style:font-size-asian="10pt" style:font-weight-asian="normal" style:font-size-complex="10pt" style:font-weight-complex="normal"/>
    </style:style>
    <style:style style:name="P164" style:family="paragraph" style:parent-style-name="Code">
      <style:text-properties style:font-name="FreeMono1" fo:font-size="10pt" fo:font-weight="normal" officeooo:rsid="0064eb7b" officeooo:paragraph-rsid="0072a734" style:font-size-asian="10pt" style:font-weight-asian="normal" style:font-size-complex="10pt" style:font-weight-complex="normal"/>
    </style:style>
    <style:style style:name="P165" style:family="paragraph" style:parent-style-name="Code">
      <style:text-properties style:font-name="Liberation Sans" officeooo:rsid="0052d0dd" officeooo:paragraph-rsid="0072a734"/>
    </style:style>
    <style:style style:name="P166" style:family="paragraph" style:parent-style-name="Code">
      <style:text-properties style:font-name="Liberation Sans" officeooo:paragraph-rsid="0072a734"/>
    </style:style>
    <style:style style:name="P167" style:family="paragraph" style:parent-style-name="Code">
      <style:text-properties officeooo:rsid="00647946" officeooo:paragraph-rsid="0072a734"/>
    </style:style>
    <style:style style:name="P168" style:family="paragraph" style:parent-style-name="Code">
      <style:text-properties officeooo:rsid="00647946" officeooo:paragraph-rsid="00735672"/>
    </style:style>
    <style:style style:name="P169" style:family="paragraph" style:parent-style-name="Code">
      <style:text-properties officeooo:rsid="0072a734" officeooo:paragraph-rsid="0072a734"/>
    </style:style>
    <style:style style:name="P170" style:family="paragraph" style:parent-style-name="Code">
      <style:paragraph-properties style:writing-mode="lr-tb"/>
      <style:text-properties style:font-name="Liberation Sans" officeooo:paragraph-rsid="0072a734"/>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632f38" officeooo:paragraph-rsid="00632f38"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64eb7b" officeooo:paragraph-rsid="0064eb7b"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6bb3ec" officeooo:paragraph-rsid="006bb3ec"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6d0c35" officeooo:paragraph-rsid="006d0c35"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ans" fo:font-size="11pt" fo:font-style="normal" fo:text-shadow="none" style:text-underline-style="none" fo:font-weight="normal" officeooo:rsid="006bb3ec" officeooo:paragraph-rsid="006bb3ec"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ans" fo:font-size="11pt" fo:font-style="normal" fo:text-shadow="none" style:text-underline-style="none" fo:font-weight="normal" officeooo:rsid="006d0c35" officeooo:paragraph-rsid="006d0c35"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45e36b"/>
    </style:style>
    <style:style style:name="T2" style:family="text">
      <style:text-properties officeooo:rsid="0044209d"/>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219bb3"/>
    </style:style>
    <style:style style:name="T6" style:family="text">
      <style:text-properties style:font-name="Liberation Serif" fo:font-size="12pt" fo:font-style="normal" fo:font-weight="bold" officeooo:rsid="001e9d41" style:font-size-asian="12pt" style:font-style-asian="normal" style:font-weight-asian="bold" style:font-size-complex="12pt" style:font-style-complex="normal" style:font-weight-complex="bold"/>
    </style:style>
    <style:style style:name="T7" style:family="text">
      <style:text-properties style:font-name="Liberation Serif" fo:font-size="12pt" fo:font-style="normal" fo:font-weight="bold" officeooo:rsid="00543ff5" style:font-size-asian="12pt" style:font-style-asian="normal" style:font-weight-asian="bold" style:font-size-complex="12pt" style:font-style-complex="normal" style:font-weight-complex="bold"/>
    </style:style>
    <style:style style:name="T8" style:family="text">
      <style:text-properties style:font-name="Liberation Serif" fo:font-size="12pt" fo:font-style="normal" fo:font-weight="bold" officeooo:rsid="0055dd33" style:font-size-asian="12pt" style:font-style-asian="normal" style:font-weight-asian="bold" style:font-size-complex="12pt" style:font-style-complex="normal" style:font-weight-complex="bold"/>
    </style:style>
    <style:style style:name="T9" style:family="text">
      <style:text-properties style:font-name="Liberation Serif" fo:font-size="12pt" fo:font-style="normal" fo:font-weight="bold" officeooo:rsid="00574629" style:font-size-asian="12pt" style:font-style-asian="normal" style:font-weight-asian="bold" style:font-size-complex="12pt" style:font-style-complex="normal" style:font-weight-complex="bold"/>
    </style:style>
    <style:style style:name="T10" style:family="text">
      <style:text-properties style:font-name="Liberation Serif" fo:font-size="12pt" fo:font-style="normal" fo:font-weight="bold" officeooo:rsid="005888df" style:font-size-asian="12pt" style:font-style-asian="normal" style:font-weight-asian="bold" style:font-size-complex="12pt" style:font-style-complex="normal" style:font-weight-complex="bold"/>
    </style:style>
    <style:style style:name="T11" style:family="text">
      <style:text-properties style:font-name="Liberation Serif" fo:font-size="12pt" fo:font-style="normal" fo:font-weight="bold" officeooo:rsid="005a0a97" style:font-size-asian="12pt" style:font-style-asian="normal" style:font-weight-asian="bold" style:font-size-complex="12pt" style:font-style-complex="normal" style:font-weight-complex="bold"/>
    </style:style>
    <style:style style:name="T12" style:family="text">
      <style:text-properties style:font-name="Liberation Serif" fo:font-size="12pt" fo:font-style="normal" fo:font-weight="bold" officeooo:rsid="00647946" style:font-size-asian="12pt" style:font-style-asian="normal" style:font-weight-asian="bold" style:font-size-complex="12pt" style:font-style-complex="normal" style:font-weight-complex="bold"/>
    </style:style>
    <style:style style:name="T13" style:family="text">
      <style:text-properties style:font-name="Liberation Serif" fo:font-size="12pt" fo:font-style="normal" fo:font-weight="bold" officeooo:rsid="0064eb7b" style:font-size-asian="12pt" style:font-style-asian="normal" style:font-weight-asian="bold" style:font-size-complex="12pt" style:font-style-complex="normal" style:font-weight-complex="bold"/>
    </style:style>
    <style:style style:name="T14" style:family="text">
      <style:text-properties style:font-name="Liberation Serif" fo:font-size="12pt" fo:font-style="normal" fo:font-weight="bold" officeooo:rsid="0066ac2d" style:font-size-asian="12pt" style:font-style-asian="normal" style:font-weight-asian="bold" style:font-size-complex="12pt" style:font-style-complex="normal" style:font-weight-complex="bold"/>
    </style:style>
    <style:style style:name="T15" style:family="text">
      <style:text-properties style:font-name="Liberation Serif" fo:font-size="12pt" fo:font-style="normal" fo:font-weight="bold" officeooo:rsid="006f1333" style:font-size-asian="12pt" style:font-style-asian="normal" style:font-weight-asian="bold" style:font-size-complex="12pt" style:font-style-complex="normal" style:font-weight-complex="bold"/>
    </style:style>
    <style:style style:name="T16" style:family="text">
      <style:text-properties style:font-name="Liberation Serif" fo:font-size="12pt" fo:font-style="normal" fo:font-weight="bold" officeooo:rsid="0071da9b" style:font-size-asian="12pt" style:font-style-asian="normal" style:font-weight-asian="bold" style:font-size-complex="12pt" style:font-style-complex="normal" style:font-weight-complex="bold"/>
    </style:style>
    <style:style style:name="T17" style:family="text">
      <style:text-properties style:font-name="Liberation Serif" fo:font-size="12pt" fo:font-style="normal" fo:font-weight="bold" officeooo:rsid="00720379" style:font-size-asian="12pt" style:font-style-asian="normal" style:font-weight-asian="bold" style:font-size-complex="12pt" style:font-style-complex="normal" style:font-weight-complex="bold"/>
    </style:style>
    <style:style style:name="T18" style:family="text">
      <style:text-properties style:font-name="Liberation Serif" fo:font-size="12pt" fo:font-style="normal" fo:font-weight="bold" officeooo:rsid="0072a734" style:font-size-asian="12pt" style:font-style-asian="normal" style:font-weight-asian="bold" style:font-size-complex="12pt" style:font-style-complex="normal" style:font-weight-complex="bold"/>
    </style:style>
    <style:style style:name="T19" style:family="text">
      <style:text-properties style:font-name="Liberation Serif" fo:font-size="12pt" fo:font-style="normal" fo:font-weight="bold" officeooo:rsid="00735672" style:font-size-asian="12pt" style:font-style-asian="normal" style:font-weight-asian="bold" style:font-size-complex="12pt" style:font-style-complex="normal" style:font-weight-complex="bold"/>
    </style:style>
    <style:style style:name="T2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Liberation Serif" fo:font-size="12pt" fo:font-style="normal" fo:font-weight="normal" officeooo:rsid="001e9d41"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fo:font-weight="normal" officeooo:rsid="00543ff5" style:font-size-asian="12pt" style:font-style-asian="normal" style:font-weight-asian="normal" style:font-size-complex="12pt" style:font-style-complex="normal" style:font-weight-complex="normal"/>
    </style:style>
    <style:style style:name="T23" style:family="text">
      <style:text-properties style:font-name="Liberation Serif" fo:font-size="12pt" fo:font-style="normal" fo:font-weight="normal" officeooo:rsid="0055dd33"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fo:font-weight="normal" officeooo:rsid="005888df" style:font-size-asian="12pt" style:font-style-asian="normal" style:font-weight-asian="normal" style:font-size-complex="12pt" style:font-style-complex="normal" style:font-weight-complex="normal"/>
    </style:style>
    <style:style style:name="T25" style:family="text">
      <style:text-properties style:font-name="Liberation Serif" fo:font-size="12pt" fo:font-style="normal" fo:font-weight="normal" officeooo:rsid="005a0a97" style:font-size-asian="12pt" style:font-style-asian="normal" style:font-weight-asian="normal" style:font-size-complex="12pt" style:font-style-complex="normal" style:font-weight-complex="normal"/>
    </style:style>
    <style:style style:name="T26" style:family="text">
      <style:text-properties style:font-name="Liberation Serif" fo:font-size="12pt" fo:font-style="normal" fo:font-weight="normal" officeooo:rsid="00632f38" style:font-size-asian="12pt" style:font-style-asian="normal" style:font-weight-asian="normal" style:font-size-complex="12pt" style:font-style-complex="normal" style:font-weight-complex="normal"/>
    </style:style>
    <style:style style:name="T27" style:family="text">
      <style:text-properties style:font-name="Liberation Serif" fo:font-size="12pt" fo:font-style="normal" fo:font-weight="normal" officeooo:rsid="00647946" style:font-size-asian="12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64eb7b" style:font-size-asian="12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66ac2d" style:font-size-asian="12pt" style:font-style-asian="normal" style:font-weight-asian="normal" style:font-size-complex="12pt" style:font-style-complex="normal" style:font-weight-complex="normal"/>
    </style:style>
    <style:style style:name="T30" style:family="text">
      <style:text-properties style:font-name="Liberation Serif" fo:font-size="12pt" fo:font-style="normal" fo:font-weight="normal" officeooo:rsid="006f1333" style:font-size-asian="12pt" style:font-style-asian="normal" style:font-weight-asian="normal" style:font-size-complex="12pt" style:font-style-complex="normal" style:font-weight-complex="normal"/>
    </style:style>
    <style:style style:name="T31" style:family="text">
      <style:text-properties style:font-name="Liberation Serif" fo:font-size="12pt" fo:font-style="normal" fo:font-weight="normal" officeooo:rsid="00705c7b"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071da9b"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720379" style:font-size-asian="12pt" style:font-style-asian="normal" style:font-weight-asian="normal" style:font-size-complex="12pt" style:font-style-complex="normal" style:font-weight-complex="normal"/>
    </style:style>
    <style:style style:name="T34" style:family="text">
      <style:text-properties style:font-name="Liberation Serif" fo:font-size="12pt" fo:font-style="normal" fo:font-weight="normal" officeooo:rsid="0072a734"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fo:font-weight="normal" officeooo:rsid="0074cd30"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italic" fo:font-weight="normal" officeooo:rsid="00705c7b" style:font-size-asian="12pt" style:font-style-asian="italic" style:font-weight-asian="normal" style:font-size-complex="12pt" style:font-style-complex="italic" style:font-weight-complex="normal"/>
    </style:style>
    <style:style style:name="T37" style:family="text">
      <style:text-properties style:font-name="Liberation Serif" fo:font-size="12pt" fo:font-style="italic" fo:font-weight="normal" officeooo:rsid="0071da9b" style:font-size-asian="12pt" style:font-style-asian="italic" style:font-weight-asian="normal" style:font-size-complex="12pt" style:font-style-complex="italic" style:font-weight-complex="normal"/>
    </style:style>
    <style:style style:name="T38" style:family="text">
      <style:text-properties style:font-name="Liberation Serif" fo:font-size="12pt" fo:font-style="italic" fo:font-weight="normal" officeooo:rsid="00720379" style:font-size-asian="12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72a734" style:font-size-asian="12pt" style:font-style-asian="italic" style:font-weight-asian="normal" style:font-size-complex="12pt" style:font-style-complex="italic"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1f0b4c" style:font-weight-asian="normal" style:font-weight-complex="normal"/>
    </style:style>
    <style:style style:name="T42" style:family="text">
      <style:text-properties fo:font-weight="normal" officeooo:rsid="00543ff5" style:font-weight-asian="normal" style:font-weight-complex="normal"/>
    </style:style>
    <style:style style:name="T43" style:family="text">
      <style:text-properties fo:font-weight="normal" officeooo:rsid="0055dd33" style:font-weight-asian="normal" style:font-weight-complex="normal"/>
    </style:style>
    <style:style style:name="T44" style:family="text">
      <style:text-properties fo:font-weight="normal" officeooo:rsid="00574629" style:font-weight-asian="normal" style:font-weight-complex="normal"/>
    </style:style>
    <style:style style:name="T45" style:family="text">
      <style:text-properties fo:font-weight="normal" officeooo:rsid="005888df" style:font-weight-asian="normal" style:font-weight-complex="normal"/>
    </style:style>
    <style:style style:name="T46" style:family="text">
      <style:text-properties fo:font-weight="normal" officeooo:rsid="005a3b0e" style:font-weight-asian="normal" style:font-weight-complex="normal"/>
    </style:style>
    <style:style style:name="T47" style:family="text">
      <style:text-properties fo:font-weight="normal" officeooo:rsid="006060f8" style:font-weight-asian="normal" style:font-weight-complex="normal"/>
    </style:style>
    <style:style style:name="T48" style:family="text">
      <style:text-properties fo:font-weight="normal" officeooo:rsid="00615cc7" style:font-weight-asian="normal" style:font-weight-complex="normal"/>
    </style:style>
    <style:style style:name="T49" style:family="text">
      <style:text-properties fo:font-weight="normal" officeooo:rsid="0064eb7b" style:font-weight-asian="normal" style:font-weight-complex="normal"/>
    </style:style>
    <style:style style:name="T50" style:family="text">
      <style:text-properties fo:font-weight="normal" officeooo:rsid="0066ac2d" style:font-weight-asian="normal" style:font-weight-complex="normal"/>
    </style:style>
    <style:style style:name="T51" style:family="text">
      <style:text-properties fo:font-weight="normal" officeooo:rsid="00679e6e" style:font-weight-asian="normal" style:font-weight-complex="normal"/>
    </style:style>
    <style:style style:name="T52" style:family="text">
      <style:text-properties fo:font-weight="normal" officeooo:rsid="0072a734" style:font-weight-asian="normal" style:font-weight-complex="normal"/>
    </style:style>
    <style:style style:name="T53" style:family="text">
      <style:text-properties fo:font-weight="normal" officeooo:rsid="00735672" style:font-weight-asian="normal" style:font-weight-complex="normal"/>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543ff5" style:font-style-asian="italic" style:font-weight-asian="normal" style:font-style-complex="italic" style:font-weight-complex="normal"/>
    </style:style>
    <style:style style:name="T56" style:family="text">
      <style:text-properties fo:font-style="italic" fo:font-weight="normal" officeooo:rsid="0055dd33" style:font-style-asian="italic" style:font-weight-asian="normal" style:font-style-complex="italic" style:font-weight-complex="normal"/>
    </style:style>
    <style:style style:name="T57" style:family="text">
      <style:text-properties fo:font-style="italic" fo:font-weight="normal" officeooo:rsid="00574629" style:font-style-asian="italic" style:font-weight-asian="normal" style:font-style-complex="italic" style:font-weight-complex="normal"/>
    </style:style>
    <style:style style:name="T58" style:family="text">
      <style:text-properties fo:font-style="italic" fo:font-weight="normal" officeooo:rsid="005a0a97" style:font-style-asian="italic" style:font-weight-asian="normal" style:font-style-complex="italic" style:font-weight-complex="normal"/>
    </style:style>
    <style:style style:name="T59" style:family="text">
      <style:text-properties fo:font-style="italic" fo:font-weight="normal" officeooo:rsid="00632f38" style:font-style-asian="italic" style:font-weight-asian="normal" style:font-style-complex="italic" style:font-weight-complex="normal"/>
    </style:style>
    <style:style style:name="T60" style:family="text">
      <style:text-properties fo:font-style="italic" fo:font-weight="normal" officeooo:rsid="00647946" style:font-style-asian="italic" style:font-weight-asian="normal" style:font-style-complex="italic" style:font-weight-complex="normal"/>
    </style:style>
    <style:style style:name="T61" style:family="text">
      <style:text-properties fo:font-style="italic" fo:font-weight="normal" officeooo:rsid="0064eb7b" style:font-style-asian="italic" style:font-weight-asian="normal" style:font-style-complex="italic" style:font-weight-complex="normal"/>
    </style:style>
    <style:style style:name="T62" style:family="text">
      <style:text-properties fo:font-style="italic" fo:font-weight="normal" officeooo:rsid="0072a734" style:font-style-asian="italic" style:font-weight-asian="normal"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italic" officeooo:rsid="004c24c4" style:font-style-asian="italic" style:font-style-complex="italic"/>
    </style:style>
    <style:style style:name="T65" style:family="text">
      <style:text-properties fo:font-style="italic" officeooo:rsid="0050a0da" style:font-style-asian="italic" style:font-style-complex="italic"/>
    </style:style>
    <style:style style:name="T66" style:family="text">
      <style:text-properties fo:font-style="italic" officeooo:rsid="00523150" style:font-style-asian="italic" style:font-style-complex="italic"/>
    </style:style>
    <style:style style:name="T67" style:family="text">
      <style:text-properties fo:font-style="italic" officeooo:rsid="006060f8" style:font-style-asian="italic" style:font-style-complex="italic"/>
    </style:style>
    <style:style style:name="T68" style:family="text">
      <style:text-properties fo:font-style="italic" officeooo:rsid="00720379"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543ff5" style:font-style-asian="normal" style:font-weight-asian="normal" style:font-style-complex="normal" style:font-weight-complex="normal"/>
    </style:style>
    <style:style style:name="T72" style:family="text">
      <style:text-properties fo:font-style="normal" fo:font-weight="normal" officeooo:rsid="0055dd33" style:font-style-asian="normal" style:font-weight-asian="normal" style:font-style-complex="normal" style:font-weight-complex="normal"/>
    </style:style>
    <style:style style:name="T73" style:family="text">
      <style:text-properties fo:font-style="normal" fo:font-weight="normal" officeooo:rsid="00574629" style:font-style-asian="normal" style:font-weight-asian="normal" style:font-style-complex="normal" style:font-weight-complex="normal"/>
    </style:style>
    <style:style style:name="T74" style:family="text">
      <style:text-properties fo:font-style="normal" fo:font-weight="normal" officeooo:rsid="005888df" style:font-style-asian="normal" style:font-weight-asian="normal" style:font-style-complex="normal" style:font-weight-complex="normal"/>
    </style:style>
    <style:style style:name="T75" style:family="text">
      <style:text-properties fo:font-style="normal" fo:font-weight="normal" officeooo:rsid="005a0a97" style:font-style-asian="normal" style:font-weight-asian="normal" style:font-style-complex="normal" style:font-weight-complex="normal"/>
    </style:style>
    <style:style style:name="T76" style:family="text">
      <style:text-properties fo:font-style="normal" fo:font-weight="normal" officeooo:rsid="005a3b0e" style:font-style-asian="normal" style:font-weight-asian="normal" style:font-style-complex="normal" style:font-weight-complex="normal"/>
    </style:style>
    <style:style style:name="T77" style:family="text">
      <style:text-properties fo:font-style="normal" fo:font-weight="normal" officeooo:rsid="006060f8" style:font-style-asian="normal" style:font-weight-asian="normal" style:font-style-complex="normal" style:font-weight-complex="normal"/>
    </style:style>
    <style:style style:name="T78" style:family="text">
      <style:text-properties fo:font-style="normal" fo:font-weight="normal" officeooo:rsid="00632f38" style:font-style-asian="normal" style:font-weight-asian="normal" style:font-style-complex="normal" style:font-weight-complex="normal"/>
    </style:style>
    <style:style style:name="T79" style:family="text">
      <style:text-properties fo:font-style="normal" fo:font-weight="normal" officeooo:rsid="00647946" style:font-style-asian="normal" style:font-weight-asian="normal" style:font-style-complex="normal" style:font-weight-complex="normal"/>
    </style:style>
    <style:style style:name="T80" style:family="text">
      <style:text-properties fo:font-style="normal" fo:font-weight="normal" officeooo:rsid="0064eb7b" style:font-style-asian="normal" style:font-weight-asian="normal" style:font-style-complex="normal" style:font-weight-complex="normal"/>
    </style:style>
    <style:style style:name="T81" style:family="text">
      <style:text-properties fo:font-style="normal" fo:font-weight="normal" officeooo:rsid="0066ac2d" style:font-style-asian="normal" style:font-weight-asian="normal" style:font-style-complex="normal" style:font-weight-complex="normal"/>
    </style:style>
    <style:style style:name="T82" style:family="text">
      <style:text-properties fo:font-style="normal" fo:font-weight="normal" officeooo:rsid="006f1333" style:font-style-asian="normal" style:font-weight-asian="normal" style:font-style-complex="normal" style:font-weight-complex="normal"/>
    </style:style>
    <style:style style:name="T83" style:family="text">
      <style:text-properties fo:font-style="normal" fo:font-weight="normal" officeooo:rsid="0052d0dd" style:font-style-asian="normal" style:font-weight-asian="normal" style:font-style-complex="normal" style:font-weight-complex="normal"/>
    </style:style>
    <style:style style:name="T84" style:family="text">
      <style:text-properties fo:font-style="normal" fo:font-weight="normal" officeooo:rsid="0072a734" style:font-style-asian="normal" style:font-weight-asian="normal" style:font-style-complex="normal" style:font-weight-complex="normal"/>
    </style:style>
    <style:style style:name="T85" style:family="text">
      <style:text-properties fo:font-style="normal" fo:font-weight="normal" officeooo:rsid="00735672" style:font-style-asian="normal" style:font-weight-asian="normal" style:font-style-complex="normal" style:font-weight-complex="normal"/>
    </style:style>
    <style:style style:name="T86" style:family="text">
      <style:text-properties fo:font-style="normal" fo:font-weight="normal" officeooo:rsid="0074cd30" style:font-style-asian="normal" style:font-weight-asian="normal" style:font-style-complex="normal" style:font-weight-complex="normal"/>
    </style:style>
    <style:style style:name="T87" style:family="text">
      <style:text-properties fo:font-style="normal" style:font-style-asian="normal" style:font-style-complex="normal"/>
    </style:style>
    <style:style style:name="T88" style:family="text">
      <style:text-properties fo:font-style="normal" officeooo:rsid="004a551a" style:font-style-asian="normal" style:font-style-complex="normal"/>
    </style:style>
    <style:style style:name="T89" style:family="text">
      <style:text-properties fo:font-style="normal" officeooo:rsid="004c24c4" style:font-style-asian="normal" style:font-style-complex="normal"/>
    </style:style>
    <style:style style:name="T90" style:family="text">
      <style:text-properties fo:font-style="normal" officeooo:rsid="005008d6" style:font-style-asian="normal" style:font-style-complex="normal"/>
    </style:style>
    <style:style style:name="T91" style:family="text">
      <style:text-properties fo:font-style="normal" officeooo:rsid="0050a0da" style:font-style-asian="normal" style:font-style-complex="normal"/>
    </style:style>
    <style:style style:name="T92" style:family="text">
      <style:text-properties fo:font-style="normal" officeooo:rsid="0052d0dd" style:font-style-asian="normal" style:font-style-complex="normal"/>
    </style:style>
    <style:style style:name="T93" style:family="text">
      <style:text-properties fo:font-style="normal" officeooo:rsid="006060f8" style:font-style-asian="normal" style:font-style-complex="normal"/>
    </style:style>
    <style:style style:name="T94" style:family="text">
      <style:text-properties fo:font-style="normal" officeooo:rsid="0068a6dc" style:font-style-asian="normal" style:font-style-complex="normal"/>
    </style:style>
    <style:style style:name="T95" style:family="text">
      <style:text-properties fo:font-style="normal" officeooo:rsid="00720379"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officeooo:rsid="00647946" style:font-style-asian="normal" style:font-weight-asian="bold" style:font-style-complex="normal" style:font-weight-complex="bold"/>
    </style:style>
    <style:style style:name="T98" style:family="text">
      <style:text-properties fo:font-style="normal" fo:font-weight="bold" officeooo:rsid="006f1333" style:font-style-asian="normal" style:font-weight-asian="bold" style:font-style-complex="normal" style:font-weight-complex="bold"/>
    </style:style>
    <style:style style:name="T99" style:family="text">
      <style:text-properties fo:font-style="normal" fo:font-weight="bold" officeooo:rsid="00632f38" style:font-style-asian="normal" style:font-weight-asian="bold" style:font-style-complex="normal" style:font-weight-complex="bold"/>
    </style:style>
    <style:style style:name="T100" style:family="text">
      <style:text-properties officeooo:rsid="003d5cdf"/>
    </style:style>
    <style:style style:name="T101" style:family="text">
      <style:text-properties style:font-name="Liberation Sans" fo:font-size="10pt" fo:font-weight="normal" style:font-size-asian="10pt" style:font-weight-asian="normal" style:font-size-complex="10pt" style:font-weight-complex="normal"/>
    </style:style>
    <style:style style:name="T102" style:family="text">
      <style:text-properties style:font-name="Liberation Sans" fo:font-size="10pt" fo:font-weight="normal" officeooo:rsid="00543ff5" style:font-size-asian="10pt" style:font-weight-asian="normal" style:font-size-complex="10pt" style:font-weight-complex="normal"/>
    </style:style>
    <style:style style:name="T103" style:family="text">
      <style:text-properties style:font-name="Liberation Sans" fo:font-size="10pt" fo:font-style="italic" fo:font-weight="normal" style:font-size-asian="10pt" style:font-style-asian="italic" style:font-weight-asian="normal" style:font-size-complex="10pt" style:font-style-complex="italic" style:font-weight-complex="normal"/>
    </style:style>
    <style:style style:name="T104" style:family="text">
      <style:text-properties style:font-name="Liberation Sans" fo:font-size="10pt" fo:font-style="italic" fo:font-weight="normal" officeooo:rsid="00543ff5" style:font-size-asian="10pt" style:font-style-asian="italic" style:font-weight-asian="normal" style:font-size-complex="10pt" style:font-style-complex="italic" style:font-weight-complex="normal"/>
    </style:style>
    <style:style style:name="T105" style:family="text">
      <style:text-properties style:font-name="Liberation Sans" fo:font-size="10pt" fo:font-style="italic" fo:font-weight="normal" officeooo:rsid="005888df" style:font-size-asian="10pt" style:font-style-asian="italic" style:font-weight-asian="normal" style:font-size-complex="10pt" style:font-style-complex="italic" style:font-weight-complex="normal"/>
    </style:style>
    <style:style style:name="T106" style:family="text">
      <style:text-properties style:font-name="Liberation Sans" fo:font-size="10pt" fo:font-style="normal" fo:font-weight="normal" style:font-size-asian="10pt" style:font-style-asian="normal" style:font-weight-asian="normal" style:font-size-complex="10pt" style:font-style-complex="normal" style:font-weight-complex="normal"/>
    </style:style>
    <style:style style:name="T107" style:family="text">
      <style:text-properties style:font-name="Liberation Sans" fo:font-size="10pt" fo:font-style="normal" fo:font-weight="normal" officeooo:rsid="00543ff5" style:font-size-asian="10pt" style:font-style-asian="normal" style:font-weight-asian="normal" style:font-size-complex="10pt" style:font-style-complex="normal" style:font-weight-complex="normal"/>
    </style:style>
    <style:style style:name="T108" style:family="text">
      <style:text-properties style:font-name="Liberation Sans" fo:font-size="10pt" fo:font-style="normal" fo:font-weight="normal" officeooo:rsid="005888df" style:font-size-asian="10pt" style:font-style-asian="normal" style:font-weight-asian="normal" style:font-size-complex="10pt" style:font-style-complex="normal" style:font-weight-complex="normal"/>
    </style:style>
    <style:style style:name="T109" style:family="text">
      <style:text-properties style:font-name="Liberation Sans" fo:font-style="italic" fo:font-weight="bold" style:font-style-asian="italic" style:font-weight-asian="bold" style:font-style-complex="italic" style:font-weight-complex="bold"/>
    </style:style>
    <style:style style:name="T110" style:family="text">
      <style:text-properties style:font-name="Liberation Sans" fo:font-style="italic" fo:font-weight="bold" officeooo:rsid="004a551a" style:font-style-asian="italic" style:font-weight-asian="bold" style:font-style-complex="italic" style:font-weight-complex="bold"/>
    </style:style>
    <style:style style:name="T111" style:family="text">
      <style:text-properties officeooo:rsid="0050a0da"/>
    </style:style>
    <style:style style:name="T112" style:family="text">
      <style:text-properties officeooo:rsid="00523150"/>
    </style:style>
    <style:style style:name="T113" style:family="text">
      <style:text-properties officeooo:rsid="0052d0dd"/>
    </style:style>
    <style:style style:name="T114" style:family="text">
      <style:text-properties officeooo:rsid="0057ecef"/>
    </style:style>
    <style:style style:name="T115" style:family="text">
      <style:text-properties officeooo:rsid="005888df"/>
    </style:style>
    <style:style style:name="T116" style:family="text">
      <style:text-properties officeooo:rsid="00615cc7"/>
    </style:style>
    <style:style style:name="T117" style:family="text">
      <style:text-properties style:font-name="FreeMono1" fo:font-size="11pt" fo:font-style="normal" style:font-size-asian="11pt" style:font-style-asian="normal" style:font-size-complex="11pt" style:font-style-complex="normal"/>
    </style:style>
    <style:style style:name="T118" style:family="text">
      <style:text-properties officeooo:rsid="0068a6dc"/>
    </style:style>
    <style:style style:name="T119" style:family="text">
      <style:text-properties fo:font-size="11pt" style:font-size-asian="9.60000038146973pt" style:font-size-complex="11pt"/>
    </style:style>
    <style:style style:name="T120" style:family="text">
      <style:text-properties officeooo:rsid="006d0c35"/>
    </style:style>
    <style:style style:name="T121" style:family="text">
      <style:text-properties officeooo:rsid="00705c7b"/>
    </style:style>
    <style:style style:name="T122" style:family="text">
      <style:text-properties officeooo:rsid="00720379"/>
    </style:style>
    <style:style style:name="T123" style:family="text">
      <style:text-properties style:font-name="FreeMono1" fo:font-size="10pt" fo:font-style="normal" fo:font-weight="normal" style:font-size-asian="10pt" style:font-style-asian="normal" style:font-weight-asian="normal" style:font-size-complex="10pt" style:font-style-complex="normal" style:font-weight-complex="normal"/>
    </style:style>
    <style:style style:name="T124" style:family="text">
      <style:text-properties style:font-name="FreeMono1" fo:font-size="10pt" fo:font-style="normal" fo:font-weight="normal" officeooo:rsid="0071da9b" style:font-size-asian="10pt" style:font-style-asian="normal" style:font-weight-asian="normal" style:font-size-complex="10pt" style:font-style-complex="normal" style:font-weight-complex="normal"/>
    </style:style>
    <style:style style:name="T125" style:family="text">
      <style:text-properties style:font-name="FreeMono1" fo:font-size="10pt" fo:font-style="normal" fo:font-weight="normal" officeooo:rsid="00720379" style:font-size-asian="10pt" style:font-style-asian="normal" style:font-weight-asian="normal" style:font-size-complex="10pt" style:font-style-complex="normal" style:font-weight-complex="normal"/>
    </style:style>
    <style:style style:name="T126" style:family="text">
      <style:text-properties style:font-name="FreeMono1" fo:font-size="10pt" fo:font-style="normal" fo:font-weight="normal" officeooo:rsid="0072a734" style:font-size-asian="10pt" style:font-style-asian="normal" style:font-weight-asian="normal" style:font-size-complex="10pt" style:font-style-complex="normal" style:font-weight-complex="normal"/>
    </style:style>
    <style:style style:name="T127" style:family="text">
      <style:text-properties style:font-name="FreeMono1" fo:font-size="10pt" fo:font-style="italic" fo:font-weight="normal" officeooo:rsid="0072a734" style:font-size-asian="10pt" style:font-style-asian="italic" style:font-weight-asian="normal" style:font-size-complex="10pt" style:font-style-complex="italic" style:font-weight-complex="normal"/>
    </style:style>
    <style:style style:name="T128" style:family="text">
      <style:text-properties style:font-name="FreeMono1" fo:font-style="italic" fo:font-weight="normal" officeooo:rsid="0072a734" style:font-style-asian="italic" style:font-weight-asian="normal" style:font-style-complex="italic" style:font-weight-complex="normal"/>
    </style:style>
    <style:style style:name="T129" style:family="text">
      <style:text-properties style:font-name="FreeMono1" fo:font-style="italic" fo:font-weight="normal" officeooo:rsid="00735672" style:font-style-asian="italic" style:font-weight-asian="normal" style:font-style-complex="italic" style:font-weight-complex="normal"/>
    </style:style>
    <style:style style:name="T130" style:family="text">
      <style:text-properties officeooo:rsid="0072a734"/>
    </style:style>
    <style:style style:name="T131" style:family="text">
      <style:text-properties officeooo:rsid="00735672"/>
    </style:style>
    <style:style style:name="T132" style:family="text">
      <style:text-properties officeooo:rsid="0074cd30"/>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3"><text:a xlink:type="simple" xlink:href="https://docs.mongodb.com/manual/reference/glossary/index.html#glossary" text:style-name="Internet_20_link" text:visited-style-name="Visited_20_Internet_20_Link"><text:span text:style-name="T2">Terminology</text:span></text:a></text:h>
      <text:p text:style-name="P127">As you start working with MongoDB, you will notice various terms used in the documentation. <text:s/>Here is a quick table of equivalences between MongoDB and traditional relational database <text:span text:style-name="T111">management systems (RDBMS) </text:span>terms.</text:p>
      <text:p text:style-name="P27"/>
      <table:table table:name="Table1" table:style-name="Table1">
        <table:table-column table:style-name="Table1.A"/>
        <table:table-column table:style-name="Table1.B"/>
        <table:table-row table:style-name="Table1.1">
          <table:table-cell table:style-name="Table1.A1" office:value-type="float" office:value="0">
            <text:p text:style-name="P82">MongoDB</text:p>
          </table:table-cell>
          <table:table-cell table:style-name="Table1.B1" office:value-type="float" office:value="0">
            <text:p text:style-name="P83">RDBMS</text:p>
          </table:table-cell>
        </table:table-row>
        <table:table-row table:style-name="Table1.2">
          <table:table-cell table:style-name="Table1.A2" office:value-type="float" office:value="0">
            <text:p text:style-name="P107">database</text:p>
          </table:table-cell>
          <table:table-cell table:style-name="Table1.B2" office:value-type="string">
            <text:p text:style-name="P94">database</text:p>
          </table:table-cell>
        </table:table-row>
        <table:table-row table:style-name="Table1.2">
          <table:table-cell table:style-name="Table1.A3" office:value-type="float" office:value="0">
            <text:p text:style-name="P107">collection</text:p>
          </table:table-cell>
          <table:table-cell table:style-name="Table1.B3" office:value-type="string">
            <text:p text:style-name="P94">table</text:p>
          </table:table-cell>
        </table:table-row>
        <table:table-row table:style-name="Table1.2">
          <table:table-cell table:style-name="Table1.A2" office:value-type="float" office:value="0">
            <text:p text:style-name="P107">document</text:p>
          </table:table-cell>
          <table:table-cell table:style-name="Table1.B4" office:value-type="string">
            <text:p text:style-name="P94">row</text:p>
          </table:table-cell>
        </table:table-row>
        <table:table-row table:style-name="Table1.1">
          <table:table-cell table:style-name="Table1.A5" office:value-type="float" office:value="0">
            <text:p text:style-name="P107">field</text:p>
          </table:table-cell>
          <table:table-cell table:style-name="Table1.B5" office:value-type="string">
            <text:p text:style-name="P94">column</text:p>
          </table:table-cell>
        </table:table-row>
      </table:table>
      <text:p text:style-name="P30"/>
      <text:p text:style-name="P128"><text:span text:style-name="T114">Y</text:span>ou will <text:span text:style-name="T114">also </text:span>encounter <text:span text:style-name="T114">concepts </text:span>have no direct RDBMS equivalents<text:span text:style-name="T114">, summarized here:</text:span></text:p>
      <text:p text:style-name="P27"/>
      <table:table table:name="Table4" table:style-name="Table4">
        <table:table-column table:style-name="Table4.A"/>
        <table:table-column table:style-name="Table4.B"/>
        <table:table-row table:style-name="Table4.1">
          <table:table-cell table:style-name="Table4.A1" office:value-type="float" office:value="0">
            <text:p text:style-name="P84">Concept</text:p>
          </table:table-cell>
          <table:table-cell table:style-name="Table4.B1" office:value-type="float" office:value="0">
            <text:p text:style-name="P83">Notes</text:p>
          </table:table-cell>
        </table:table-row>
        <table:table-row table:style-name="Table4.1">
          <table:table-cell table:style-name="Table4.A2" office:value-type="float" office:value="0">
            <text:p text:style-name="P105">mongod</text:p>
          </table:table-cell>
          <table:table-cell table:style-name="Table4.B2" office:value-type="string">
            <text:p text:style-name="P95">MongoDB server daemon<text:span text:style-name="T112">.</text:span></text:p>
          </table:table-cell>
        </table:table-row>
        <table:table-row table:style-name="Table4.1">
          <table:table-cell table:style-name="Table4.A3" office:value-type="float" office:value="0">
            <text:p text:style-name="P105">mongos</text:p>
          </table:table-cell>
          <table:table-cell table:style-name="Table4.B3" office:value-type="string">
            <text:p text:style-name="P96">Routes queries across a sharded cluster. <text:s/>Otherwise, behaves as a mongod instance.</text:p>
          </table:table-cell>
        </table:table-row>
        <table:table-row table:style-name="Table4.1">
          <table:table-cell table:style-name="Table4.A2" office:value-type="float" office:value="0">
            <text:p text:style-name="P105">mongo</text:p>
          </table:table-cell>
          <table:table-cell table:style-name="Table4.B4" office:value-type="string">
            <text:p text:style-name="P95">A JavaScript based shell used to manage <text:span text:style-name="T66">mongod</text:span><text:span text:style-name="T112"> or </text:span><text:span text:style-name="T66">mongos</text:span><text:span text:style-name="T112"> instances.</text:span></text:p>
          </table:table-cell>
        </table:table-row>
        <table:table-row table:style-name="Table4.1">
          <table:table-cell table:style-name="Table4.A3" office:value-type="float" office:value="0">
            <text:p text:style-name="P106">replica set</text:p>
          </table:table-cell>
          <table:table-cell table:style-name="Table4.B5" office:value-type="string">
            <text:p text:style-name="P96">A group of servers with identical copies of the database providing high availability.</text:p>
          </table:table-cell>
        </table:table-row>
        <table:table-row table:style-name="Table4.1">
          <table:table-cell table:style-name="Table4.A6" office:value-type="float" office:value="0">
            <text:p text:style-name="P106">sharded cluster</text:p>
          </table:table-cell>
          <table:table-cell table:style-name="Table4.B6" office:value-type="string">
            <text:p text:style-name="P96">A group of servers with logically divided fragments of the same collection, allowing for horizontal scalability. </text:p>
          </table:table-cell>
        </table:table-row>
      </table:table>
      <text:p text:style-name="P27"/>
      <text:p text:style-name="P27"/>
      <text:h text:style-name="Heading_20_3" text:outline-level="3"><text:a xlink:type="simple" xlink:href="https://docs.mongodb.com/manual/installation/#install-mongodb" text:style-name="Internet_20_link" text:visited-style-name="Visited_20_Internet_20_Link">Installation</text:a><text:a xlink:type="simple" xlink:href="https://docs.mongodb.com/manual/installation/#install-mongodb" text:style-name="Internet_20_link" text:visited-style-name="Visited_20_Internet_20_Link"><text:span text:style-name="T100"> and Configuration</text:span></text:a></text:h>
      <text:p text:style-name="P24"><text:span text:style-name="T89">T</text:span><text:span text:style-name="T87">he steps needed to install MongoDB 4.x on your local server</text:span><text:span text:style-name="T89"> are extremely well documented </text:span><text:a xlink:type="simple" xlink:href="https://docs.mongodb.com/manual/installation/#install-mongodb" text:style-name="Internet_20_link" text:visited-style-name="Visited_20_Internet_20_Link"><text:span text:style-name="T89">here</text:span></text:a><text:span text:style-name="T89">. Accordingly, in this guide we add a few brief notes on installation before moving on to DevOps considerations.</text:span></text:p>
      <text:p text:style-name="P26"/>
      <text:p text:style-name="P20">DEB-Based Linux</text:p>
      <text:p text:style-name="P11"><text:span text:style-name="T87">Debian based Linux distributions include Ubuntu and Debian itself. <text:s/>It's important to note that the "official" Debian package repository generally does not have the latest version of MongoDB. <text:s/>Accordingly you will need to add to your </text:span><text:span text:style-name="T63">sources</text:span><text:span text:style-name="T87"> list, as explained </text:span><text:a xlink:type="simple" xlink:href="https://docs.mongodb.com/manual/tutorial/install-mongodb-on-debian/#create-a-etc-apt-sources-list-d-mongodb-org-4-2-list-file-for-mongodb" text:style-name="Internet_20_link" text:visited-style-name="Visited_20_Internet_20_Link"><text:span text:style-name="T89">here</text:span></text:a><text:span text:style-name="T89"> for Debian Linux, and </text:span><text:a xlink:type="simple" xlink:href="https://docs.mongodb.com/manual/tutorial/install-mongodb-on-ubuntu/#create-a-list-file-for-mongodb" text:style-name="Internet_20_link" text:visited-style-name="Visited_20_Internet_20_Link"><text:span text:style-name="T89">here</text:span></text:a><text:span text:style-name="T89"> for Ubuntu.</text:span></text:p>
      <text:p text:style-name="P8"/>
      <text:p text:style-name="P28"><text:span text:style-name="T110">RPM</text:span><text:span text:style-name="T109">-Based Linux</text:span></text:p>
      <text:p text:style-name="P12"><text:span text:style-name="T88">RPM (Redhat Package Manager) </text:span><text:span text:style-name="T87">based Linux distributions include </text:span><text:span text:style-name="T88">Redhat, Fedora and CentOS, among others</text:span><text:span text:style-name="T87">. <text:s/></text:span><text:span text:style-name="T89">As with DEB-based Linux distributions, it's important to update the sources list for the </text:span><text:span text:style-name="T64">yum</text:span><text:span text:style-name="T89"> package manager, as explained </text:span><text:a xlink:type="simple" xlink:href="https://docs.mongodb.com/manual/tutorial/install-mongodb-on-red-hat/#configure-the-package-management-system-yum" text:style-name="Internet_20_link" text:visited-style-name="Visited_20_Internet_20_Link"><text:span text:style-name="T89">here</text:span></text:a><text:span text:style-name="T89"> on the MongoDB website.<text:line-break/></text:span></text:p>
      <text:p text:style-name="P23">Mac</text:p>
      <text:p text:style-name="P13"><text:span text:style-name="T90">It is highly recommended you install MongoDB using the </text:span><text:a xlink:type="simple" xlink:href="https://brew.sh/" text:style-name="Internet_20_link" text:visited-style-name="Visited_20_Internet_20_Link"><text:span text:style-name="T90">Homebrew</text:span></text:a><text:span text:style-name="T90"> package manager. <text:s/>The most up-to-date instructions can be found </text:span><text:a xlink:type="simple" xlink:href="https://github.com/mongodb/homebrew-brew" text:style-name="Internet_20_link" text:visited-style-name="Visited_20_Internet_20_Link"><text:span text:style-name="T90">here</text:span></text:a><text:span text:style-name="T89">.</text:span></text:p>
      <text:p text:style-name="P16"/>
      <text:p text:style-name="P21">Windows</text:p>
      <text:p text:style-name="P13"><text:span text:style-name="T91">It should come as no surprise that Windows installations use an MSI (Microsoft Installer) package provided by MongoDB. <text:s/>The installation is extremely straightforward and entirely GUI driven. <text:s/>The most difficult part of the installation will be determining where to place the database files (i.e. so you don't immediately fill up the the wrong Windows "drive"), and whether or not to run MongoDB as a service. <text:s/>The Windows installer also installs </text:span><text:a xlink:type="simple" xlink:href="https://docs.mongodb.com/compass/current/#mongodb-compass" text:style-name="Internet_20_link" text:visited-style-name="Visited_20_Internet_20_Link"><text:span text:style-name="T65">MongoDB Compass</text:span></text:a><text:span text:style-name="T91">, which is a GUI for the </text:span><text:span text:style-name="T65">mongo</text:span><text:span text:style-name="T91"> shell</text:span><text:span text:style-name="T89">.</text:span></text:p>
      <text:p text:style-name="P16"/>
      <text:h text:style-name="Heading_20_3" text:outline-level="3"><text:a xlink:type="simple" xlink:href="https://docs.mongodb.com/manual/reference/configuration-options/#configuration-file-options" text:style-name="Internet_20_link" text:visited-style-name="Visited_20_Internet_20_Link"><text:span text:style-name="T91">Configuring MongoDB</text:span></text:a></text:h>
      <text:p text:style-name="P17">Although you can start MongoDB server from the command, and supply command line options to enforce specific behavior, it's much more convenient to make this behavior permanent by placing it in a configuration file.</text:p>
      <text:p text:style-name="P17"/>
      <text:p text:style-name="P21">Location of the Config File</text:p>
      <text:p text:style-name="P17">The following table provides a list of default locations of the MongoDB configuration file.</text:p>
      <text:p text:style-name="P17"/>
      <table:table table:name="Location_Config" table:style-name="Location_5f_Config" table:template-name="Box List Blue">
        <table:table-column table:style-name="Location_5f_Config.A"/>
        <table:table-column table:style-name="Location_5f_Config.B"/>
        <table:table-row table:style-name="Location_5f_Config.1">
          <table:table-cell table:style-name="Location_5f_Config.A1" office:value-type="float" office:value="0">
            <text:p text:style-name="P81">OS</text:p>
          </table:table-cell>
          <table:table-cell table:style-name="Location_5f_Config.A1" office:value-type="float" office:value="0">
            <text:p text:style-name="P81">Config File</text:p>
          </table:table-cell>
        </table:table-row>
        <table:table-row>
          <table:table-cell table:style-name="Location_5f_Config.A2" office:value-type="float" office:value="0">
            <text:p text:style-name="P79">Linux</text:p>
          </table:table-cell>
          <table:table-cell table:style-name="Location_5f_Config.B2" office:value-type="string">
            <text:p text:style-name="P92">/etc/mongod.conf</text:p>
          </table:table-cell>
        </table:table-row>
        <table:table-row>
          <table:table-cell table:style-name="Location_5f_Config.A3" office:value-type="float" office:value="0">
            <text:p text:style-name="P79">Windows</text:p>
          </table:table-cell>
          <table:table-cell table:style-name="Location_5f_Config.B3" office:value-type="string">
            <text:p text:style-name="P92"><text:span text:style-name="T113">&lt;drive&gt;:\</text:span>&lt;install<text:span text:style-name="T113">_</text:span>dir&gt;<text:line-break/><text:span text:style-name="T113">\</text:span>bin<text:span text:style-name="T113">\</text:span>mongod.cfg</text:p>
          </table:table-cell>
        </table:table-row>
        <table:table-row>
          <table:table-cell table:style-name="Location_5f_Config.A4" office:value-type="float" office:value="0">
            <text:p text:style-name="P80">Mac</text:p>
          </table:table-cell>
          <table:table-cell table:style-name="Location_5f_Config.B4" office:value-type="string">
            <text:p text:style-name="P93">/usr/local/etc/mongod.conf</text:p>
          </table:table-cell>
        </table:table-row>
      </table:table>
      <text:p text:style-name="P17"/>
      <text:p text:style-name="P22"><text:a xlink:type="simple" xlink:href="https://docs.mongodb.com/manual/reference/configuration-options/#configuration-file-options" text:style-name="Internet_20_link" text:visited-style-name="Visited_20_Internet_20_Link">Config File</text:a><text:a xlink:type="simple" xlink:href="https://docs.mongodb.com/manual/reference/configuration-options/#configuration-file-options" text:style-name="Internet_20_link" text:visited-style-name="Visited_20_Internet_20_Link"><text:span text:style-name="T113"> Directives</text:span></text:a></text:p>
      <text:p text:style-name="P14"><text:soft-page-break/><text:span text:style-name="T92">Config file directives use </text:span><text:a xlink:type="simple" xlink:href="https://yaml.org/" text:style-name="Internet_20_link" text:visited-style-name="Visited_20_Internet_20_Link"><text:span text:style-name="T92">YAML</text:span></text:a><text:span text:style-name="T92"> formatting. Each new directive must be on a new line. <text:s/>Use a colon (:) to separate key from value. <text:s/>Nested options are indented by at least one space.</text:span><text:span text:style-name="T91"> </text:span></text:p>
      <text:p text:style-name="P18"/>
      <text:p text:style-name="P6">01<text:span text:style-name="T40"> <text:s/></text:span><text:span text:style-name="T113">storage</text:span></text:p>
      <text:p text:style-name="Standard"><text:span text:style-name="T101">The </text:span><text:span text:style-name="T103">storage</text:span><text:span text:style-name="T106"> directive is used to instruct </text:span><text:span text:style-name="T103">mongod</text:span><text:span text:style-name="T106"> where its database files are located. <text:s/>This directive also tells </text:span><text:span text:style-name="T103">mongod</text:span><text:span text:style-name="T106"> which engine to use. </text:span><text:span text:style-name="T70"><text:s/><text:line-break/><text:line-break/></text:span><text:span text:style-name="T6">01</text:span><text:span text:style-name="T7">A</text:span><text:span text:style-name="T21"> <text:s/></text:span><text:span text:style-name="T20">storage</text:span><text:span text:style-name="T22">.dbPath</text:span></text:p>
      <text:p text:style-name="P52"><text:span text:style-name="T71">This </text:span><text:span text:style-name="T70">directive is used to instruct </text:span><text:span text:style-name="T54">mongod</text:span><text:span text:style-name="T70"> where its database files are located.</text:span><text:span text:style-name="T71"> </text:span><text:span text:style-name="T70">Example:</text:span></text:p>
      <text:p text:style-name="P46"><text:span text:style-name="T41">s</text:span><text:span text:style-name="T40">torage :<text:line-break/> <text:s/>dbPath : /var/lib/mongodb</text:span></text:p>
      <text:p text:style-name="P4"/>
      <text:p text:style-name="P25"><text:span text:style-name="T6">01</text:span><text:span text:style-name="T7">B</text:span><text:span text:style-name="T21"> <text:s/></text:span><text:span text:style-name="T20">storage</text:span><text:span text:style-name="T22">.journal</text:span></text:p>
      <text:p text:style-name="P52"><text:span text:style-name="T71">This </text:span><text:span text:style-name="T70">directive is used to </text:span><text:span text:style-name="T71">configure </text:span><text:span text:style-name="T55">journaling</text:span><text:span text:style-name="T71">, which ensures database integrity. <text:s/></text:span><text:span text:style-name="T70">Example:</text:span></text:p>
      <text:p text:style-name="P47"><text:span text:style-name="T41">s</text:span><text:span text:style-name="T40">torage :<text:line-break/> <text:s/></text:span><text:span text:style-name="T42">journal</text:span><text:span text:style-name="T40"> : </text:span><text:span text:style-name="T42"><text:line-break/> <text:s text:c="3"/>enabled : true<text:line-break/> <text:s text:c="3"/>commitIntervalMs : 100</text:span></text:p>
      <text:p text:style-name="P5"/>
      <text:p text:style-name="P36"><text:span text:style-name="T6">0</text:span><text:span text:style-name="T7">2</text:span><text:span text:style-name="T21"> <text:s/></text:span><text:span text:style-name="T7">net</text:span></text:p>
      <text:p text:style-name="P36"><text:span text:style-name="T101">The </text:span><text:span text:style-name="T104">net</text:span><text:span text:style-name="T102"> </text:span><text:span text:style-name="T106">directive is used to </text:span><text:span text:style-name="T107">control </text:span><text:span text:style-name="T103">mongod</text:span><text:span text:style-name="T106"> </text:span><text:span text:style-name="T107">network connectivity</text:span><text:span text:style-name="T106">. <text:s/>This directive </text:span><text:span text:style-name="T107">can be used to specify allowed IP addresses, ports, sockets as well as secured TLS communications.</text:span></text:p>
      <text:p text:style-name="P45"/>
      <text:p text:style-name="P29"><text:span text:style-name="T6">0</text:span><text:span text:style-name="T7">2A</text:span><text:span text:style-name="T21"> <text:s/></text:span><text:span text:style-name="T22">net.bindIp</text:span><text:span text:style-name="T23"> | bindIpAll</text:span></text:p>
      <text:p text:style-name="P52"><text:span text:style-name="T71">This option indicates on which </text:span><text:span text:style-name="T72">hostnames or </text:span><text:span text:style-name="T71">IP address(es) mongod will listen. <text:s/></text:span><text:span text:style-name="T70">Example:</text:span></text:p>
      <text:p text:style-name="P47"><text:span text:style-name="T42">net </text:span><text:span text:style-name="T40">:<text:line-break/> <text:s/></text:span><text:span text:style-name="T42">bindIp </text:span><text:span text:style-name="T40">: </text:span><text:span text:style-name="T43">localhost, </text:span><text:span text:style-name="T42">192.168.2.20</text:span></text:p>
      <text:p text:style-name="P62"/>
      <text:p text:style-name="P60">Alternatively, if you wish to listen on all IP addresses, use this example:</text:p>
      <text:p text:style-name="P48"><text:span text:style-name="T42">net </text:span><text:span text:style-name="T40">:<text:line-break/> <text:s/></text:span><text:span text:style-name="T42">bindIp </text:span><text:span text:style-name="T40">: </text:span><text:span text:style-name="T43">0.0.0.0</text:span></text:p>
      <text:p text:style-name="P63"/>
      <text:p text:style-name="P60">Or use this example:</text:p>
      <text:p text:style-name="P48"><text:span text:style-name="T42">net </text:span><text:span text:style-name="T40">:<text:line-break/> <text:s/></text:span><text:span text:style-name="T42">bindIp</text:span><text:span text:style-name="T43">All</text:span><text:span text:style-name="T42"> </text:span><text:span text:style-name="T40">: </text:span><text:span text:style-name="T43">true</text:span></text:p>
      <text:p text:style-name="P63"/>
      <text:p text:style-name="P72"><text:span text:style-name="T6">0</text:span><text:span text:style-name="T7">2</text:span><text:span text:style-name="T8">B</text:span><text:span text:style-name="T21"> <text:s/></text:span><text:span text:style-name="T22">net.</text:span><text:span text:style-name="T23">ipv6</text:span></text:p>
      <text:p text:style-name="P53"><text:span text:style-name="T72">Make sure to set this option to </text:span><text:span text:style-name="T56">true</text:span><text:span text:style-name="T72"> if your network uses IP version 6</text:span><text:span text:style-name="T71">. <text:s/></text:span><text:span text:style-name="T70">Example:</text:span></text:p>
      <text:p text:style-name="P48"><text:span text:style-name="T42">net </text:span><text:span text:style-name="T40">:<text:line-break/></text:span><text:span text:style-name="T43"> <text:s/>ipv6 : true</text:span><text:span text:style-name="T40"><text:line-break/> <text:s/></text:span><text:span text:style-name="T42">bindIp </text:span><text:span text:style-name="T40">: </text:span><text:span text:style-name="T42">fe80::42:feff:fe99:a0ea</text:span></text:p>
      <text:p text:style-name="P63"/>
      <text:p text:style-name="P73"><text:span text:style-name="T6">0</text:span><text:span text:style-name="T7">2</text:span><text:span text:style-name="T9">C</text:span><text:span text:style-name="T21"> <text:s/></text:span><text:span text:style-name="T22">net.</text:span><text:span text:style-name="T23">unixDomainSocket</text:span></text:p>
      <text:p text:style-name="P54"><text:span text:style-name="T73">This option allows </text:span><text:span text:style-name="T57">mongod</text:span><text:span text:style-name="T73"> to connect via a local "unix" socket. <text:s/>Note that this does not work on a Windows server. <text:s/></text:span><text:span text:style-name="T70">Example:</text:span></text:p>
      <text:p text:style-name="P49"><text:span text:style-name="T42">net </text:span><text:span text:style-name="T40">:<text:line-break/></text:span><text:span text:style-name="T43"> <text:s/>unixDomainSocket : </text:span><text:span text:style-name="T40"><text:line-break/> <text:s/></text:span><text:span text:style-name="T44"><text:s text:c="2"/>enabled : true</text:span></text:p>
      <text:p text:style-name="P61"><text:span text:style-name="T44"><text:s/></text:span><text:span text:style-name="T40"><text:s text:c="3"/>pathPrefix : </text:span></text:p>
      <text:p text:style-name="P64"/>
      <text:p text:style-name="P9">0<text:span text:style-name="T115">3</text:span> <text:s/><text:span text:style-name="T115">systemLog</text:span></text:p>
      <text:p text:style-name="P34"><text:span text:style-name="T101">The </text:span><text:span text:style-name="T105">systemLog</text:span><text:span text:style-name="T102"> </text:span><text:span text:style-name="T106">directive </text:span><text:span text:style-name="T108">configures the location and nature of MongoDB server logging</text:span></text:p>
      <text:p text:style-name="P68"/>
      <text:p text:style-name="P34"><text:span text:style-name="T6">0</text:span><text:span text:style-name="T10">3</text:span><text:span text:style-name="T7">A</text:span><text:span text:style-name="T21"> <text:s/></text:span><text:span text:style-name="T24">systemLog.path</text:span></text:p>
      <text:p text:style-name="P55"><text:span text:style-name="T74">Configures directory </text:span><text:span text:style-name="T75">path and filename for the MongDB </text:span><text:span text:style-name="T74">log file</text:span><text:span text:style-name="T71">. <text:s/></text:span><text:span text:style-name="T75">This option is required if destination (see next) is set to file. </text:span><text:span text:style-name="T70">Example:</text:span></text:p>
      <text:p text:style-name="P50"><text:span text:style-name="T45">systemLog</text:span><text:span text:style-name="T42"> </text:span><text:span text:style-name="T40">:<text:line-break/> <text:s/></text:span><text:span text:style-name="T45">path </text:span><text:span text:style-name="T40">: </text:span><text:span text:style-name="T42">/var/log/mongodb/mongod.log</text:span></text:p>
      <text:p text:style-name="P65"/>
      <text:p text:style-name="P35"><text:span text:style-name="T6">0</text:span><text:span text:style-name="T10">3</text:span><text:span text:style-name="T11">B</text:span><text:span text:style-name="T21"> <text:s/></text:span><text:span text:style-name="T24">systemLog.</text:span><text:span text:style-name="T25">destination</text:span></text:p>
      <text:p text:style-name="P56"><text:span text:style-name="T75">The nature of the MongDB </text:span><text:span text:style-name="T74">log file</text:span><text:span text:style-name="T71">.</text:span><text:span text:style-name="T75"> <text:s/>Settings can be either </text:span><text:span text:style-name="T58">file</text:span><text:span text:style-name="T75"> or </text:span><text:span text:style-name="T58">sysLog</text:span><text:span text:style-name="T75">.</text:span><text:span text:style-name="T71"> <text:s/></text:span><text:span text:style-name="T70">Example:</text:span></text:p>
      <text:p text:style-name="P51"><text:span text:style-name="T45">systemLog</text:span><text:span text:style-name="T42"> </text:span><text:span text:style-name="T40">:<text:line-break/> <text:s/></text:span><text:span text:style-name="T45">path </text:span><text:span text:style-name="T40">: </text:span><text:span text:style-name="T42">/var/log/mongodb/mongod.log</text:span></text:p>
      <text:p text:style-name="P66"/>
      <text:p text:style-name="P35"><text:span text:style-name="T6">0</text:span><text:span text:style-name="T10">3</text:span><text:span text:style-name="T11">C</text:span><text:span text:style-name="T21"> <text:s/></text:span><text:span text:style-name="T24">systemLog.</text:span><text:span text:style-name="T25">verbosity</text:span></text:p>
      <text:p text:style-name="P56"><text:span text:style-name="T75">Configures how much information goes into the log.</text:span><text:span text:style-name="T76"> <text:s/>Values can range from 0 to 5 with level 0 (default) producing the least amount of information. </text:span><text:span text:style-name="T75"><text:s/></text:span><text:span text:style-name="T71"><text:s text:c="2"/></text:span><text:span text:style-name="T70">Example:</text:span></text:p>
      <text:p text:style-name="P51"><text:span text:style-name="T45">systemLog</text:span><text:span text:style-name="T42"> </text:span><text:span text:style-name="T40">:<text:line-break/> <text:s/></text:span><text:span text:style-name="T46">verbosity </text:span><text:span text:style-name="T40">:</text:span><text:span text:style-name="T46"> 1</text:span></text:p>
      <text:p text:style-name="P67"/>
      <text:p text:style-name="P66"/>
      <text:h text:style-name="Heading_20_3" text:outline-level="3"><text:a xlink:type="simple" xlink:href="https://docs.mongodb.com/manual/reference/mongo-shell/#mongo-shell-quick-reference" text:style-name="Internet_20_link" text:visited-style-name="Visited_20_Internet_20_Link">Mongo Shell Operations</text:a></text:h>
      <text:p text:style-name="P15"><text:span text:style-name="T93">The </text:span><text:span text:style-name="T67">mongo</text:span><text:span text:style-name="T93"> shell opens an interactive command line prompt that lets you perform operations on a MongoDB database. <text:s/>The shell accepts JavaScript syntax and commands, which means you can define variables and functions in addition to running commands supplied by MongoDB</text:span><text:span text:style-name="T92">.</text:span><text:span text:style-name="T91"> </text:span></text:p>
      <text:p text:style-name="P19"/>
      <text:p text:style-name="P7">01<text:span text:style-name="T40"> <text:s/></text:span><text:span text:style-name="T47">Open the shell</text:span></text:p>
      <text:p text:style-name="P74"><text:span text:style-name="T77">The shell can be opened using this syntax</text:span><text:span text:style-name="T70">:</text:span></text:p>
      <text:p text:style-name="P76"><text:span text:style-name="T47">mongo [&lt;options&gt;] </text:span><text:span text:style-name="T48">[&lt;db&gt;] </text:span><text:span text:style-name="T47">[&lt;file&gt;]</text:span></text:p>
      <text:p text:style-name="P38"/>
      <text:p text:style-name="P10"><text:span text:style-name="T87">db</text:span><text:span text:style-name="T70"> specifies the name of the database to open</text:span></text:p>
      <text:p text:style-name="P10"><text:span text:style-name="T87">file</text:span><text:span text:style-name="T70"> is a JavaScript file with shell commands to execute</text:span></text:p>
      <text:p text:style-name="P37"><text:span text:style-name="T77">The more important </text:span><text:a xlink:type="simple" xlink:href="https://docs.mongodb.com/manual/reference/program/mongo/#options" text:style-name="Internet_20_link" text:visited-style-name="Visited_20_Internet_20_Link"><text:span text:style-name="T77">options</text:span></text:a><text:span text:style-name="T77"> are summarized here:</text:span></text:p>
      <text:p text:style-name="P39"/>
      <table:table table:name="mongo_shell_options" table:style-name="mongo_5f_shell_5f_options" table:template-name="Box List Blue">
        <table:table-column table:style-name="mongo_5f_shell_5f_options.A"/>
        <table:table-column table:style-name="mongo_5f_shell_5f_options.B"/>
        <table:table-row>
          <table:table-cell table:style-name="mongo_5f_shell_5f_options.A1" office:value-type="float" office:value="0">
            <text:p text:style-name="P85">Option</text:p>
          </table:table-cell>
          <table:table-cell table:style-name="mongo_5f_shell_5f_options.A1" office:value-type="float" office:value="0">
            <text:p text:style-name="P85">Notes</text:p>
          </table:table-cell>
        </table:table-row>
        <table:table-row>
          <table:table-cell table:style-name="mongo_5f_shell_5f_options.A2" office:value-type="float" office:value="0">
            <text:p text:style-name="P97">--<text:span text:style-name="T116">quiet</text:span></text:p>
          </table:table-cell>
          <table:table-cell table:style-name="mongo_5f_shell_5f_options.B2" office:value-type="string">
            <text:p text:style-name="P98">Takes you into the shell without diagnostic messages</text:p>
          </table:table-cell>
        </table:table-row>
        <table:table-row>
          <table:table-cell table:style-name="mongo_5f_shell_5f_options.A3" office:value-type="float" office:value="0">
            <text:p text:style-name="P98">--host</text:p>
          </table:table-cell>
          <table:table-cell table:style-name="mongo_5f_shell_5f_options.B3" office:value-type="string">
            <text:p text:style-name="P98">Lets you specify a <text:span text:style-name="T119">host</text:span> name <text:soft-page-break/>or IP address for the server running the mongod instance you wish to manage.</text:p>
          </table:table-cell>
        </table:table-row>
        <table:table-row>
          <table:table-cell table:style-name="mongo_5f_shell_5f_options.A2" office:value-type="float" office:value="0">
            <text:p text:style-name="P99">--username</text:p>
          </table:table-cell>
          <table:table-cell table:style-name="mongo_5f_shell_5f_options.B4" office:value-type="string">
            <text:p text:style-name="P99">If you have configured database user/roles, specify the desired username to use for the connection</text:p>
          </table:table-cell>
        </table:table-row>
        <table:table-row table:style-name="mongo_5f_shell_5f_options.5">
          <table:table-cell table:style-name="mongo_5f_shell_5f_options.A5" office:value-type="float" office:value="0">
            <text:p text:style-name="P99">--password</text:p>
          </table:table-cell>
          <table:table-cell table:style-name="mongo_5f_shell_5f_options.B5" office:value-type="string">
            <text:p text:style-name="P99">Password for the associated username</text:p>
          </table:table-cell>
        </table:table-row>
      </table:table>
      <text:p text:style-name="P38"/>
      <text:p text:style-name="P38"/>
      <text:h text:style-name="Heading_20_3" text:outline-level="3"><text:a xlink:type="simple" xlink:href="https://docs.mongodb.com/manual/crud/#mongodb-crud-operations" text:style-name="Internet_20_link" text:visited-style-name="Visited_20_Internet_20_Link">CRUD Operations</text:a></text:h>
      <text:p text:style-name="P130"><text:span text:style-name="T78">Here is a quick summary of the main create / read / update and delete operations performed from the </text:span><text:span text:style-name="T59">mongo</text:span><text:span text:style-name="T78"> shell. <text:s/>Each command operates upon the currently used database, represented by <text:s/></text:span><text:span text:style-name="T99">db</text:span><text:span text:style-name="T78">. <text:s/>You must also specify the name of the collection upon which you wish to operate.</text:span></text:p>
      <text:p text:style-name="P115"/>
      <table:table table:name="crud_legend" table:style-name="crud_5f_legend" table:template-name="Box List Green">
        <table:table-column table:style-name="crud_5f_legend.A"/>
        <table:table-column table:style-name="crud_5f_legend.B"/>
        <table:table-row>
          <table:table-cell table:style-name="crud_5f_legend.A1" office:value-type="float" office:value="0">
            <text:p text:style-name="P90">Alias</text:p>
          </table:table-cell>
          <table:table-cell table:style-name="crud_5f_legend.B1" office:value-type="float" office:value="0">
            <text:p text:style-name="P90">Notes</text:p>
          </table:table-cell>
        </table:table-row>
        <table:table-row>
          <table:table-cell table:style-name="crud_5f_legend.A2" office:value-type="float" office:value="0">
            <text:p text:style-name="P171">db</text:p>
          </table:table-cell>
          <table:table-cell table:style-name="crud_5f_legend.B2" office:value-type="string">
            <text:p text:style-name="P171">Defaults to the current database in use.</text:p>
          </table:table-cell>
        </table:table-row>
        <table:table-row table:style-name="crud_5f_legend.3">
          <table:table-cell table:style-name="crud_5f_legend.A3" office:value-type="float" office:value="0">
            <text:p text:style-name="P171">collection</text:p>
          </table:table-cell>
          <table:table-cell table:style-name="crud_5f_legend.B3" office:value-type="string">
            <text:p text:style-name="P171">Must be changed to the name of the collection upon which you plan to operate.</text:p>
          </table:table-cell>
        </table:table-row>
        <table:table-row table:style-name="crud_5f_legend.3">
          <table:table-cell table:style-name="crud_5f_legend.A2" office:value-type="float" office:value="0">
            <text:p text:style-name="P171">document</text:p>
          </table:table-cell>
          <table:table-cell table:style-name="crud_5f_legend.B4" office:value-type="string">
            <text:p text:style-name="P171">JSON document to insert or update.</text:p>
          </table:table-cell>
        </table:table-row>
        <table:table-row table:style-name="crud_5f_legend.3">
          <table:table-cell table:style-name="crud_5f_legend.A3" office:value-type="float" office:value="0">
            <text:p text:style-name="P171">filter</text:p>
          </table:table-cell>
          <table:table-cell table:style-name="crud_5f_legend.B5" office:value-type="string">
            <text:p text:style-name="P171">JSON document with query parameters to be matched.</text:p>
          </table:table-cell>
        </table:table-row>
        <table:table-row table:style-name="crud_5f_legend.3">
          <table:table-cell table:style-name="crud_5f_legend.A2" office:value-type="float" office:value="0">
            <text:p text:style-name="P171">projection</text:p>
          </table:table-cell>
          <table:table-cell table:style-name="crud_5f_legend.B6" office:value-type="string">
            <text:p text:style-name="P171">JSON document that identifies fields to include or exclude.</text:p>
          </table:table-cell>
        </table:table-row>
        <table:table-row table:style-name="crud_5f_legend.3">
          <table:table-cell table:style-name="crud_5f_legend.A7" office:value-type="float" office:value="0">
            <text:p text:style-name="P172">options</text:p>
          </table:table-cell>
          <table:table-cell table:style-name="crud_5f_legend.B7" office:value-type="string">
            <text:p text:style-name="P172">JSON document with pre-defined option key/value pairs.</text:p>
          </table:table-cell>
        </table:table-row>
      </table:table>
      <text:p text:style-name="P115"/>
      <text:p text:style-name="P40"><text:span text:style-name="T70"><text:line-break/></text:span><text:span text:style-name="T6">01</text:span><text:span text:style-name="T21"> <text:s/></text:span><text:span text:style-name="T26">Insert a single document</text:span></text:p>
      <text:p text:style-name="P116">db.collection.insertOne(&lt;document&gt;)</text:p>
      <text:p text:style-name="P57"><text:span text:style-name="T79">Use this method to insert a single document into the named collection</text:span><text:span text:style-name="T70">.</text:span><text:span text:style-name="T71"> </text:span><text:span text:style-name="T70">Example</text:span><text:span text:style-name="T79"> below inserts a document into the </text:span><text:span text:style-name="T60">users</text:span><text:span text:style-name="T79"> collection</text:span><text:span text:style-name="T70">:</text:span></text:p>
      <text:p text:style-name="P157">db.users.insertOne(<text:line-break/>{"first":"Fred","last":"Flintstone"});</text:p>
      <text:p text:style-name="P157"/>
      <text:p text:style-name="P41"><text:span text:style-name="T6">0</text:span><text:span text:style-name="T12">2</text:span><text:span text:style-name="T21"> <text:s/></text:span><text:span text:style-name="T26">Insert </text:span><text:span text:style-name="T27">many </text:span><text:span text:style-name="T26">document</text:span><text:span text:style-name="T27">s</text:span></text:p>
      <text:p text:style-name="P31"><text:span text:style-name="T78">db.collection.insert</text:span><text:span text:style-name="T79">Many(<text:line-break/>[</text:span><text:span text:style-name="T78">&lt;document&gt;</text:span><text:span text:style-name="T79">,</text:span><text:span text:style-name="T78">&lt;document&gt;</text:span><text:span text:style-name="T79">,etc.]</text:span><text:span text:style-name="T78">)</text:span></text:p>
      <text:p text:style-name="P58"><text:span text:style-name="T79">Use this method to multiple documents into the named collection</text:span><text:span text:style-name="T70">.</text:span><text:span text:style-name="T71"> </text:span><text:span text:style-name="T70">Example</text:span><text:span text:style-name="T79"> below inserts two documents into the </text:span><text:span text:style-name="T60">users</text:span><text:span text:style-name="T79"> collection</text:span><text:span text:style-name="T70">:</text:span></text:p>
      <text:p text:style-name="P157">db.users.insertMany([<text:line-break/>{"first":"Barney","last":"Rubble"}</text:p>
      <text:p text:style-name="P157">{"first":"Betty","last":"Rubble"});</text:p>
      <text:p text:style-name="P157"/>
      <text:p text:style-name="P41"><text:span text:style-name="T6">0</text:span><text:span text:style-name="T12">3</text:span><text:span text:style-name="T21"> <text:s/></text:span><text:span text:style-name="T27">Delete </text:span><text:span text:style-name="T26">a single document</text:span></text:p>
      <text:p text:style-name="P31"><text:span text:style-name="T78">db.collection.</text:span><text:span text:style-name="T79">delete</text:span><text:span text:style-name="T78">One(&lt;</text:span><text:span text:style-name="T79">filter</text:span><text:span text:style-name="T78">&gt;)</text:span></text:p>
      <text:p text:style-name="P58"><text:span text:style-name="T79">Use this method to delete the first document to match the filter</text:span><text:span text:style-name="T70">.</text:span><text:span text:style-name="T71"> </text:span><text:span text:style-name="T70">Example</text:span><text:span text:style-name="T79"> below delete a single document from the </text:span><text:span text:style-name="T60">users</text:span><text:span text:style-name="T79"> collection</text:span><text:span text:style-name="T70">:</text:span></text:p>
      <text:p text:style-name="P69"><text:span text:style-name="T40">db.users.deleteOne(<text:line-break/></text:span><text:span text:style-name="T51">{</text:span><text:span text:style-name="T40">"last":"Flintstone"</text:span><text:span text:style-name="T51">}</text:span><text:span text:style-name="T40">);</text:span></text:p>
      <text:p text:style-name="P157"/>
      <text:p text:style-name="P41"><text:span text:style-name="T6">0</text:span><text:span text:style-name="T12">4</text:span><text:span text:style-name="T21"> <text:s/></text:span><text:span text:style-name="T27">Delete many </text:span><text:span text:style-name="T26">document</text:span><text:span text:style-name="T27">s</text:span></text:p>
      <text:p text:style-name="P31"><text:span text:style-name="T78">db.collection.</text:span><text:span text:style-name="T79">deleteMany(<text:line-break/>&lt;filter&gt;</text:span><text:span text:style-name="T78">)</text:span></text:p>
      <text:p text:style-name="P58"><text:span text:style-name="T79">Use this method to delete any documents matching the filter</text:span><text:span text:style-name="T70">.</text:span><text:span text:style-name="T71"> </text:span><text:span text:style-name="T70">Example</text:span><text:span text:style-name="T79"> below delete all documents from the </text:span><text:span text:style-name="T60">users</text:span><text:span text:style-name="T79"> collection where the last name is </text:span><text:span text:style-name="T60">Rubble</text:span><text:span text:style-name="T70">:</text:span></text:p>
      <text:p text:style-name="P157">db.users.deleteMany({"last":"Rubble"});</text:p>
      <text:p text:style-name="P157"/>
      <text:p text:style-name="P41"><text:span text:style-name="T6">0</text:span><text:span text:style-name="T12">5</text:span><text:span text:style-name="T21"> <text:s/></text:span><text:span text:style-name="T27">Update </text:span><text:span text:style-name="T26">a single document</text:span></text:p>
      <text:p text:style-name="P31"><text:span text:style-name="T78">db.collection.</text:span><text:span text:style-name="T79">update</text:span><text:span text:style-name="T78">One(<text:line-break/>&lt;</text:span><text:span text:style-name="T79">filter</text:span><text:span text:style-name="T78">&gt;</text:span><text:span text:style-name="T79">,&lt;document&gt;</text:span><text:span text:style-name="T80">,&lt;options&gt;</text:span><text:span text:style-name="T78">)</text:span></text:p>
      <text:p text:style-name="P58"><text:span text:style-name="T79">Use this method to update the first document to match the filter</text:span><text:span text:style-name="T70">.</text:span><text:span text:style-name="T71"> </text:span><text:span text:style-name="T70">Example</text:span><text:span text:style-name="T79"> below updates the event_date of a single document in the </text:span><text:span text:style-name="T60">events </text:span><text:span text:style-name="T79">collection matching </text:span><text:span text:style-name="T60">key</text:span><text:span text:style-name="T61"> </text:span><text:span text:style-name="T80">inserting a new document if the </text:span><text:span text:style-name="T61">key</text:span><text:span text:style-name="T80"> is not found</text:span><text:span text:style-name="T70">:</text:span></text:p>
      <text:p text:style-name="P70"><text:span text:style-name="T40">db.events.updateOne(<text:line-break/>{"key":"ABCDEF"},<text:line-break/>{$set:{"event_date":"2020-01-01</text:span><text:span text:style-name="T53">"</text:span><text:span text:style-name="T40">}</text:span><text:span text:style-name="T49">,</text:span></text:p>
      <text:p text:style-name="P70"><text:span text:style-name="T49">{"upsert" : true</text:span><text:span text:style-name="T40">);</text:span></text:p>
      <text:p text:style-name="P157"/>
      <text:p text:style-name="P41"><text:span text:style-name="T6">0</text:span><text:span text:style-name="T13">6</text:span><text:span text:style-name="T21"> <text:s/></text:span><text:span text:style-name="T27">Update </text:span><text:span text:style-name="T28">many </text:span><text:span text:style-name="T26">document</text:span><text:span text:style-name="T28">s</text:span></text:p>
      <text:p text:style-name="P31"><text:span text:style-name="T78">db.collection.</text:span><text:span text:style-name="T79">update</text:span><text:span text:style-name="T80">Many</text:span><text:span text:style-name="T78">(<text:line-break/>&lt;</text:span><text:span text:style-name="T79">filter</text:span><text:span text:style-name="T78">&gt;</text:span><text:span text:style-name="T79">,&lt;document&gt;</text:span><text:span text:style-name="T80">,&lt;options&gt;</text:span><text:span text:style-name="T78">)</text:span></text:p>
      <text:p text:style-name="P75"><text:span text:style-name="T79">Use this method to update </text:span><text:span text:style-name="T80">all </text:span><text:span text:style-name="T79">document match</text:span><text:span text:style-name="T80">ing</text:span><text:span text:style-name="T79"> the filter</text:span><text:span text:style-name="T70">.</text:span><text:span text:style-name="T71"> </text:span><text:span text:style-name="T70">Example</text:span><text:span text:style-name="T79"> below </text:span><text:span text:style-name="T80">sets the </text:span><text:span text:style-name="T61">active </text:span><text:span text:style-name="T80">field to 0 where the </text:span><text:span text:style-name="T61">event_date</text:span><text:span text:style-name="T80"> starts with </text:span><text:span text:style-name="T61">2021</text:span><text:span text:style-name="T80">:</text:span></text:p>
      <text:p text:style-name="P69"><text:span text:style-name="T40">db.</text:span><text:span text:style-name="T49">events</text:span><text:span text:style-name="T40">.update</text:span><text:span text:style-name="T49">Many</text:span><text:span text:style-name="T40">(<text:line-break/>{"</text:span><text:span text:style-name="T49">event_date</text:span><text:span text:style-name="T40">":</text:span><text:span text:style-name="T49">{"$</text:span><text:span text:style-name="T53">regex</text:span><text:span text:style-name="T49">":/^2021/}, <text:line-break/></text:span><text:span text:style-name="T40">{$set:{"</text:span><text:span text:style-name="T49">active</text:span><text:span text:style-name="T40">":0});</text:span></text:p>
      <text:p text:style-name="P157"/>
      <text:p text:style-name="P42"><text:span text:style-name="T6">0</text:span><text:span text:style-name="T14">7</text:span><text:span text:style-name="T21"> <text:s/></text:span><text:span text:style-name="T29">Find </text:span><text:span text:style-name="T26">a single document</text:span></text:p>
      <text:p text:style-name="P32"><text:span text:style-name="T78">db.collection.</text:span><text:span text:style-name="T81">find</text:span><text:span text:style-name="T78">One(<text:line-break/>&lt;</text:span><text:span text:style-name="T79">filter</text:span><text:span text:style-name="T78">&gt;</text:span><text:span text:style-name="T79">,&lt;</text:span><text:span text:style-name="T81">projection</text:span><text:span text:style-name="T79">&gt;</text:span><text:span text:style-name="T78">)</text:span></text:p>
      <text:p text:style-name="P59"><text:span text:style-name="T79">Use this method to </text:span><text:span text:style-name="T81">find </text:span><text:span text:style-name="T79">the first document to match the filter</text:span><text:span text:style-name="T70">.</text:span><text:span text:style-name="T71"> </text:span><text:span text:style-name="T70">Example</text:span><text:span text:style-name="T79"> below</text:span><text:span text:style-name="T81"> returns a list of event names where </text:span><text:span text:style-name="T79">the </text:span><text:span text:style-name="T60">event_date</text:span><text:span text:style-name="T79"> </text:span><text:span text:style-name="T81">is between June and August 2020</text:span><text:span text:style-name="T70">:</text:span></text:p>
      <text:p text:style-name="P71"><text:span text:style-name="T40">db.events.</text:span><text:span text:style-name="T50">find</text:span><text:span text:style-name="T40">One(<text:line-break/>{"key":"ABCDEF"},<text:line-break/>{$set:{"event_date":"2020-01-01}</text:span><text:span text:style-name="T49">,</text:span></text:p>
      <text:p text:style-name="P71"><text:span text:style-name="T49">{"upsert" : true</text:span><text:span text:style-name="T40">);</text:span></text:p>
      <text:p text:style-name="P158"/>
      <text:p text:style-name="P42"><text:span text:style-name="T6">0</text:span><text:span text:style-name="T14">8</text:span><text:span text:style-name="T21"> <text:s/></text:span><text:span text:style-name="T29">Find one or more </text:span><text:span text:style-name="T26">document</text:span><text:span text:style-name="T29">s</text:span></text:p>
      <text:p text:style-name="P32"><text:span text:style-name="T78">db.collection.</text:span><text:span text:style-name="T81">find</text:span><text:span text:style-name="T78">(<text:line-break/>&lt;</text:span><text:span text:style-name="T79">filter</text:span><text:span text:style-name="T78">&gt;</text:span><text:span text:style-name="T79">,&lt;</text:span><text:span text:style-name="T81">projection</text:span><text:span text:style-name="T79">&gt;</text:span><text:span text:style-name="T78">)</text:span></text:p>
      <text:p text:style-name="P59"><text:span text:style-name="T79">Use this method to </text:span><text:span text:style-name="T81">find all </text:span><text:span text:style-name="T79">document</text:span><text:span text:style-name="T81">s</text:span><text:span text:style-name="T79"> match</text:span><text:span text:style-name="T81">ing</text:span><text:span text:style-name="T79"> the filter</text:span><text:span text:style-name="T70">.</text:span><text:span text:style-name="T71"> </text:span><text:span text:style-name="T70">Example</text:span><text:span text:style-name="T79"> below</text:span><text:span text:style-name="T81"> returns a list of event names </text:span><text:soft-page-break/><text:span text:style-name="T81">where </text:span><text:span text:style-name="T79">the </text:span><text:span text:style-name="T60">event_date</text:span><text:span text:style-name="T79"> </text:span><text:span text:style-name="T81">is between June and August 2020</text:span><text:span text:style-name="T70">:</text:span></text:p>
      <text:p text:style-name="P160">db.events.find({$and:[<text:line-break/>{"eventDate":{"$lt":"2020-09-01"}},{"eventDate":{"$gte":"2020-06-01"}}]},{"eventName":1});</text:p>
      <text:p text:style-name="P160"/>
      <text:p text:style-name="P160"/>
      <text:h text:style-name="Heading_20_3" text:outline-level="3"><text:a xlink:type="simple" xlink:href="https://docs.mongodb.com/manual/reference/operator/query/#query-selectors" text:style-name="Internet_20_link" text:visited-style-name="Visited_20_Internet_20_Link">Query Operators</text:a></text:h>
      <text:p text:style-name="P149">Query operators produce meaningful expressions and are used to create the <text:span text:style-name="T63">filter</text:span><text:span text:style-name="T87"> JSON document used in conjunction with read, update and delete operations.</text:span></text:p>
      <table:table table:name="query_operators" table:style-name="query_5f_operators" table:template-name="Box List Yellow">
        <table:table-column table:style-name="query_5f_operators.A"/>
        <table:table-column table:style-name="query_5f_operators.B"/>
        <table:table-row>
          <table:table-cell table:style-name="query_5f_operators.A1" office:value-type="float" office:value="0">
            <text:p text:style-name="P87">Operator</text:p>
          </table:table-cell>
          <table:table-cell table:style-name="query_5f_operators.B1" office:value-type="float" office:value="0">
            <text:p text:style-name="P87">SQL Equivalent</text:p>
          </table:table-cell>
        </table:table-row>
        <table:table-row table:style-name="query_5f_operators.2">
          <table:table-cell table:style-name="query_5f_operators.A2" office:value-type="float" office:value="0">
            <text:p text:style-name="P108">$eq</text:p>
          </table:table-cell>
          <table:table-cell table:style-name="query_5f_operators.B2" office:value-type="string">
            <text:p text:style-name="P101">==</text:p>
          </table:table-cell>
        </table:table-row>
        <table:table-row table:style-name="query_5f_operators.2">
          <table:table-cell table:style-name="query_5f_operators.A3" office:value-type="float" office:value="0">
            <text:p text:style-name="P108">$ne</text:p>
          </table:table-cell>
          <table:table-cell table:style-name="query_5f_operators.B3" office:value-type="string">
            <text:p text:style-name="P101">!=</text:p>
          </table:table-cell>
        </table:table-row>
        <table:table-row table:style-name="query_5f_operators.2">
          <table:table-cell table:style-name="query_5f_operators.A2" office:value-type="float" office:value="0">
            <text:p text:style-name="P108">$lt, $lte</text:p>
          </table:table-cell>
          <table:table-cell table:style-name="query_5f_operators.B4" office:value-type="string">
            <text:p text:style-name="P101">&lt;, &lt;=</text:p>
          </table:table-cell>
        </table:table-row>
        <table:table-row table:style-name="query_5f_operators.2">
          <table:table-cell table:style-name="query_5f_operators.A3" office:value-type="float" office:value="0">
            <text:p text:style-name="P108">$gt, $gte</text:p>
          </table:table-cell>
          <table:table-cell table:style-name="query_5f_operators.B5" office:value-type="string">
            <text:p text:style-name="P101">&gt;, &gt;=</text:p>
          </table:table-cell>
        </table:table-row>
        <table:table-row table:style-name="query_5f_operators.2">
          <table:table-cell table:style-name="query_5f_operators.A2" office:value-type="float" office:value="0">
            <text:p text:style-name="P108">$in</text:p>
          </table:table-cell>
          <table:table-cell table:style-name="query_5f_operators.B6" office:value-type="string">
            <text:p text:style-name="P101">IN</text:p>
          </table:table-cell>
        </table:table-row>
        <table:table-row table:style-name="query_5f_operators.7">
          <table:table-cell table:style-name="query_5f_operators.A7" office:value-type="float" office:value="0">
            <text:p text:style-name="P108">$regex</text:p>
          </table:table-cell>
          <table:table-cell table:style-name="query_5f_operators.B7" office:value-type="string">
            <text:p text:style-name="P101">LIKE but with more power</text:p>
          </table:table-cell>
        </table:table-row>
      </table:table>
      <text:p text:style-name="P141"/>
      <text:p text:style-name="P112"><text:span text:style-name="T87">You can combine operators using </text:span><text:span text:style-name="T117">$and</text:span><text:span text:style-name="T87">, </text:span><text:span text:style-name="T117">$or</text:span><text:span text:style-name="T87">, </text:span><text:span text:style-name="T117">$not</text:span><text:span text:style-name="T87"> and </text:span><text:span text:style-name="T117">$nor</text:span><text:span text:style-name="T87">. <text:s/>(See last </text:span><text:span text:style-name="T117">find()</text:span><text:span text:style-name="T87"> example above).</text:span></text:p>
      <text:h text:style-name="P153" text:outline-level="3"><text:a xlink:type="simple" xlink:href="https://docs.mongodb.com/manual/reference/operator/update/#id1" text:style-name="Internet_20_link" text:visited-style-name="Visited_20_Internet_20_Link"><text:span text:style-name="T118">Update</text:span></text:a><text:a xlink:type="simple" xlink:href="https://docs.mongodb.com/manual/reference/operator/update/#id1" text:style-name="Internet_20_link" text:visited-style-name="Visited_20_Internet_20_Link"> Operators</text:a></text:h>
      <text:p text:style-name="P150"><text:span text:style-name="T118">Update </text:span>operators are used <text:span text:style-name="T87">in </text:span><text:span text:style-name="T94">the </text:span><text:span text:style-name="T87">update</text:span><text:span text:style-name="T94"> document. <text:s/>You need to use these operators to tell MongoDB what operation to perform on fields in documents matching the filter.</text:span></text:p>
      <table:table table:name="Table2" table:style-name="Table2" table:template-name="Box List Blue">
        <table:table-column table:style-name="Table2.A"/>
        <table:table-column table:style-name="Table2.B"/>
        <table:table-row>
          <table:table-cell table:style-name="Table2.A1" office:value-type="float" office:value="0">
            <text:p text:style-name="P86">Operator</text:p>
          </table:table-cell>
          <table:table-cell table:style-name="Table2.A1" office:value-type="float" office:value="0">
            <text:p text:style-name="P88">Notes</text:p>
          </table:table-cell>
        </table:table-row>
        <table:table-row table:style-name="Table2.2">
          <table:table-cell table:style-name="Table2.A2" office:value-type="float" office:value="0">
            <text:p text:style-name="P100">$<text:span text:style-name="T118">set</text:span></text:p>
          </table:table-cell>
          <table:table-cell table:style-name="Table2.B2" office:value-type="string">
            <text:p text:style-name="P102">Overwrites any existing value for that field with new value. <text:s/>If the field does not exist, creates a new field with that value.</text:p>
          </table:table-cell>
        </table:table-row>
        <table:table-row table:style-name="Table2.2">
          <table:table-cell table:style-name="Table2.A3" office:value-type="float" office:value="0">
            <text:p text:style-name="P100">$<text:span text:style-name="T118">unset</text:span></text:p>
          </table:table-cell>
          <table:table-cell table:style-name="Table2.B3" office:value-type="string">
            <text:p text:style-name="P102">Removes named field from document(s) matching the filter.</text:p>
          </table:table-cell>
        </table:table-row>
        <table:table-row table:style-name="Table2.2">
          <table:table-cell table:style-name="Table2.A2" office:value-type="float" office:value="0">
            <text:p text:style-name="P100">$<text:span text:style-name="T118">rename</text:span></text:p>
          </table:table-cell>
          <table:table-cell table:style-name="Table2.B4" office:value-type="string">
            <text:p text:style-name="P102">Renames a field.</text:p>
          </table:table-cell>
        </table:table-row>
        <table:table-row table:style-name="Table2.2">
          <table:table-cell table:style-name="Table2.A3" office:value-type="float" office:value="0">
            <text:p text:style-name="P100">$<text:span text:style-name="T118">push</text:span></text:p>
          </table:table-cell>
          <table:table-cell table:style-name="Table2.B5" office:value-type="string">
            <text:p text:style-name="P102">Adds item to array field</text:p>
          </table:table-cell>
        </table:table-row>
        <table:table-row table:style-name="Table2.6">
          <table:table-cell table:style-name="Table2.A6" office:value-type="float" office:value="0">
            <text:p text:style-name="P100">$<text:span text:style-name="T118">pop</text:span></text:p>
          </table:table-cell>
          <table:table-cell table:style-name="Table2.B6" office:value-type="string">
            <text:p text:style-name="P102">Removes first or last item from array field</text:p>
          </table:table-cell>
        </table:table-row>
      </table:table>
      <text:p text:style-name="P142"/>
      <text:p text:style-name="P77"><text:span text:style-name="T87">If the field contains an integer value, the </text:span><text:span text:style-name="T117">$inc</text:span><text:span text:style-name="T87"> (increment) or </text:span><text:span text:style-name="T117">$dec</text:span><text:span text:style-name="T87"> (decrement) update operators can be used.</text:span></text:p>
      <text:p text:style-name="P143"/>
      <text:h text:style-name="Heading_20_3" text:outline-level="3"><text:a xlink:type="simple" xlink:href="https://docs.mongodb.com/manual/aggregation/#aggregation-pipeline" text:style-name="Internet_20_link" text:visited-style-name="Visited_20_Internet_20_Link">Aggregation Framework</text:a></text:h>
      <text:p text:style-name="P151"><text:span text:style-name="T87">The MongoDB aggregation framework is an extremely powerful mechanism that allows you to configure a </text:span><text:span text:style-name="T63">pipeline</text:span><text:span text:style-name="T87"> into which a series of </text:span><text:span text:style-name="T63">stages</text:span><text:span text:style-name="T87"> can be introduced. <text:s/>The output from one stage flows into the pipe, and becomes the input to the stage that follows.</text:span></text:p>
      <text:p text:style-name="P144">The framework operates at the collection level. <text:s/>Here is the generic syntax:</text:p>
      <text:p text:style-name="P148">db.collection.aggregate([<text:line-break/>{&lt;stage operator&gt;:{&lt;expression&gt;},<text:line-break/>{&lt;stage operator&gt;:{&lt;expression&gt;},etc]);</text:p>
      <text:p text:style-name="P113"><text:a xlink:type="simple" xlink:href="https://docs.mongodb.com/manual/reference/operator/aggregation-pipeline/#aggregation-pipeline-stages" text:style-name="Internet_20_link" text:visited-style-name="Visited_20_Internet_20_Link"><text:span text:style-name="T69">Stage operators</text:span></text:a><text:span text:style-name="T87"> are summarized here:</text:span></text:p>
      <table:table table:name="stage_operators" table:style-name="stage_5f_operators" table:template-name="Box List Green">
        <table:table-column table:style-name="stage_5f_operators.A"/>
        <table:table-column table:style-name="stage_5f_operators.B"/>
        <table:table-row>
          <table:table-cell table:style-name="stage_5f_operators.A1" office:value-type="float" office:value="0">
            <text:p text:style-name="P91">Operator</text:p>
          </table:table-cell>
          <table:table-cell table:style-name="stage_5f_operators.B1" office:value-type="float" office:value="0">
            <text:p text:style-name="P91">Notes</text:p>
          </table:table-cell>
        </table:table-row>
        <table:table-row>
          <table:table-cell table:style-name="stage_5f_operators.A2" office:value-type="float" office:value="0">
            <text:p text:style-name="P109">$match</text:p>
          </table:table-cell>
          <table:table-cell table:style-name="stage_5f_operators.B2" office:value-type="string">
            <text:p text:style-name="P173">Forms a filter that allows matching documents into the pipe.</text:p>
          </table:table-cell>
        </table:table-row>
        <table:table-row>
          <table:table-cell table:style-name="stage_5f_operators.A3" office:value-type="float" office:value="0">
            <text:p text:style-name="P109">$<text:span text:style-name="T120">bucket</text:span></text:p>
          </table:table-cell>
          <table:table-cell table:style-name="stage_5f_operators.B3" office:value-type="string">
            <text:p text:style-name="P174">Creates a series of <text:span text:style-name="T87">buffers based on the value of a specified field. <text:s/>The output of each buffer is in the form of a field added to the pipeline.</text:span></text:p>
          </table:table-cell>
        </table:table-row>
        <table:table-row>
          <table:table-cell table:style-name="stage_5f_operators.A2" office:value-type="float" office:value="0">
            <text:p text:style-name="P109">$addFields</text:p>
          </table:table-cell>
          <table:table-cell table:style-name="stage_5f_operators.B4" office:value-type="string">
            <text:p text:style-name="P175">Adds new fields to the pipe based on operations involving the value of existing fields.</text:p>
          </table:table-cell>
        </table:table-row>
        <table:table-row>
          <table:table-cell table:style-name="stage_5f_operators.A3" office:value-type="float" office:value="0">
            <text:p text:style-name="P109">$unwind</text:p>
          </table:table-cell>
          <table:table-cell table:style-name="stage_5f_operators.B5" office:value-type="string">
            <text:p text:style-name="P175">Outputs a single document for each element of an embedded array.</text:p>
          </table:table-cell>
        </table:table-row>
        <table:table-row>
          <table:table-cell table:style-name="stage_5f_operators.A2" office:value-type="float" office:value="0">
            <text:p text:style-name="P110">$facet</text:p>
          </table:table-cell>
          <table:table-cell table:style-name="stage_5f_operators.B6" office:value-type="string">
            <text:p text:style-name="P176">Creates a set of nested pipelines upon which multiple operations can be performed.</text:p>
          </table:table-cell>
        </table:table-row>
        <table:table-row>
          <table:table-cell table:style-name="stage_5f_operators.A3" office:value-type="float" office:value="0">
            <text:p text:style-name="P110">$geoNear</text:p>
          </table:table-cell>
          <table:table-cell table:style-name="stage_5f_operators.B7" office:value-type="string">
            <text:p text:style-name="P176">Forms pipeline output based on geo-spatial data (i.e. latitude and longitude).</text:p>
          </table:table-cell>
        </table:table-row>
        <table:table-row>
          <table:table-cell table:style-name="stage_5f_operators.A2" office:value-type="float" office:value="0">
            <text:p text:style-name="P110">$project</text:p>
          </table:table-cell>
          <table:table-cell table:style-name="stage_5f_operators.B8" office:value-type="string">
            <text:p text:style-name="P176">Restricts which fields appear in the pipe.</text:p>
          </table:table-cell>
        </table:table-row>
        <table:table-row table:style-name="stage_5f_operators.9">
          <table:table-cell table:style-name="stage_5f_operators.A9" office:value-type="float" office:value="0">
            <text:p text:style-name="P110">$out</text:p>
          </table:table-cell>
          <table:table-cell table:style-name="stage_5f_operators.B9" office:value-type="string">
            <text:p text:style-name="P176">Specifies a collection into which the pipeline results are written.</text:p>
          </table:table-cell>
        </table:table-row>
      </table:table>
      <text:p text:style-name="P144"><text:soft-page-break/></text:p>
      <text:p text:style-name="P146">In addition to the above, there are a series of stage operators that are similar to SQL:</text:p>
      <table:table table:name="Table3" table:style-name="Table3" table:template-name="Box List Yellow">
        <table:table-column table:style-name="Table3.A"/>
        <table:table-column table:style-name="Table3.B"/>
        <table:table-row>
          <table:table-cell table:style-name="Table3.A1" office:value-type="float" office:value="0">
            <text:p text:style-name="P91">Operator</text:p>
          </table:table-cell>
          <table:table-cell table:style-name="Table3.B1" office:value-type="float" office:value="0">
            <text:p text:style-name="P91">SQL Equivalent</text:p>
          </table:table-cell>
        </table:table-row>
        <table:table-row>
          <table:table-cell table:style-name="Table3.A2" office:value-type="float" office:value="0">
            <text:p text:style-name="P109">$group</text:p>
          </table:table-cell>
          <table:table-cell table:style-name="Table3.B2" office:value-type="string">
            <text:p text:style-name="P104">GROUP BY</text:p>
          </table:table-cell>
        </table:table-row>
        <table:table-row>
          <table:table-cell table:style-name="Table3.A3" office:value-type="float" office:value="0">
            <text:p text:style-name="P109">$count</text:p>
          </table:table-cell>
          <table:table-cell table:style-name="Table3.B3" office:value-type="string">
            <text:p text:style-name="P78">COUNT</text:p>
          </table:table-cell>
        </table:table-row>
        <table:table-row>
          <table:table-cell table:style-name="Table3.A2" office:value-type="float" office:value="0">
            <text:p text:style-name="P109">$limit</text:p>
          </table:table-cell>
          <table:table-cell table:style-name="Table3.B4" office:value-type="string">
            <text:p text:style-name="P78">LIMIT</text:p>
          </table:table-cell>
        </table:table-row>
        <table:table-row>
          <table:table-cell table:style-name="Table3.A3" office:value-type="float" office:value="0">
            <text:p text:style-name="P109">$skip</text:p>
          </table:table-cell>
          <table:table-cell table:style-name="Table3.B5" office:value-type="string">
            <text:p text:style-name="P78">OFFSET</text:p>
          </table:table-cell>
        </table:table-row>
        <table:table-row>
          <table:table-cell table:style-name="Table3.A2" office:value-type="float" office:value="0">
            <text:p text:style-name="P109">$sort</text:p>
          </table:table-cell>
          <table:table-cell table:style-name="Table3.B6" office:value-type="string">
            <text:p text:style-name="P78">SORT BY</text:p>
          </table:table-cell>
        </table:table-row>
        <table:table-row table:style-name="Table3.7">
          <table:table-cell table:style-name="Table3.A7" office:value-type="float" office:value="0">
            <text:p text:style-name="P109">$lookup</text:p>
          </table:table-cell>
          <table:table-cell table:style-name="Table3.B7" office:value-type="string">
            <text:p text:style-name="P78">LEFT JOIN</text:p>
          </table:table-cell>
        </table:table-row>
      </table:table>
      <text:p text:style-name="P145"/>
      <text:p text:style-name="P114"><text:span text:style-name="T69">Expressions</text:span><text:span text:style-name="T87"> generally involve </text:span><text:a xlink:type="simple" xlink:href="https://docs.mongodb.com/manual/reference/operator/aggregation/#aggregation-pipeline-operators" text:style-name="Internet_20_link" text:visited-style-name="Visited_20_Internet_20_Link"><text:span text:style-name="T63">pipeline operators</text:span></text:a><text:span text:style-name="T87">, summarized here:</text:span></text:p>
      <table:table table:name="pipeline_operators" table:style-name="pipeline_5f_operators" table:template-name="Box List Blue">
        <table:table-column table:style-name="pipeline_5f_operators.A"/>
        <table:table-column table:style-name="pipeline_5f_operators.B"/>
        <table:table-row>
          <table:table-cell table:style-name="pipeline_5f_operators.A1" office:value-type="float" office:value="0">
            <text:p text:style-name="P89">Operator</text:p>
          </table:table-cell>
          <table:table-cell table:style-name="pipeline_5f_operators.A1" office:value-type="float" office:value="0">
            <text:p text:style-name="P89">Notes</text:p>
          </table:table-cell>
        </table:table-row>
        <table:table-row>
          <table:table-cell table:style-name="pipeline_5f_operators.A2" office:value-type="float" office:value="0">
            <text:p text:style-name="P111">$add,$subtract,<text:line-break/>$multiply,$divide</text:p>
          </table:table-cell>
          <table:table-cell table:style-name="pipeline_5f_operators.B2" office:value-type="string">
            <text:p text:style-name="P103">Arithmetic operators</text:p>
          </table:table-cell>
        </table:table-row>
        <table:table-row>
          <table:table-cell table:style-name="pipeline_5f_operators.A3" office:value-type="float" office:value="0">
            <text:p text:style-name="P111">$arrayElemAt, $concatArrays, $size, $slice</text:p>
          </table:table-cell>
          <table:table-cell table:style-name="pipeline_5f_operators.B3" office:value-type="string">
            <text:p text:style-name="P103">Array operators</text:p>
          </table:table-cell>
        </table:table-row>
        <table:table-row>
          <table:table-cell table:style-name="pipeline_5f_operators.A2" office:value-type="float" office:value="0">
            <text:p text:style-name="P111">$and, $or, $not</text:p>
          </table:table-cell>
          <table:table-cell table:style-name="pipeline_5f_operators.B4" office:value-type="string">
            <text:p text:style-name="P103">Boolean operators</text:p>
          </table:table-cell>
        </table:table-row>
        <table:table-row>
          <table:table-cell table:style-name="pipeline_5f_operators.A3" office:value-type="float" office:value="0">
            <text:p text:style-name="P111">$eq, $ne, $lt, $lte, $gt, $gte</text:p>
          </table:table-cell>
          <table:table-cell table:style-name="pipeline_5f_operators.B5" office:value-type="string">
            <text:p text:style-name="P103">Comparison operators</text:p>
          </table:table-cell>
        </table:table-row>
        <table:table-row>
          <table:table-cell table:style-name="pipeline_5f_operators.A2" office:value-type="float" office:value="0">
            <text:p text:style-name="P111">$cond</text:p>
          </table:table-cell>
          <table:table-cell table:style-name="pipeline_5f_operators.B6" office:value-type="string">
            <text:p text:style-name="P103">Lets you create a condition and returns one value if true, the other if not</text:p>
          </table:table-cell>
        </table:table-row>
        <table:table-row>
          <table:table-cell table:style-name="pipeline_5f_operators.A3" office:value-type="float" office:value="0">
            <text:p text:style-name="P111">$dateFromString, $dayOfMonth, $month, $year, $hour, $minute, $second</text:p>
          </table:table-cell>
          <table:table-cell table:style-name="pipeline_5f_operators.B7" office:value-type="string">
            <text:p text:style-name="P103">Date operators</text:p>
          </table:table-cell>
        </table:table-row>
        <table:table-row>
          <table:table-cell table:style-name="pipeline_5f_operators.A2" office:value-type="float" office:value="0">
            <text:p text:style-name="P111">$concat, $trim, $regexMatch, $split, $substr</text:p>
          </table:table-cell>
          <table:table-cell table:style-name="pipeline_5f_operators.B8" office:value-type="string">
            <text:p text:style-name="P103">String operators</text:p>
          </table:table-cell>
        </table:table-row>
        <table:table-row>
          <table:table-cell table:style-name="pipeline_5f_operators.A3" office:value-type="float" office:value="0">
            <text:p text:style-name="P111">$convert, $toDate, $toDecimal, $toInt, $toLong, $toString</text:p>
          </table:table-cell>
          <table:table-cell table:style-name="pipeline_5f_operators.B9" office:value-type="string">
            <text:p text:style-name="P103">Conversion operators</text:p>
          </table:table-cell>
        </table:table-row>
        <table:table-row table:style-name="pipeline_5f_operators.10">
          <table:table-cell table:style-name="pipeline_5f_operators.A10" office:value-type="float" office:value="0">
            <text:p text:style-name="P111">$avg, $min, $max, $sum</text:p>
          </table:table-cell>
          <table:table-cell table:style-name="pipeline_5f_operators.B10" office:value-type="string">
            <text:p text:style-name="P103">Accumulation operators</text:p>
          </table:table-cell>
        </table:table-row>
      </table:table>
      <text:p text:style-name="P144"/>
      <text:p text:style-name="P147">Here are some examples of common aggregation operations:</text:p>
      <text:p text:style-name="P43"><text:span text:style-name="T6">01</text:span><text:span text:style-name="T21"> <text:s/></text:span><text:span text:style-name="T30">Produces a l</text:span><text:span text:style-name="T27">ist of event names, dates, </text:span><text:span text:style-name="T30">and </text:span><text:span text:style-name="T27">hotels</text:span><text:span text:style-name="T30"> </text:span><text:span text:style-name="T27">held for the year 2021</text:span><text:span text:style-name="T30">:</text:span></text:p>
      <text:p text:style-name="P33"><text:span text:style-name="T79">db.signups.aggregate([</text:span><text:span text:style-name="T82"> <text:line-break/></text:span><text:span text:style-name="T79">{</text:span><text:span text:style-name="T97">$match</text:span><text:span text:style-name="T98"> </text:span><text:span text:style-name="T79">:<text:line-break/>{"eventInfo.eventDate":/^2021/}},</text:span></text:p>
      <text:p text:style-name="P33"><text:span text:style-name="T79">{</text:span><text:span text:style-name="T97">$addFields</text:span><text:span text:style-name="T82"> </text:span><text:span text:style-name="T79">:</text:span><text:span text:style-name="T82"> </text:span><text:span text:style-name="T79">{</text:span></text:p>
      <text:p text:style-name="P120">"name":"$eventInfo.eventName",</text:p>
      <text:p text:style-name="P33"><text:span text:style-name="T79">"date":"$eventInfo.eventDate", <text:s text:c="10"/>"hotel":<text:line-break/>"$eventInfo.hotelInfo.hotelName"}},</text:span><text:span text:style-name="T82"> <text:line-break/></text:span><text:span text:style-name="T79">{</text:span><text:span text:style-name="T97">$project</text:span><text:span text:style-name="T82"> : </text:span><text:span text:style-name="T79">{<text:line-break/>"name":1,"date":1,"hotel":1,"_id":0}},</text:span></text:p>
      <text:p text:style-name="P33"><text:span text:style-name="T79">{</text:span><text:span text:style-name="T97">$sort</text:span><text:span text:style-name="T98"> </text:span><text:span text:style-name="T79">:</text:span><text:span text:style-name="T82"> </text:span><text:span text:style-name="T79">{"date":1}}]);</text:span></text:p>
      <text:p text:style-name="P121"/>
      <text:p text:style-name="P44"><text:span text:style-name="T6">0</text:span><text:span text:style-name="T15">2</text:span><text:span text:style-name="T21"> <text:s/></text:span><text:span text:style-name="T27">Count of signups by event</text:span><text:span text:style-name="T30">:</text:span></text:p>
      <text:p text:style-name="P120">db.signups.aggregate([</text:p>
      <text:p text:style-name="P33"><text:span text:style-name="T79">{</text:span><text:span text:style-name="T97">$addFields</text:span><text:span text:style-name="T79">:{<text:line-break/>"name":"$eventInfo.eventName",</text:span></text:p>
      <text:p text:style-name="P120">"country":"$eventInfo.hotelInfo.location.country",<text:line-break/>"value":1}},</text:p>
      <text:p text:style-name="P33"><text:span text:style-name="T79">{</text:span><text:span text:style-name="T97">$group</text:span><text:span text:style-name="T79">:{"_id":"$name", <text:line-break/>"count":{$sum:"$value"}}},</text:span></text:p>
      <text:p text:style-name="P33"><text:span text:style-name="T79">{</text:span><text:span text:style-name="T97">$sort</text:span><text:span text:style-name="T79">:{"country":1}}]);</text:span></text:p>
      <text:p text:style-name="P163"/>
      <text:p text:style-name="P122"/>
      <text:h text:style-name="P154" text:outline-level="3"><text:a xlink:type="simple" xlink:href="https://docs.mongodb.com/ecosystem/drivers/php/#mongodb-php-driver" text:style-name="Internet_20_link" text:visited-style-name="Visited_20_Internet_20_Link"><text:span text:style-name="T121">PHP MongoDB Extension </text:span></text:a><text:a xlink:type="simple" xlink:href="https://docs.mongodb.com/ecosystem/drivers/php/#mongodb-php-driver" text:style-name="Internet_20_link" text:visited-style-name="Visited_20_Internet_20_Link">Installation</text:a></text:h>
      <text:p text:style-name="P123"><text:span text:style-name="T87">It's extremely important to install the correct PHP MongoDB extension. <text:s/>The source code for the correct extension is located here:<text:line-break/></text:span><text:a xlink:type="simple" xlink:href="http://pecl.php.net/package/mongodb" text:style-name="Internet_20_link" text:visited-style-name="Visited_20_Internet_20_Link"><text:span text:style-name="T87">http://pecl.php.net/package/mongodb</text:span></text:a></text:p>
      <text:p text:style-name="P123"><text:span text:style-name="T87">It is referred to as the </text:span><text:span text:style-name="T63">MongoDB Driver for PHP</text:span><text:span text:style-name="T87"> and is currently maintained. <text:s/>The older driver called the </text:span><text:span text:style-name="T63">MongoDB database driver,</text:span><text:span text:style-name="T87"> was last updated in 2017, and </text:span><text:span text:style-name="T96">does not work</text:span><text:span text:style-name="T87"> with MongoDB version 4.0 and above.</text:span></text:p>
      <text:p text:style-name="P123"><text:span text:style-name="T87"/></text:p>
      <text:p text:style-name="P126"><text:span text:style-name="T122">Linux and Mac servers</text:span></text:p>
      <text:p text:style-name="P124"><text:span text:style-name="T87">To install the latest MongoDB PHP extension</text:span><text:span text:style-name="T95"> </text:span><text:span text:style-name="T87">, proceed as follows:<text:line-break/></text:span></text:p>
      <text:p text:style-name="P132"><text:span text:style-name="T6">01</text:span><text:span text:style-name="T21"> <text:s/></text:span><text:span text:style-name="T31">If not already present on your server, install </text:span><text:span text:style-name="T36">pecl</text:span><text:span text:style-name="T33">:</text:span><text:span text:style-name="T32"> <text:s/></text:span></text:p>
      <text:p text:style-name="P132"><text:span text:style-name="T6">01</text:span><text:span text:style-name="T16">A </text:span><text:span text:style-name="T32">On RPM-based systems:</text:span></text:p>
      <text:p text:style-name="P134">sudo yum install php-pear</text:p>
      <text:p text:style-name="P132"><text:span text:style-name="T6">01</text:span><text:span text:style-name="T16">B </text:span><text:span text:style-name="T32">On DEB-based systems:</text:span></text:p>
      <text:p text:style-name="P134">sudo apt-get install php-pear</text:p>
      <text:p text:style-name="P132"><text:span text:style-name="T6">01</text:span><text:span text:style-name="T16">C </text:span><text:span text:style-name="T32">On a Mac the </text:span><text:span text:style-name="T37">Homebrew</text:span><text:span text:style-name="T32"> PHP package includes </text:span><text:span text:style-name="T37">pecl</text:span><text:span text:style-name="T32">:</text:span></text:p>
      <text:p text:style-name="P134">brew install php</text:p>
      <text:p text:style-name="P134"><text:span text:style-name="T32"/></text:p>
      <text:p text:style-name="P133"><text:span text:style-name="T6">0</text:span><text:span text:style-name="T17">2</text:span><text:span text:style-name="T21"> <text:s/></text:span><text:span text:style-name="T33">Use </text:span><text:span text:style-name="T38">pecl</text:span><text:span text:style-name="T33"> to install the extension:</text:span><text:span text:style-name="T32"> <text:s/></text:span></text:p>
      <text:p text:style-name="P133"><text:span text:style-name="T124">sudo </text:span><text:span text:style-name="T125">pecl </text:span><text:span text:style-name="T124">install </text:span><text:span text:style-name="T125">mongodb</text:span></text:p>
      <text:p text:style-name="P133"><text:span text:style-name="T125"/></text:p>
      <text:p text:style-name="P126"><text:soft-page-break/><text:span text:style-name="T122">Windows servers</text:span></text:p>
      <text:p text:style-name="P124"><text:span text:style-name="T87">To install the latest MongoDB PHP extension</text:span><text:span text:style-name="T95"> </text:span><text:span text:style-name="T87">, proceed as follows:<text:line-break/></text:span></text:p>
      <text:p text:style-name="P133"><text:span text:style-name="T6">01</text:span><text:span text:style-name="T21"> <text:s/></text:span><text:span text:style-name="T33">Download the correct DLL for your version of Windows and MongoDB from this site:<text:line-break/></text:span><text:span text:style-name="T125">http://pecl.php.net/package/mongodb</text:span><text:span text:style-name="T32"> <text:s/></text:span></text:p>
      <text:p text:style-name="P135"><text:span text:style-name="T32"/></text:p>
      <text:p text:style-name="P133"><text:span text:style-name="T6">0</text:span><text:span text:style-name="T17">2</text:span><text:span text:style-name="T21"> <text:s/></text:span><text:span text:style-name="T33">Enable the extension in your php.ini file:</text:span></text:p>
      <text:p text:style-name="P136"><text:span text:style-name="T125">e</text:span><text:span text:style-name="T123">xtension=php_mongodb.dll</text:span></text:p>
      <text:p text:style-name="P133"><text:span text:style-name="T125"/></text:p>
      <text:p text:style-name="P129"><text:span text:style-name="T109"/></text:p>
      <text:h text:style-name="P155" text:outline-level="3"><text:a xlink:type="simple" xlink:href="https://docs.mongodb.com/ecosystem/drivers/php/#mongodb-php-driver" text:style-name="Internet_20_link" text:visited-style-name="Visited_20_Internet_20_Link"><text:span text:style-name="T121">PHP MongoDB Library </text:span></text:a><text:a xlink:type="simple" xlink:href="https://docs.mongodb.com/ecosystem/drivers/php/#mongodb-php-driver" text:style-name="Internet_20_link" text:visited-style-name="Visited_20_Internet_20_Link">Installation</text:a></text:h>
      <text:p text:style-name="P124"><text:span text:style-name="T87">The MongoDB </text:span><text:span text:style-name="T95">PHP Library is separate from and dependent upon the PHP MongoDB extension</text:span><text:span text:style-name="T87">.</text:span><text:span text:style-name="T95"> <text:s/>The library provides high level support for native MongoDB shell methods. <text:s/>Using the library you can first model queries using the </text:span><text:span text:style-name="T68">mongo</text:span><text:span text:style-name="T95"> shell, which can then be directly translated into PHP expressions.</text:span></text:p>
      <text:p text:style-name="P124"><text:span text:style-name="T95"/></text:p>
      <text:p text:style-name="P125"><text:span text:style-name="T87">To install the MongoDB PHP Library, proceed as follows:</text:span></text:p>
      <text:p text:style-name="P125"><text:span text:style-name="T87"/></text:p>
      <text:p text:style-name="P133"><text:span text:style-name="T6">01</text:span><text:span text:style-name="T21"> <text:s/></text:span><text:span text:style-name="T31">If not already present on your server, </text:span><text:span text:style-name="T33">download </text:span><text:span text:style-name="T38">composer</text:span><text:span text:style-name="T33"> from this site:</text:span><text:span text:style-name="T32"> <text:s/></text:span></text:p>
      <text:p text:style-name="P136"><text:a xlink:type="simple" xlink:href="https://getcomposer.org/download/" text:style-name="Internet_20_link" text:visited-style-name="Visited_20_Internet_20_Link"><text:span text:style-name="T123">https://getcomposer.org/download/</text:span></text:a></text:p>
      <text:p text:style-name="P135"><text:span text:style-name="T32"/></text:p>
      <text:p text:style-name="P139"><text:span text:style-name="T6">0</text:span><text:span text:style-name="T17">2</text:span><text:span text:style-name="T21"> <text:s/></text:span><text:span text:style-name="T33">Use </text:span><text:span text:style-name="T38">composer</text:span><text:span text:style-name="T33"> to install the ibrary:</text:span><text:span text:style-name="T32"> <text:s/></text:span></text:p>
      <text:p text:style-name="P139"><text:span text:style-name="T6">0</text:span><text:span text:style-name="T17">2A</text:span><text:span text:style-name="T21"> </text:span><text:span text:style-name="T33">Composer as a *.phar file:</text:span><text:span text:style-name="T32"> </text:span></text:p>
      <text:p text:style-name="P136"><text:span text:style-name="T123">php composer.phar </text:span><text:span text:style-name="T126">\<text:line-break/> <text:s text:c="3"/>require </text:span><text:span text:style-name="T123">mongodb/mongodb</text:span></text:p>
      <text:p text:style-name="P140"><text:span text:style-name="T6">0</text:span><text:span text:style-name="T17">2</text:span><text:span text:style-name="T18">B</text:span><text:span text:style-name="T21"> </text:span><text:span text:style-name="T33">Composer as a</text:span><text:span text:style-name="T34">n executable</text:span><text:span text:style-name="T33">:</text:span><text:span text:style-name="T32"> </text:span></text:p>
      <text:p text:style-name="P137"><text:span text:style-name="T123">composer</text:span><text:span text:style-name="T126"> require </text:span><text:span text:style-name="T123">mongodb/mongodb</text:span></text:p>
      <text:p text:style-name="P137"><text:span text:style-name="T123"/></text:p>
      <text:p text:style-name="P137"><text:span text:style-name="T123"/></text:p>
      <text:h text:style-name="Heading_20_3" text:outline-level="3">Using MongoDB with PHP</text:h>
      <text:p text:style-name="P152">Here are some common CRU<text:span text:style-name="T70">D operations performed using the MongoDB PHP extension and library:</text:span></text:p>
      <text:p text:style-name="P138"><text:span text:style-name="T6">01</text:span><text:span text:style-name="T21"> <text:s/></text:span><text:span text:style-name="T34">Get a connection to MongoDB</text:span></text:p>
      <text:p text:style-name="P165"><text:span text:style-name="T34">Example</text:span><text:span text:style-name="T27"> below </text:span><text:span text:style-name="T34">creates a connection to a MongoDB instance running on </text:span><text:span text:style-name="T39">localhost</text:span><text:span text:style-name="T34">:</text:span></text:p>
      <text:p text:style-name="P117">use MongoDB\Client;</text:p>
      <text:p text:style-name="P117">$client = new Client<text:line-break/>('mongodb://localhost:27017');</text:p>
      <text:p text:style-name="P118">$db = 'jumpstart';</text:p>
      <text:p text:style-name="P165"><text:span text:style-name="T70"/></text:p>
      <text:p text:style-name="P159"/>
      <text:p text:style-name="P138"><text:span text:style-name="T6">0</text:span><text:span text:style-name="T18">2</text:span><text:span text:style-name="T21"> <text:s/></text:span><text:span text:style-name="T26">Insert </text:span><text:span text:style-name="T27">many </text:span><text:span text:style-name="T26">document</text:span><text:span text:style-name="T27">s</text:span></text:p>
      <text:p text:style-name="P166"><text:span text:style-name="T79">Use </text:span><text:span text:style-name="T84">the </text:span><text:span text:style-name="T128">insertMany() </text:span><text:span text:style-name="T79">method to </text:span><text:span text:style-name="T84">insert </text:span><text:span text:style-name="T79">multiple documents into the named collection</text:span><text:span text:style-name="T83">.</text:span><text:span text:style-name="T71"> </text:span><text:span text:style-name="T83">Example</text:span><text:span text:style-name="T79"> below inserts </text:span><text:span text:style-name="T84">four </text:span><text:span text:style-name="T79">documents into the </text:span><text:span text:style-name="T60">users</text:span><text:span text:style-name="T79"> collection</text:span><text:span text:style-name="T83">:</text:span></text:p>
      <text:p text:style-name="P159">$data = [</text:p>
      <text:p text:style-name="P159">['key' =&gt; 1, 'first' =&gt; 'Fred', <text:s/>'last' =&gt; 'Flintstone'],</text:p>
      <text:p text:style-name="P159">['key' =&gt; 2, 'first' =&gt; 'Wilma', 'last' =&gt; 'Flintstone'],</text:p>
      <text:p text:style-name="P159">['key' =&gt; 3, 'first' =&gt; 'Barney','last' =&gt; 'Rubble'],</text:p>
      <text:p text:style-name="P159">['key' =&gt; 4, 'first' =&gt; 'Betty', 'last' =&gt; 'Rubble']];</text:p>
      <text:p text:style-name="P159">$client-&gt;<text:span text:style-name="T131">$db</text:span>-&gt;<text:line-break/><text:span text:style-name="T130"> <text:s text:c="3"/></text:span>users-&gt;insertMany($data);</text:p>
      <text:p text:style-name="P159"/>
      <text:p text:style-name="P138"><text:span text:style-name="T6">0</text:span><text:span text:style-name="T12">3</text:span><text:span text:style-name="T21"> <text:s/></text:span><text:span text:style-name="T27">Delete </text:span><text:span text:style-name="T26">a single document</text:span></text:p>
      <text:p text:style-name="P166"><text:span text:style-name="T79">Use </text:span><text:span text:style-name="T84">the </text:span><text:span text:style-name="T127">deleteOne()</text:span><text:span text:style-name="T62"> </text:span><text:span text:style-name="T79">method to delete the first document to match the filter</text:span><text:span text:style-name="T83">.</text:span><text:span text:style-name="T71"> </text:span><text:span text:style-name="T83">Example</text:span><text:span text:style-name="T79"> below delete a single document from the </text:span><text:span text:style-name="T60">users</text:span><text:span text:style-name="T79"> collection</text:span><text:span text:style-name="T83">:</text:span></text:p>
      <text:p text:style-name="P167"><text:span text:style-name="T40">$filter = ['key' =&gt; 3];<text:line-break/>$result = $client-&gt;</text:span><text:span text:style-name="T53">$db</text:span><text:span text:style-name="T40">-&gt;<text:line-break/></text:span><text:span text:style-name="T52"> <text:s text:c="3"/></text:span><text:span text:style-name="T40">users-&gt;deleteOne($filter);</text:span></text:p>
      <text:p text:style-name="P167"><text:span text:style-name="T52">i</text:span><text:span text:style-name="T40">f (!$result-&gt;isAcknowledged()) {</text:span></text:p>
      <text:p text:style-name="P169"><text:span text:style-name="T40"><text:s text:c="4"/>// do something</text:span></text:p>
      <text:p text:style-name="P167"><text:span text:style-name="T52">}</text:span><text:span text:style-name="T40"> else {</text:span></text:p>
      <text:p text:style-name="P167"><text:span text:style-name="T40"><text:s text:c="4"/></text:span><text:span text:style-name="T52">// do something else</text:span></text:p>
      <text:p text:style-name="P167"><text:span text:style-name="T40">}</text:span></text:p>
      <text:p text:style-name="P159"/>
      <text:p text:style-name="P138"><text:span text:style-name="T6">0</text:span><text:span text:style-name="T12">4</text:span><text:span text:style-name="T21"> <text:s/></text:span><text:span text:style-name="T27">Update </text:span><text:span text:style-name="T28">many </text:span><text:span text:style-name="T26">document</text:span><text:span text:style-name="T28">s</text:span></text:p>
      <text:p text:style-name="P170"><text:span text:style-name="T79">Use </text:span><text:span text:style-name="T85">the </text:span><text:span text:style-name="T129">updateMany()</text:span><text:span text:style-name="T85"> </text:span><text:span text:style-name="T79">method to update </text:span><text:span text:style-name="T80">all </text:span><text:span text:style-name="T79">document match</text:span><text:span text:style-name="T80">ing</text:span><text:span text:style-name="T79"> the filter</text:span><text:span text:style-name="T83">.</text:span><text:span text:style-name="T71"> </text:span><text:span text:style-name="T83">Example</text:span><text:span text:style-name="T79"> below </text:span><text:span text:style-name="T80">sets the </text:span><text:span text:style-name="T61">active </text:span><text:span text:style-name="T80">field to 0 where the </text:span><text:span text:style-name="T61">event_date</text:span><text:span text:style-name="T80"> starts with </text:span><text:span text:style-name="T61">2021</text:span><text:span text:style-name="T80">:</text:span></text:p>
      <text:p text:style-name="P167"><text:span text:style-name="T53">$client-&gt;$db-&gt;</text:span><text:span text:style-name="T49">events</text:span><text:span text:style-name="T53">-&gt;</text:span><text:span text:style-name="T40">update</text:span><text:span text:style-name="T49">Many</text:span><text:span text:style-name="T40">(<text:line-break/></text:span><text:span text:style-name="T53">[</text:span><text:span text:style-name="T40">"</text:span><text:span text:style-name="T49">event_date</text:span><text:span text:style-name="T40">"</text:span><text:span text:style-name="T53">=&gt;[</text:span><text:span text:style-name="T49">"$</text:span><text:span text:style-name="T53">regex</text:span><text:span text:style-name="T49">"</text:span><text:span text:style-name="T53">=&gt;"^</text:span><text:span text:style-name="T49">2021</text:span><text:span text:style-name="T53">"]]</text:span><text:span text:style-name="T49">, <text:line-break/></text:span><text:span text:style-name="T53">["</text:span><text:span text:style-name="T40">$set</text:span><text:span text:style-name="T53">"=&gt;[</text:span><text:span text:style-name="T40">"</text:span><text:span text:style-name="T49">active</text:span><text:span text:style-name="T40">"</text:span><text:span text:style-name="T53">=&gt;</text:span><text:span text:style-name="T40">0</text:span><text:span text:style-name="T53">]])</text:span><text:span text:style-name="T40">;</text:span></text:p>
      <text:p text:style-name="P159"/>
      <text:p text:style-name="P138"><text:span text:style-name="T6">0</text:span><text:span text:style-name="T19">5</text:span><text:span text:style-name="T21"> <text:s/></text:span><text:span text:style-name="T29">Find </text:span><text:span text:style-name="T26">document</text:span><text:span text:style-name="T35">s</text:span></text:p>
      <text:p text:style-name="P166"><text:span text:style-name="T79">Use </text:span><text:span text:style-name="T85">the </text:span><text:span text:style-name="T129">find()</text:span><text:span text:style-name="T85"> </text:span><text:span text:style-name="T79">method to </text:span><text:span text:style-name="T81">find </text:span><text:span text:style-name="T86">all </text:span><text:span text:style-name="T79">document</text:span><text:span text:style-name="T86">s</text:span><text:span text:style-name="T79"> match</text:span><text:span text:style-name="T86">ing</text:span><text:span text:style-name="T79"> the filter</text:span><text:span text:style-name="T83">.</text:span><text:span text:style-name="T71"> </text:span><text:span text:style-name="T83">Example</text:span><text:span text:style-name="T79"> below</text:span><text:span text:style-name="T81"> returns a list of event names where </text:span><text:span text:style-name="T79">the </text:span><text:span text:style-name="T60">event_date</text:span><text:span text:style-name="T79"> </text:span><text:span text:style-name="T81">is between June and August 2020</text:span><text:span text:style-name="T83">:</text:span></text:p>
      <text:p text:style-name="P162">$client-&gt;$db-&gt;events-&gt;find(</text:p>
      <text:p text:style-name="P162">[<text:span text:style-name="T132"> </text:span>'$and'=&gt; <text:span text:style-name="T132">[</text:span></text:p>
      <text:p text:style-name="P162"><text:span text:style-name="T132"><text:s text:c="2"/></text:span>["eventDate"=&gt;["$lt"=&gt;"2020-09-01"],</text:p>
      <text:p text:style-name="P162"><text:s text:c="2"/><text:span text:style-name="T132"><text:s/></text:span>"eventDate"=&gt;["$gte"=&gt;"2020-0601"]</text:p>
      <text:p text:style-name="P162"><text:span text:style-name="T132">]</text:span>],</text:p>
      <text:p text:style-name="P162">[</text:p>
      <text:p text:style-name="P162"><text:s text:c="4"/>'projection' =&gt; ["eventName"=&gt;1],</text:p>
      <text:p text:style-name="P162"><text:s text:c="4"/>'sort' =&gt; ["eventDate" =&gt; 1]</text:p>
      <text:p text:style-name="P162">]);</text:p>
      <text:p text:style-name="P161"/>
      <text:p text:style-name="P164"><text:span text:style-name="T27"/></text:p>
      <text:p text:style-name="P152"><text:span text:style-name="T70"/></text:p>
      <text:p text:style-name="P131"><text:span text:style-name="T87"/></text:p>
      <text:p text:style-name="P126"><text:span text:style-name="T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text-properties style:font-name="FreeMono" fo:font-family="FreeMono" style:font-style-name="Regular" style:font-family-generic="modern" style:font-pitch="fixed" fo:font-size="10pt" fo:font-weight="normal" officeooo:rsid="001e9d41" style:font-size-asian="10.5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x_20_List_20_Blue.1" style:display-name="Box List Blue.1"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in" fo:padding-left="0in" fo:padding-right="0in" fo:padding-top="0in" fo:padding-bottom="0in" style:data-style-name="100"/>
      <style:text-properties style:font-name="Liberation Sans" fo:font-family="'Liberation Sans'" style:font-family-generic="swiss"/>
    </style:style>
    <style:style style:name="Box_20_List_20_Blue.4" style:display-name="Box List Blue.4" style:family="table-cell">
      <style:table-cell-properties fo:border-right="0.74pt solid #00599d" fo:padding="0in" fo:padding-left="0in" fo:padding-right="0in" fo:padding-top="0in" fo:padding-bottom="0in" style:data-style-name="0"/>
      <style:text-properties style:font-name="Liberation Sans" fo:font-family="'Liberation Sans'" style:font-family-generic="swiss"/>
    </style:style>
    <style:style style:name="Box_20_List_20_Blue.5" style:display-name="Box List Blue.5" style:family="table-cell">
      <style:table-cell-properties fo:padding="0in" fo:padding-left="0in" fo:padding-right="0in" fo:padding-top="0in" fo:padding-bottom="0in" style:data-style-name="0"/>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in" fo:padding-left="0in" fo:padding-right="0in" fo:padding-top="0in" fo:padding-bottom="0in" style:data-style-name="100"/>
      <style:text-properties style:font-name="Liberation Sans" fo:font-family="'Liberation Sans'" style:font-family-generic="swiss"/>
    </style:style>
    <style:style style:name="Box_20_List_20_Blue.7" style:display-name="Box List Blue.7" style:family="table-cell">
      <style:table-cell-properties fo:padding="0in" fo:padding-left="0in" fo:padding-right="0in" fo:padding-top="0in" fo:padding-bottom="0in" style:data-style-name="0"/>
      <style:text-properties style:font-name="Liberation Sans" fo:font-family="'Liberation Sans'" style:font-family-generic="swiss"/>
    </style:style>
    <style:style style:name="Box_20_List_20_Blue.8" style:display-name="Box List Blue.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style>
    <style:style style:name="Box_20_List_20_Blue.9" style:display-name="Box List Blue.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in" fo:padding-left="0in" fo:padding-right="0in" fo:padding-top="0in" fo:padding-bottom="0in" style:data-style-name="0"/>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in" fo:padding-left="0in" fo:padding-right="0in" fo:padding-top="0in" fo:padding-bottom="0in" style:data-style-name="100"/>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Green.1" style:display-name="Box List Green.1" style:family="table-cell">
      <style:table-cell-properties fo:background-color="#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table-cell-properties fo:background-color="#bee3d3" fo:border-bottom="0.74pt solid #009353"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table-cell-properties fo:border-left="0.74pt solid #009353" fo:padding="0in" fo:padding-left="0in" fo:padding-right="0in" fo:padding-top="0in" fo:padding-bottom="0in" style:data-style-name="100"/>
      <style:text-properties style:font-name="Liberation Sans" fo:font-family="'Liberation Sans'" style:font-family-generic="swiss"/>
    </style:style>
    <style:style style:name="Box_20_List_20_Green.4" style:display-name="Box List Green.4" style:family="table-cell">
      <style:table-cell-properties fo:border-right="0.74pt solid #009353" fo:padding="0in" fo:padding-left="0in" fo:padding-right="0in" fo:padding-top="0in" fo:padding-bottom="0in" style:data-style-name="0"/>
      <style:text-properties style:font-name="Liberation Sans" fo:font-family="'Liberation Sans'" style:font-family-generic="swiss"/>
    </style:style>
    <style:style style:name="Box_20_List_20_Green.5" style:display-name="Box List Green.5" style:family="table-cell">
      <style:table-cell-properties fo:padding="0in" fo:padding-left="0in" fo:padding-right="0in" fo:padding-top="0in" fo:padding-bottom="0in" style:data-style-name="0"/>
      <style:text-properties style:font-name="Liberation Sans" fo:font-family="'Liberation Sans'" style:font-family-generic="swiss"/>
    </style:style>
    <style:style style:name="Box_20_List_20_Green.6" style:display-name="Box List Green.6" style:family="table-cell">
      <style:table-cell-properties fo:background-color="#dddddd" fo:border-left="0.74pt solid #009353" fo:padding="0in" fo:padding-left="0in" fo:padding-right="0in" fo:padding-top="0in" fo:padding-bottom="0in" style:data-style-name="100"/>
      <style:text-properties style:font-name="Liberation Sans" fo:font-family="'Liberation Sans'" style:font-family-generic="swiss"/>
    </style:style>
    <style:style style:name="Box_20_List_20_Green.7" style:display-name="Box List Green.7" style:family="table-cell">
      <style:table-cell-properties fo:padding="0in" fo:padding-left="0in" fo:padding-right="0in" fo:padding-top="0in" fo:padding-bottom="0in" style:data-style-name="0"/>
      <style:text-properties style:font-name="Liberation Sans" fo:font-family="'Liberation Sans'" style:font-family-generic="swiss"/>
    </style:style>
    <style:style style:name="Box_20_List_20_Green.8" style:display-name="Box List Green.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style>
    <style:style style:name="Box_20_List_20_Green.9" style:display-name="Box List Green.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style>
    <style:style style:name="Box_20_List_20_Green.10" style:display-name="Box List Green.10" style:family="table-cell">
      <style:table-cell-properties fo:background-color="#dddddd" fo:border-right="0.74pt solid #009353" fo:padding="0in" fo:padding-left="0in" fo:padding-right="0in" fo:padding-top="0in" fo:padding-bottom="0in" style:data-style-name="0"/>
      <style:text-properties style:font-name="Liberation Sans" fo:font-family="'Liberation Sans'" style:font-family-generic="swiss"/>
    </style:style>
    <style:style style:name="Box_20_List_20_Green.11" style:display-name="Box List Green.11" style:family="table-cell">
      <style:table-cell-properties fo:background-color="#009353" fo:border-left="0.74pt solid #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table-cell-properties fo:background-color="#009353" fo:border-right="0.74pt solid #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table-cell-properties fo:background-color="#bee3d3" fo:border-left="0.74pt solid #009353" fo:border-bottom="0.74pt solid #009353" fo:padding="0in" fo:padding-left="0in" fo:padding-right="0in" fo:padding-top="0in" fo:padding-bottom="0in" style:data-style-name="100"/>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table-cell-properties fo:background-color="#bee3d3" fo:border-right="0.74pt solid #009353" fo:border-bottom="0.74pt solid #009353"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table-cell-properties fo:background-color="#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table-cell-properties fo:background-color="#bee3d3" fo:border-bottom="0.74pt solid #009353"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Yellow.1" style:display-name="Box List Yellow.1" style:family="table-cell">
      <style:table-cell-properties fo:background-color="#faa61a" fo:border-top="0.74pt solid #faa61a"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table-cell-properties fo:background-color="#fffbcc" fo:border-bottom="0.74pt solid #faa61a"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table-cell-properties fo:border-left="0.74pt solid #faa61a" fo:padding="0in" fo:padding-left="0in" fo:padding-right="0in" fo:padding-top="0in" fo:padding-bottom="0in" style:data-style-name="100"/>
      <style:text-properties style:font-name="Liberation Sans" fo:font-family="'Liberation Sans'" style:font-family-generic="swiss"/>
    </style:style>
    <style:style style:name="Box_20_List_20_Yellow.4" style:display-name="Box List Yellow.4" style:family="table-cell">
      <style:table-cell-properties fo:border-right="0.74pt solid #faa61a" fo:padding="0in" fo:padding-left="0in" fo:padding-right="0in" fo:padding-top="0in" fo:padding-bottom="0in" style:data-style-name="0"/>
      <style:text-properties style:font-name="Liberation Sans" fo:font-family="'Liberation Sans'" style:font-family-generic="swiss"/>
    </style:style>
    <style:style style:name="Box_20_List_20_Yellow.5" style:display-name="Box List Yellow.5" style:family="table-cell">
      <style:table-cell-properties fo:padding="0in" fo:padding-left="0in" fo:padding-right="0in" fo:padding-top="0in" fo:padding-bottom="0in" style:data-style-name="0"/>
      <style:text-properties style:font-name="Liberation Sans" fo:font-family="'Liberation Sans'" style:font-family-generic="swiss"/>
    </style:style>
    <style:style style:name="Box_20_List_20_Yellow.6" style:display-name="Box List Yellow.6" style:family="table-cell">
      <style:table-cell-properties fo:background-color="#dddddd" fo:border-left="0.74pt solid #faa61a" fo:padding="0in" fo:padding-left="0in" fo:padding-right="0in" fo:padding-top="0in" fo:padding-bottom="0in" style:data-style-name="100"/>
      <style:text-properties style:font-name="Liberation Sans" fo:font-family="'Liberation Sans'" style:font-family-generic="swiss"/>
    </style:style>
    <style:style style:name="Box_20_List_20_Yellow.7" style:display-name="Box List Yellow.7" style:family="table-cell">
      <style:table-cell-properties fo:padding="0in" fo:padding-left="0in" fo:padding-right="0in" fo:padding-top="0in" fo:padding-bottom="0in" style:data-style-name="0"/>
      <style:text-properties style:font-name="Liberation Sans" fo:font-family="'Liberation Sans'" style:font-family-generic="swiss"/>
    </style:style>
    <style:style style:name="Box_20_List_20_Yellow.8" style:display-name="Box List Yellow.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style>
    <style:style style:name="Box_20_List_20_Yellow.9" style:display-name="Box List Yellow.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style>
    <style:style style:name="Box_20_List_20_Yellow.10" style:display-name="Box List Yellow.10" style:family="table-cell">
      <style:table-cell-properties fo:background-color="#dddddd" fo:border-right="0.74pt solid #faa61a" fo:padding="0in" fo:padding-left="0in" fo:padding-right="0in" fo:padding-top="0in" fo:padding-bottom="0in" style:data-style-name="0"/>
      <style:text-properties style:font-name="Liberation Sans" fo:font-family="'Liberation Sans'" style:font-family-generic="swiss"/>
    </style:style>
    <style:style style:name="Box_20_List_20_Yellow.11" style:display-name="Box List Yellow.11" style:family="table-cell">
      <style:table-cell-properties fo:background-color="#faa61a" fo:border-left="0.74pt solid #faa61a" fo:border-top="0.74pt solid #faa61a"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table-cell-properties fo:background-color="#faa61a" fo:border-right="0.74pt solid #faa61a" fo:border-top="0.74pt solid #faa61a"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table-cell-properties fo:background-color="#fffbcc" fo:border-left="0.74pt solid #faa61a" fo:border-bottom="0.74pt solid #faa61a" fo:padding="0in" fo:padding-left="0in" fo:padding-right="0in" fo:padding-top="0in" fo:padding-bottom="0in" style:data-style-name="100"/>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table-cell-properties fo:background-color="#fffbcc" fo:border-right="0.74pt solid #faa61a" fo:border-bottom="0.74pt solid #faa61a"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table-cell-properties fo:background-color="#faa61a" fo:border-top="0.74pt solid #faa61a"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table-cell-properties fo:background-color="#fffbcc" fo:border-bottom="0.74pt solid #faa61a"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office:styles>
  <office:automatic-styles>
    <style:style style:name="MP1" style:family="paragraph" style:parent-style-name="Title">
      <style:text-properties officeooo:paragraph-rsid="00679e6e"/>
    </style:style>
    <style:style style:name="MP2" style:family="paragraph" style:parent-style-name="Footer">
      <style:text-properties officeooo:rsid="001a245b" officeooo:paragraph-rsid="001a245b"/>
    </style:style>
    <style:style style:name="MP3" style:family="paragraph" style:parent-style-name="Footer">
      <style:text-properties officeooo:rsid="001a245b" officeooo:paragraph-rsid="00219bb3"/>
    </style:style>
    <style:style style:name="MT1" style:family="text">
      <style:text-properties officeooo:rsid="0045e36b"/>
    </style:style>
    <style:style style:name="MT2" style:family="text">
      <style:text-properties officeooo:rsid="0044209d"/>
    </style:style>
    <style:style style:name="MT3" style:family="text">
      <style:text-properties style:font-name="Liberation Serif1"/>
    </style:style>
    <style:style style:name="MT4" style:family="text">
      <style:text-properties style:font-name="Liberation Serif"/>
    </style:style>
    <style:style style:name="MT5" style:family="text">
      <style:text-properties style:font-name="Liberation Serif" officeooo:rsid="00219bb3"/>
    </style:style>
    <style:page-layout style:name="Mpm1">
      <style:page-layout-properties fo:page-width="8.2701in" fo:page-height="11.6902in" style:num-format="1" style:print-orientation="portrait" fo:margin-top="0.6598in" fo:margin-bottom="0.6598in" fo:margin-left="0.6598in" fo:margin-right="0.6598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4in">
          <style:column-sep style:width="0.0035in" style:color="#808080" style:height="100%" style:style="solid"/>
          <style:column style:rel-width="32767*" fo:start-indent="0in" fo:end-indent="0.2in"/>
          <style:column style:rel-width="32768*" fo:start-indent="0.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MongoDB</text:span> Developers Pocket Guide</text:p>
      </style:header>
      <style:header-first>
        <text:p text:style-name="Title"><text:span text:style-name="MT2">MongoDB</text:span> Developers Pocket Guide</text:p>
      </style:header-first>
      <style:footer>
        <text:p text:style-name="MP2">Page <text:page-number text:select-page="current">0</text:page-number><text:tab/><text:tab/><text:span text:style-name="MT3">©</text:span><text:span text:style-name="MT4"> 2019 Foreach Code Factory</text:span></text:p>
      </style:footer>
      <style:footer-first>
        <text:p text:style-name="MP2"><text:page-number text:select-page="current">0</text:page-number><text:tab/><text:tab/><text:span text:style-name="MT3">©</text:span><text:span text:style-name="MT4"> 2019 Foreach Code Factory</text:span></text:p>
      </style:footer-first>
      <style:footer-left>
        <text:p text:style-name="MP3"><text:span text:style-name="MT3">©</text:span><text:span text:style-name="MT4"> 2019 Foreach Code Factory</text:span><text:span text:style-name="MT5"><text:tab/><text:tab/></text:span><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07:54:40.480792115</meta:creation-date>
    <dc:date>2019-11-04T14:36:02.402632577</dc:date>
    <meta:editing-duration>PT2H39M9S</meta:editing-duration>
    <meta:editing-cycles>21</meta:editing-cycles>
    <meta:generator>LibreOffice/6.0.7.3$Linux_X86_64 LibreOffice_project/00m0$Build-3</meta:generator>
    <meta:document-statistic meta:table-count="10" meta:image-count="0" meta:object-count="0" meta:page-count="6" meta:paragraph-count="327" meta:word-count="2340" meta:character-count="16026" meta:non-whitespace-character-count="13830"/>
  </office:meta>
</office:document-meta>
</file>